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_32_2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_32_2" style:data-style-name="N48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3333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2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2" style:family="table-cell" style:parent-style-name="_21315__20998__20301__91_0_93__32_2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0" style:family="table-cell" style:parent-style-name="_21315__20998__20301__91_0_93__32_2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3333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swiss"/>
    </style:style>
    <style:style style:name="ce6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2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4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_32_2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66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7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8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69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1" style:family="table-cell" style:parent-style-name="_21315__20998__20301__91_0_93__32_2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_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361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<text:s text:c="6"/>中 華 民 國 109 年 3 月 份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10"/>
          <table:table-cell office:value-type="string" table:number-columns-spanned="3" table:number-rows-spanned="1" table:style-name="ce69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69">
            <text:p>自　然　增　加<text:span text:style-name="T2"><text:s/></text:span></text:p>
          </table:table-cell>
          <table:covered-table-cell table:number-columns-repeated="2"/>
          <table:table-cell office:value-type="string" table:number-columns-spanned="3" table:number-rows-spanned="1" table:style-name="ce69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70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69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71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66">
            <text:p>月增加率</text:p>
          </table:table-cell>
          <table:table-cell office:value-type="string" table:style-name="ce18">
            <text:p>折合年</text:p>
          </table:table-cell>
          <table:table-cell office:value-type="string" table:number-columns-spanned="1" table:number-rows-spanned="2" table:style-name="ce67">
            <text:p>人口數</text:p>
          </table:table-cell>
          <table:table-cell office:value-type="string" table:number-columns-spanned="1" table:number-rows-spanned="2" table:style-name="ce68">
            <text:p>月增加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出生數</text:p>
          </table:table-cell>
          <table:table-cell office:value-type="string" table:number-columns-spanned="1" table:number-rows-spanned="2" table:style-name="ce68">
            <text:p>月出</text:p>
            <text:p>生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死亡數</text:p>
          </table:table-cell>
          <table:table-cell office:value-type="string" table:number-columns-spanned="1" table:number-rows-spanned="2" table:style-name="ce66">
            <text:p>月死亡</text:p>
            <text:p>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合計</text:p>
          </table:table-cell>
          <table:table-cell office:value-type="string" table:number-columns-spanned="1" table:number-rows-spanned="2" table:style-name="ce66">
            <text:p>不同</text:p>
            <text:p>性別</text:p>
          </table:table-cell>
          <table:table-cell office:value-type="string" table:number-columns-spanned="1" table:number-rows-spanned="2" table:style-name="ce66">
            <text:p>相同</text:p>
            <text:p>性別</text:p>
          </table:table-cell>
          <table:table-cell office:value-type="string" table:number-columns-spanned="1" table:number-rows-spanned="2" table:style-name="ce66">
            <text:p>月結婚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合計</text:p>
          </table:table-cell>
          <table:table-cell office:value-type="string" table:number-columns-spanned="1" table:number-rows-spanned="2" table:style-name="ce66">
            <text:p>不同</text:p>
            <text:p>性別</text:p>
          </table:table-cell>
          <table:table-cell office:value-type="string" table:number-columns-spanned="1" table:number-rows-spanned="2" table:style-name="ce66">
            <text:p>相同</text:p>
            <text:p>性別</text:p>
          </table:table-cell>
          <table:table-cell office:value-type="string" table:number-columns-spanned="1" table:number-rows-spanned="2" table:style-name="ce66">
            <text:p>月離婚</text:p>
            <text:p>率</text:p>
          </table:table-cell>
          <table:table-cell office:value-type="string" table:style-name="ce21">
            <text:p>折合年</text:p>
          </table:table-cell>
          <table:table-cell table:number-columns-repeated="16361"/>
        </table:table-row>
        <table:table-row table:style-name="ro4">
          <table:table-cell table:style-name="ce22"/>
          <table:table-cell office:value-type="string" table:style-name="ce23">
            <text:p>人口數</text:p>
          </table:table-cell>
          <table:covered-table-cell/>
          <table:table-cell office:value-type="string" table:style-name="ce25">
            <text:p>增加率</text:p>
          </table:table-cell>
          <table:covered-table-cell/>
          <table:covered-table-cell/>
          <table:table-cell office:value-type="string" table:style-name="ce27">
            <text:p>增加率</text:p>
          </table:table-cell>
          <table:covered-table-cell/>
          <table:covered-table-cell/>
          <table:table-cell office:value-type="string" table:style-name="ce27">
            <text:p>出生率</text:p>
          </table:table-cell>
          <table:covered-table-cell/>
          <table:covered-table-cell/>
          <table:table-cell office:value-type="string" table:style-name="ce27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30">
            <text:p>總 <text:s text:c="3"/>計</text:p>
          </table:table-cell>
          <table:table-cell office:value-type="float" office:value="-4410" table:formula="of:=SUM([.B7:.B13];[.B28])" table:style-name="ce31">
            <text:p><text:s/>－4,410<text:s/></text:p>
          </table:table-cell>
          <table:table-cell office:value-type="float" office:value="-0.18685725711427228" table:formula="of:=[.B6]/['file:///D:/outlook%20moi2002/月報速報/02各月/10903/速報公式(3月).xls'#'01-縣市別新'.$AF8]*1000" table:style-name="ce32">
            <text:p><text:s/>－0.19<text:s/></text:p>
          </table:table-cell>
          <table:table-cell office:value-type="float" office:value="-2.2061211646394727" table:formula="of:=[.B6]/['file:///D:/outlook%20moi2002/月報速報/02各月/10903/速報公式(3月).xls'#'01-縣市別新'.AF8]*366/31*1000" table:style-name="ce33">
            <text:p><text:s/>－2.21<text:s/></text:p>
          </table:table-cell>
          <table:table-cell office:value-type="float" office:value="-1715" table:formula="of:=SUM([.E7:.E13];[.E28])" table:style-name="ce34">
            <text:p><text:s/>－1,715<text:s/></text:p>
          </table:table-cell>
          <table:table-cell office:value-type="float" office:value="-7.2673500885514955E-2" table:formula="of:=[.E6]/((['file:///D:/outlook%20moi2002/月報速報/02各月/10903/速報公式(3月).xls'#'01-縣市別新'.C8]+['file:///D:/outlook%20moi2002/月報速報/02各月/10903/速報公式(3月).xls'#'01-縣市別新'.AF8])/2)*1000" table:style-name="ce35">
            <text:p><text:s/>－0.07<text:s/></text:p>
          </table:table-cell>
          <table:table-cell office:value-type="float" office:value="-0.86" table:formula="of:=['file:///D:/outlook%20moi2002/月報速報/02各月/10903/速報公式(3月).xls'#'01-縣市別新'.O8]" table:style-name="ce36">
            <text:p><text:s/>－0.86<text:s/></text:p>
          </table:table-cell>
          <table:table-cell office:value-type="float" office:value="14368" table:formula="of:=SUM([.H7:.H13];[.H28])" table:style-name="ce34">
            <text:p><text:s text:c="3"/>14,368<text:s/></text:p>
          </table:table-cell>
          <table:table-cell office:value-type="float" office:value="0.60884714910966709" table:formula="of:=[.H6]/((['file:///D:/outlook%20moi2002/月報速報/02各月/10903/速報公式(3月).xls'#'01-縣市別新'.C8]+['file:///D:/outlook%20moi2002/月報速報/02各月/10903/速報公式(3月).xls'#'01-縣市別新'.AF8])/2)*1000" table:style-name="ce35">
            <text:p><text:s text:c="3"/>0.61<text:s/></text:p>
          </table:table-cell>
          <table:table-cell office:value-type="float" office:value="7.19" table:formula="of:=['file:///D:/outlook%20moi2002/月報速報/02各月/10903/速報公式(3月).xls'#'01-縣市別新'.I8]" table:style-name="ce36">
            <text:p><text:s text:c="3"/>7.19<text:s/></text:p>
          </table:table-cell>
          <table:table-cell office:value-type="float" office:value="16083" table:formula="of:=SUM([.K7:.K13];[.K28])" table:style-name="ce34">
            <text:p><text:s text:c="3"/>16,083<text:s/></text:p>
          </table:table-cell>
          <table:table-cell office:value-type="float" office:value="0.68152064999518192" table:formula="of:=[.K6]/((['file:///D:/outlook%20moi2002/月報速報/02各月/10903/速報公式(3月).xls'#'01-縣市別新'.C8]+['file:///D:/outlook%20moi2002/月報速報/02各月/10903/速報公式(3月).xls'#'01-縣市別新'.AF8])/2)*1000" table:style-name="ce35">
            <text:p><text:s text:c="3"/>0.68<text:s/></text:p>
          </table:table-cell>
          <table:table-cell office:value-type="float" office:value="8.0500000000000007" table:formula="of:=['file:///D:/outlook%20moi2002/月報速報/02各月/10903/速報公式(3月).xls'#'01-縣市別新'.M8]" table:style-name="ce36">
            <text:p><text:s text:c="3"/>8.05<text:s/></text:p>
          </table:table-cell>
          <table:table-cell office:value-type="float" office:value="9378" table:formula="of:=SUM([.O6:.P6])" table:style-name="ce37">
            <text:p><text:s text:c="3"/>9,378<text:s/></text:p>
          </table:table-cell>
          <table:table-cell office:value-type="float" office:value="9227" table:formula="of:=SUM([.O7:.O13];[.O28])" table:style-name="ce34">
            <text:p><text:s text:c="3"/>9,227<text:s/></text:p>
          </table:table-cell>
          <table:table-cell office:value-type="float" office:value="151" table:formula="of:=SUM([.P7:.P13];[.P28])" table:style-name="ce31">
            <text:p><text:s text:c="3"/>151<text:s/></text:p>
          </table:table-cell>
          <table:table-cell office:value-type="float" office:value="0.39739480542528238" table:formula="of:=[.N6]/((['file:///D:/outlook%20moi2002/月報速報/02各月/10903/速報公式(3月).xls'#'01-縣市別新'.C8]+['file:///D:/outlook%20moi2002/月報速報/02各月/10903/速報公式(3月).xls'#'01-縣市別新'.AF8])/2)*1000" table:style-name="ce35">
            <text:p><text:s text:c="3"/>0.40<text:s/></text:p>
          </table:table-cell>
          <table:table-cell office:value-type="float" office:value="4.6900000000000004" table:formula="of:=['file:///D:/outlook%20moi2002/月報速報/02各月/10903/速報公式(3月).xls'#'01-縣市別新'.U8]" table:style-name="ce32">
            <text:p><text:s text:c="3"/>4.69<text:s/></text:p>
          </table:table-cell>
          <table:table-cell office:value-type="float" office:value="4654" table:formula="of:=SUM([.T6:.U6])" table:style-name="ce38">
            <text:p><text:s text:c="3"/>4,654<text:s/></text:p>
          </table:table-cell>
          <table:table-cell office:value-type="float" office:value="4624" table:formula="of:=SUM([.T7:.T13];[.T28])" table:style-name="ce31">
            <text:p><text:s text:c="3"/>4,624<text:s/></text:p>
          </table:table-cell>
          <table:table-cell office:value-type="float" office:value="30" table:formula="of:=SUM([.U7:.U13];[.U28])" table:style-name="ce31">
            <text:p><text:s text:c="3"/>30<text:s/></text:p>
          </table:table-cell>
          <table:table-cell office:value-type="float" office:value="0.19721427004150821" table:formula="of:=[.S6]/((['file:///D:/outlook%20moi2002/月報速報/02各月/10903/速報公式(3月).xls'#'01-縣市別新'.C8]+['file:///D:/outlook%20moi2002/月報速報/02各月/10903/速報公式(3月).xls'#'01-縣市別新'.AF8])/2)*1000" table:style-name="ce35">
            <text:p><text:s text:c="3"/>0.20<text:s/></text:p>
          </table:table-cell>
          <table:table-cell office:value-type="float" office:value="2.33" table:formula="of:=['file:///D:/outlook%20moi2002/月報速報/02各月/10903/速報公式(3月).xls'#'01-縣市別新'.AA8]" table:style-name="ce39">
            <text:p><text:s text:c="3"/>2.33<text:s/></text:p>
          </table:table-cell>
          <table:table-cell table:number-columns-repeated="16361"/>
        </table:table-row>
        <table:table-row table:style-name="ro6">
          <table:table-cell office:value-type="string" table:style-name="ce30">
            <text:p>新北市</text:p>
          </table:table-cell>
          <table:table-cell office:value-type="float" office:value="1170" table:formula="of:=['file:///D:/outlook%20moi2002/月報速報/02各月/10903/速報公式(3月).xls'#'01-縣市別新'.C9]-['file:///D:/outlook%20moi2002/月報速報/02各月/10903/速報公式(3月).xls'#'01-縣市別新'.AF9]" table:style-name="ce31">
            <text:p><text:s text:c="3"/>1,170<text:s/></text:p>
          </table:table-cell>
          <table:table-cell office:value-type="float" office:value="0.29086750612189088" table:formula="of:=[.B7]/['file:///D:/outlook%20moi2002/月報速報/02各月/10903/速報公式(3月).xls'#'01-縣市別新'.$AF9]*1000" table:style-name="ce32">
            <text:p><text:s text:c="3"/>0.29<text:s/></text:p>
          </table:table-cell>
          <table:table-cell office:value-type="float" office:value="3.434113136793937" table:formula="of:=[.B7]/['file:///D:/outlook%20moi2002/月報速報/02各月/10903/速報公式(3月).xls'#'01-縣市別新'.AF9]*366/31*1000" table:style-name="ce33">
            <text:p><text:s text:c="3"/>3.43<text:s/></text:p>
          </table:table-cell>
          <table:table-cell office:value-type="float" office:value="78" table:formula="of:=['file:///D:/outlook%20moi2002/月報速報/02各月/10903/速報公式(3月).xls'#'01-縣市別新'.F9]-['file:///D:/outlook%20moi2002/月報速報/02各月/10903/速報公式(3月).xls'#'01-縣市別新'.J9]" table:style-name="ce37">
            <text:p><text:s text:c="3"/>78<text:s/></text:p>
          </table:table-cell>
          <table:table-cell office:value-type="float" office:value="1.9388347354671286E-2" table:formula="of:=[.E7]/((['file:///D:/outlook%20moi2002/月報速報/02各月/10903/速報公式(3月).xls'#'01-縣市別新'.C9]+['file:///D:/outlook%20moi2002/月報速報/02各月/10903/速報公式(3月).xls'#'01-縣市別新'.AF9])/2)*1000" table:style-name="ce36">
            <text:p><text:s text:c="3"/>0.02<text:s/></text:p>
          </table:table-cell>
          <table:table-cell office:value-type="float" office:value="0.23" table:formula="of:=['file:///D:/outlook%20moi2002/月報速報/02各月/10903/速報公式(3月).xls'#'01-縣市別新'.O9]" table:style-name="ce36">
            <text:p><text:s text:c="3"/>0.23<text:s/></text:p>
          </table:table-cell>
          <table:table-cell office:value-type="float" office:value="2334" table:formula="of:=['file:///D:/outlook%20moi2002/月報速報/02各月/10903/速報公式(3月).xls'#'01-縣市別新'.F9]" table:style-name="ce37">
            <text:p><text:s text:c="3"/>2,334<text:s/></text:p>
          </table:table-cell>
          <table:table-cell office:value-type="float" office:value="0.58015900930516384" table:formula="of:=[.H7]/((['file:///D:/outlook%20moi2002/月報速報/02各月/10903/速報公式(3月).xls'#'01-縣市別新'.C9]+['file:///D:/outlook%20moi2002/月報速報/02各月/10903/速報公式(3月).xls'#'01-縣市別新'.AF9])/2)*1000" table:style-name="ce36">
            <text:p><text:s text:c="3"/>0.58<text:s/></text:p>
          </table:table-cell>
          <table:table-cell office:value-type="float" office:value="6.85" table:formula="of:=['file:///D:/outlook%20moi2002/月報速報/02各月/10903/速報公式(3月).xls'#'01-縣市別新'.I9]" table:style-name="ce36">
            <text:p><text:s text:c="3"/>6.85<text:s/></text:p>
          </table:table-cell>
          <table:table-cell office:value-type="float" office:value="2256" table:formula="of:=['file:///D:/outlook%20moi2002/月報速報/02各月/10903/速報公式(3月).xls'#'01-縣市別新'.J9]" table:style-name="ce37">
            <text:p><text:s text:c="3"/>2,256<text:s/></text:p>
          </table:table-cell>
          <table:table-cell office:value-type="float" office:value="0.56077066195049263" table:formula="of:=[.K7]/((['file:///D:/outlook%20moi2002/月報速報/02各月/10903/速報公式(3月).xls'#'01-縣市別新'.C9]+['file:///D:/outlook%20moi2002/月報速報/02各月/10903/速報公式(3月).xls'#'01-縣市別新'.AF9])/2)*1000" table:style-name="ce36">
            <text:p><text:s text:c="3"/>0.56<text:s/></text:p>
          </table:table-cell>
          <table:table-cell office:value-type="float" office:value="6.62" table:formula="of:=['file:///D:/outlook%20moi2002/月報速報/02各月/10903/速報公式(3月).xls'#'01-縣市別新'.M9]" table:style-name="ce36">
            <text:p><text:s text:c="3"/>6.62<text:s/></text:p>
          </table:table-cell>
          <table:table-cell office:value-type="float" office:value="1612" table:formula="of:=SUM([.O7:.P7])" table:style-name="ce37">
            <text:p><text:s text:c="3"/>1,612<text:s/></text:p>
          </table:table-cell>
          <table:table-cell office:value-type="float" office:value="1589" table:formula="of:=['file:///D:/outlook%20moi2002/月報速報/02各月/10903/速報公式(3月).xls'#'01-縣市別新'.Q9]" table:style-name="ce37">
            <text:p><text:s text:c="3"/>1,589<text:s/></text:p>
          </table:table-cell>
          <table:table-cell office:value-type="float" office:value="23" table:formula="of:=['file:///D:/outlook%20moi2002/月報速報/02各月/10903/速報公式(3月).xls'#'01-縣市別新'.R9]" table:style-name="ce38">
            <text:p><text:s text:c="3"/>23<text:s/></text:p>
          </table:table-cell>
          <table:table-cell office:value-type="float" office:value="0.40069251199653994" table:formula="of:=[.N7]/((['file:///D:/outlook%20moi2002/月報速報/02各月/10903/速報公式(3月).xls'#'01-縣市別新'.C9]+['file:///D:/outlook%20moi2002/月報速報/02各月/10903/速報公式(3月).xls'#'01-縣市別新'.AF9])/2)*1000" table:style-name="ce36">
            <text:p><text:s text:c="3"/>0.40<text:s/></text:p>
          </table:table-cell>
          <table:table-cell office:value-type="float" office:value="4.7300000000000004" table:formula="of:=['file:///D:/outlook%20moi2002/月報速報/02各月/10903/速報公式(3月).xls'#'01-縣市別新'.U9]" table:style-name="ce32">
            <text:p><text:s text:c="3"/>4.73<text:s/></text:p>
          </table:table-cell>
          <table:table-cell office:value-type="float" office:value="788" table:formula="of:=SUM([.T7:.U7])" table:style-name="ce38">
            <text:p><text:s text:c="3"/>788<text:s/></text:p>
          </table:table-cell>
          <table:table-cell office:value-type="float" office:value="785" table:formula="of:=['file:///D:/outlook%20moi2002/月報速報/02各月/10903/速報公式(3月).xls'#'01-縣市別新'.W9]" table:style-name="ce38">
            <text:p><text:s text:c="3"/>785<text:s/></text:p>
          </table:table-cell>
          <table:table-cell office:value-type="float" office:value="3" table:formula="of:=['file:///D:/outlook%20moi2002/月報速報/02各月/10903/速報公式(3月).xls'#'01-縣市別新'.X9]" table:style-name="ce38">
            <text:p><text:s text:c="3"/>3<text:s/></text:p>
          </table:table-cell>
          <table:table-cell office:value-type="float" office:value="0.19587202199334583" table:formula="of:=[.S7]/((['file:///D:/outlook%20moi2002/月報速報/02各月/10903/速報公式(3月).xls'#'01-縣市別新'.C9]+['file:///D:/outlook%20moi2002/月報速報/02各月/10903/速報公式(3月).xls'#'01-縣市別新'.AF9])/2)*1000" table:style-name="ce36">
            <text:p><text:s text:c="3"/>0.20<text:s/></text:p>
          </table:table-cell>
          <table:table-cell office:value-type="float" office:value="2.31" table:formula="of:=['file:///D:/outlook%20moi2002/月報速報/02各月/10903/速報公式(3月).xls'#'01-縣市別新'.AA9]" table:style-name="ce40">
            <text:p><text:s text:c="3"/>2.31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臺北市</text:p>
          </table:table-cell>
          <table:table-cell office:value-type="float" office:value="-3798" table:formula="of:=['file:///D:/outlook%20moi2002/月報速報/02各月/10903/速報公式(3月).xls'#'01-縣市別新'.C10]-['file:///D:/outlook%20moi2002/月報速報/02各月/10903/速報公式(3月).xls'#'01-縣市別新'.AF10]" table:style-name="ce31">
            <text:p><text:s/>－3,798<text:s/></text:p>
          </table:table-cell>
          <table:table-cell office:value-type="float" office:value="-1.4391357001141305" table:formula="of:=[.B8]/['file:///D:/outlook%20moi2002/月報速報/02各月/10903/速報公式(3月).xls'#'01-縣市別新'.$AF10]*1000" table:style-name="ce32">
            <text:p><text:s/>－1.44<text:s/></text:p>
          </table:table-cell>
          <table:table-cell office:value-type="float" office:value="-16.99108600779909" table:formula="of:=[.B8]/['file:///D:/outlook%20moi2002/月報速報/02各月/10903/速報公式(3月).xls'#'01-縣市別新'.AF10]*366/31*1000" table:style-name="ce33">
            <text:p><text:s/>－16.99<text:s/></text:p>
          </table:table-cell>
          <table:table-cell office:value-type="float" office:value="60" table:formula="of:=['file:///D:/outlook%20moi2002/月報速報/02各月/10903/速報公式(3月).xls'#'01-縣市別新'.F10]-['file:///D:/outlook%20moi2002/月報速報/02各月/10903/速報公式(3月).xls'#'01-縣市別新'.J10]" table:style-name="ce37">
            <text:p><text:s text:c="3"/>60<text:s/></text:p>
          </table:table-cell>
          <table:table-cell office:value-type="float" office:value="2.2751532410505901E-2" table:formula="of:=[.E8]/((['file:///D:/outlook%20moi2002/月報速報/02各月/10903/速報公式(3月).xls'#'01-縣市別新'.C10]+['file:///D:/outlook%20moi2002/月報速報/02各月/10903/速報公式(3月).xls'#'01-縣市別新'.AF10])/2)*1000" table:style-name="ce36">
            <text:p><text:s text:c="3"/>0.02<text:s/></text:p>
          </table:table-cell>
          <table:table-cell office:value-type="float" office:value="0.27" table:formula="of:=['file:///D:/outlook%20moi2002/月報速報/02各月/10903/速報公式(3月).xls'#'01-縣市別新'.O10]" table:style-name="ce36">
            <text:p><text:s text:c="3"/>0.27<text:s/></text:p>
          </table:table-cell>
          <table:table-cell office:value-type="float" office:value="1661" table:formula="of:=['file:///D:/outlook%20moi2002/月報速報/02各月/10903/速報公式(3月).xls'#'01-縣市別新'.F10]" table:style-name="ce37">
            <text:p><text:s text:c="3"/>1,661<text:s/></text:p>
          </table:table-cell>
          <table:table-cell office:value-type="float" office:value="0.62983825556417172" table:formula="of:=[.H8]/((['file:///D:/outlook%20moi2002/月報速報/02各月/10903/速報公式(3月).xls'#'01-縣市別新'.C10]+['file:///D:/outlook%20moi2002/月報速報/02各月/10903/速報公式(3月).xls'#'01-縣市別新'.AF10])/2)*1000" table:style-name="ce36">
            <text:p><text:s text:c="3"/>0.63<text:s/></text:p>
          </table:table-cell>
          <table:table-cell office:value-type="float" office:value="7.44" table:formula="of:=['file:///D:/outlook%20moi2002/月報速報/02各月/10903/速報公式(3月).xls'#'01-縣市別新'.I10]" table:style-name="ce36">
            <text:p><text:s text:c="3"/>7.44<text:s/></text:p>
          </table:table-cell>
          <table:table-cell office:value-type="float" office:value="1601" table:formula="of:=['file:///D:/outlook%20moi2002/月報速報/02各月/10903/速報公式(3月).xls'#'01-縣市別新'.J10]" table:style-name="ce37">
            <text:p><text:s text:c="3"/>1,601<text:s/></text:p>
          </table:table-cell>
          <table:table-cell office:value-type="float" office:value="0.60708672315366574" table:formula="of:=[.K8]/((['file:///D:/outlook%20moi2002/月報速報/02各月/10903/速報公式(3月).xls'#'01-縣市別新'.C10]+['file:///D:/outlook%20moi2002/月報速報/02各月/10903/速報公式(3月).xls'#'01-縣市別新'.AF10])/2)*1000" table:style-name="ce36">
            <text:p><text:s text:c="3"/>0.61<text:s/></text:p>
          </table:table-cell>
          <table:table-cell office:value-type="float" office:value="7.17" table:formula="of:=['file:///D:/outlook%20moi2002/月報速報/02各月/10903/速報公式(3月).xls'#'01-縣市別新'.M10]" table:style-name="ce36">
            <text:p><text:s text:c="3"/>7.17<text:s/></text:p>
          </table:table-cell>
          <table:table-cell office:value-type="float" office:value="954" table:formula="of:=SUM([.O8:.P8])" table:style-name="ce37">
            <text:p><text:s text:c="3"/>954<text:s/></text:p>
          </table:table-cell>
          <table:table-cell office:value-type="float" office:value="934" table:formula="of:=['file:///D:/outlook%20moi2002/月報速報/02各月/10903/速報公式(3月).xls'#'01-縣市別新'.Q10]" table:style-name="ce37">
            <text:p><text:s text:c="3"/>934<text:s/></text:p>
          </table:table-cell>
          <table:table-cell office:value-type="float" office:value="20" table:formula="of:=['file:///D:/outlook%20moi2002/月報速報/02各月/10903/速報公式(3月).xls'#'01-縣市別新'.R10]" table:style-name="ce38">
            <text:p><text:s text:c="3"/>20<text:s/></text:p>
          </table:table-cell>
          <table:table-cell office:value-type="float" office:value="0.36174936532704383" table:formula="of:=[.N8]/((['file:///D:/outlook%20moi2002/月報速報/02各月/10903/速報公式(3月).xls'#'01-縣市別新'.C10]+['file:///D:/outlook%20moi2002/月報速報/02各月/10903/速報公式(3月).xls'#'01-縣市別新'.AF10])/2)*1000" table:style-name="ce36">
            <text:p><text:s text:c="3"/>0.36<text:s/></text:p>
          </table:table-cell>
          <table:table-cell office:value-type="float" office:value="4.2699999999999996" table:formula="of:=['file:///D:/outlook%20moi2002/月報速報/02各月/10903/速報公式(3月).xls'#'01-縣市別新'.U10]" table:style-name="ce32">
            <text:p><text:s text:c="3"/>4.27<text:s/></text:p>
          </table:table-cell>
          <table:table-cell office:value-type="float" office:value="412" table:formula="of:=SUM([.T8:.U8])" table:style-name="ce38">
            <text:p><text:s text:c="3"/>412<text:s/></text:p>
          </table:table-cell>
          <table:table-cell office:value-type="float" office:value="408" table:formula="of:=['file:///D:/outlook%20moi2002/月報速報/02各月/10903/速報公式(3月).xls'#'01-縣市別新'.W10]" table:style-name="ce38">
            <text:p><text:s text:c="3"/>408<text:s/></text:p>
          </table:table-cell>
          <table:table-cell office:value-type="float" office:value="4" table:formula="of:=['file:///D:/outlook%20moi2002/月報速報/02各月/10903/速報公式(3月).xls'#'01-縣市別新'.X10]" table:style-name="ce38">
            <text:p><text:s text:c="3"/>4<text:s/></text:p>
          </table:table-cell>
          <table:table-cell office:value-type="float" office:value="0.15622718921880718" table:formula="of:=[.S8]/((['file:///D:/outlook%20moi2002/月報速報/02各月/10903/速報公式(3月).xls'#'01-縣市別新'.C10]+['file:///D:/outlook%20moi2002/月報速報/02各月/10903/速報公式(3月).xls'#'01-縣市別新'.AF10])/2)*1000" table:style-name="ce36">
            <text:p><text:s text:c="3"/>0.16<text:s/></text:p>
          </table:table-cell>
          <table:table-cell office:value-type="float" office:value="1.84" table:formula="of:=['file:///D:/outlook%20moi2002/月報速報/02各月/10903/速報公式(3月).xls'#'01-縣市別新'.AA10]" table:style-name="ce40">
            <text:p><text:s text:c="3"/>1.84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桃園市</text:p>
          </table:table-cell>
          <table:table-cell office:value-type="float" office:value="1528" table:formula="of:=['file:///D:/outlook%20moi2002/月報速報/02各月/10903/速報公式(3月).xls'#'01-縣市別新'.C11]-['file:///D:/outlook%20moi2002/月報速報/02各月/10903/速報公式(3月).xls'#'01-縣市別新'.AF11]" table:style-name="ce31">
            <text:p><text:s text:c="3"/>1,528<text:s/></text:p>
          </table:table-cell>
          <table:table-cell office:value-type="float" office:value="0.67825650791114311" table:formula="of:=[.B9]/['file:///D:/outlook%20moi2002/月報速報/02各月/10903/速報公式(3月).xls'#'01-縣市別新'.$AF11]*1000" table:style-name="ce32">
            <text:p><text:s text:c="3"/>0.68<text:s/></text:p>
          </table:table-cell>
          <table:table-cell office:value-type="float" office:value="8.007802641789624" table:formula="of:=[.B9]/['file:///D:/outlook%20moi2002/月報速報/02各月/10903/速報公式(3月).xls'#'01-縣市別新'.AF11]*366/31*1000" table:style-name="ce33">
            <text:p><text:s text:c="3"/>8.01<text:s/></text:p>
          </table:table-cell>
          <table:table-cell office:value-type="float" office:value="654" table:formula="of:=['file:///D:/outlook%20moi2002/月報速報/02各月/10903/速報公式(3月).xls'#'01-縣市別新'.F11]-['file:///D:/outlook%20moi2002/月報速報/02各月/10903/速報公式(3月).xls'#'01-縣市別新'.J11]" table:style-name="ce37">
            <text:p><text:s text:c="3"/>654<text:s/></text:p>
          </table:table-cell>
          <table:table-cell office:value-type="float" office:value="0.29020247169083763" table:formula="of:=[.E9]/((['file:///D:/outlook%20moi2002/月報速報/02各月/10903/速報公式(3月).xls'#'01-縣市別新'.C11]+['file:///D:/outlook%20moi2002/月報速報/02各月/10903/速報公式(3月).xls'#'01-縣市別新'.AF11])/2)*1000" table:style-name="ce36">
            <text:p><text:s text:c="3"/>0.29<text:s/></text:p>
          </table:table-cell>
          <table:table-cell office:value-type="float" office:value="3.43" table:formula="of:=['file:///D:/outlook%20moi2002/月報速報/02各月/10903/速報公式(3月).xls'#'01-縣市別新'.O11]" table:style-name="ce36">
            <text:p><text:s text:c="3"/>3.43<text:s/></text:p>
          </table:table-cell>
          <table:table-cell office:value-type="float" office:value="1881" table:formula="of:=['file:///D:/outlook%20moi2002/月報速報/02各月/10903/速報公式(3月).xls'#'01-縣市別新'.F11]" table:style-name="ce37">
            <text:p><text:s text:c="3"/>1,881<text:s/></text:p>
          </table:table-cell>
          <table:table-cell office:value-type="float" office:value="0.83466490711080366" table:formula="of:=[.H9]/((['file:///D:/outlook%20moi2002/月報速報/02各月/10903/速報公式(3月).xls'#'01-縣市別新'.C11]+['file:///D:/outlook%20moi2002/月報速報/02各月/10903/速報公式(3月).xls'#'01-縣市別新'.AF11])/2)*1000" table:style-name="ce36">
            <text:p><text:s text:c="3"/>0.83<text:s/></text:p>
          </table:table-cell>
          <table:table-cell office:value-type="float" office:value="9.85" table:formula="of:=['file:///D:/outlook%20moi2002/月報速報/02各月/10903/速報公式(3月).xls'#'01-縣市別新'.I11]" table:style-name="ce36">
            <text:p><text:s text:c="3"/>9.85<text:s/></text:p>
          </table:table-cell>
          <table:table-cell office:value-type="float" office:value="1227" table:formula="of:=['file:///D:/outlook%20moi2002/月報速報/02各月/10903/速報公式(3月).xls'#'01-縣市別新'.J11]" table:style-name="ce37">
            <text:p><text:s text:c="3"/>1,227<text:s/></text:p>
          </table:table-cell>
          <table:table-cell office:value-type="float" office:value="0.54446243541996608" table:formula="of:=[.K9]/((['file:///D:/outlook%20moi2002/月報速報/02各月/10903/速報公式(3月).xls'#'01-縣市別新'.C11]+['file:///D:/outlook%20moi2002/月報速報/02各月/10903/速報公式(3月).xls'#'01-縣市別新'.AF11])/2)*1000" table:style-name="ce36">
            <text:p><text:s text:c="3"/>0.54<text:s/></text:p>
          </table:table-cell>
          <table:table-cell office:value-type="float" office:value="6.43" table:formula="of:=['file:///D:/outlook%20moi2002/月報速報/02各月/10903/速報公式(3月).xls'#'01-縣市別新'.M11]" table:style-name="ce36">
            <text:p><text:s text:c="3"/>6.43<text:s/></text:p>
          </table:table-cell>
          <table:table-cell office:value-type="float" office:value="1029" table:formula="of:=SUM([.O9:.P9])" table:style-name="ce37">
            <text:p><text:s text:c="3"/>1,029<text:s/></text:p>
          </table:table-cell>
          <table:table-cell office:value-type="float" office:value="1012" table:formula="of:=['file:///D:/outlook%20moi2002/月報速報/02各月/10903/速報公式(3月).xls'#'01-縣市別新'.Q11]" table:style-name="ce37">
            <text:p><text:s text:c="3"/>1,012<text:s/></text:p>
          </table:table-cell>
          <table:table-cell office:value-type="float" office:value="17" table:formula="of:=['file:///D:/outlook%20moi2002/月報速報/02各月/10903/速報公式(3月).xls'#'01-縣市別新'.R11]" table:style-name="ce38">
            <text:p><text:s text:c="3"/>17<text:s/></text:p>
          </table:table-cell>
          <table:table-cell office:value-type="float" office:value="0.4566029715135656" table:formula="of:=[.N9]/((['file:///D:/outlook%20moi2002/月報速報/02各月/10903/速報公式(3月).xls'#'01-縣市別新'.C11]+['file:///D:/outlook%20moi2002/月報速報/02各月/10903/速報公式(3月).xls'#'01-縣市別新'.AF11])/2)*1000" table:style-name="ce36">
            <text:p><text:s text:c="3"/>0.46<text:s/></text:p>
          </table:table-cell>
          <table:table-cell office:value-type="float" office:value="5.39" table:formula="of:=['file:///D:/outlook%20moi2002/月報速報/02各月/10903/速報公式(3月).xls'#'01-縣市別新'.U11]" table:style-name="ce32">
            <text:p><text:s text:c="3"/>5.39<text:s/></text:p>
          </table:table-cell>
          <table:table-cell office:value-type="float" office:value="545" table:formula="of:=SUM([.T9:.U9])" table:style-name="ce38">
            <text:p><text:s text:c="3"/>545<text:s/></text:p>
          </table:table-cell>
          <table:table-cell office:value-type="float" office:value="542" table:formula="of:=['file:///D:/outlook%20moi2002/月報速報/02各月/10903/速報公式(3月).xls'#'01-縣市別新'.W11]" table:style-name="ce38">
            <text:p><text:s text:c="3"/>542<text:s/></text:p>
          </table:table-cell>
          <table:table-cell office:value-type="float" office:value="3" table:formula="of:=['file:///D:/outlook%20moi2002/月報速報/02各月/10903/速報公式(3月).xls'#'01-縣市別新'.X11]" table:style-name="ce38">
            <text:p><text:s text:c="3"/>3<text:s/></text:p>
          </table:table-cell>
          <table:table-cell office:value-type="float" office:value="0.24183539307569801" table:formula="of:=[.S9]/((['file:///D:/outlook%20moi2002/月報速報/02各月/10903/速報公式(3月).xls'#'01-縣市別新'.C11]+['file:///D:/outlook%20moi2002/月報速報/02各月/10903/速報公式(3月).xls'#'01-縣市別新'.AF11])/2)*1000" table:style-name="ce36">
            <text:p><text:s text:c="3"/>0.24<text:s/></text:p>
          </table:table-cell>
          <table:table-cell office:value-type="float" office:value="2.86" table:formula="of:=['file:///D:/outlook%20moi2002/月報速報/02各月/10903/速報公式(3月).xls'#'01-縣市別新'.AA11]" table:style-name="ce40">
            <text:p><text:s text:c="3"/>2.86<text:s/></text:p>
          </table:table-cell>
          <table:table-cell table:number-columns-repeated="16361"/>
        </table:table-row>
        <table:table-row table:style-name="ro5">
          <table:table-cell office:value-type="string" table:style-name="ce30">
            <text:p>臺中市</text:p>
          </table:table-cell>
          <table:table-cell office:value-type="float" office:value="615" table:formula="of:=['file:///D:/outlook%20moi2002/月報速報/02各月/10903/速報公式(3月).xls'#'01-縣市別新'.C12]-['file:///D:/outlook%20moi2002/月報速報/02各月/10903/速報公式(3月).xls'#'01-縣市別新'.AF12]" table:style-name="ce31">
            <text:p><text:s text:c="3"/>615<text:s/></text:p>
          </table:table-cell>
          <table:table-cell office:value-type="float" office:value="0.2183908535779879" table:formula="of:=[.B10]/['file:///D:/outlook%20moi2002/月報速報/02各月/10903/速報公式(3月).xls'#'01-縣市別新'.$AF12]*1000" table:style-name="ce32">
            <text:p><text:s text:c="3"/>0.22<text:s/></text:p>
          </table:table-cell>
          <table:table-cell office:value-type="float" office:value="2.5784210454691481" table:formula="of:=[.B10]/['file:///D:/outlook%20moi2002/月報速報/02各月/10903/速報公式(3月).xls'#'01-縣市別新'.AF12]*366/31*1000" table:style-name="ce33">
            <text:p><text:s text:c="3"/>2.58<text:s/></text:p>
          </table:table-cell>
          <table:table-cell office:value-type="float" office:value="121" table:formula="of:=['file:///D:/outlook%20moi2002/月報速報/02各月/10903/速報公式(3月).xls'#'01-縣市別新'.F12]-['file:///D:/outlook%20moi2002/月報速報/02各月/10903/速報公式(3月).xls'#'01-縣市別新'.J12]" table:style-name="ce37">
            <text:p><text:s text:c="3"/>121<text:s/></text:p>
          </table:table-cell>
          <table:table-cell office:value-type="float" office:value="4.2963265165544384E-2" table:formula="of:=[.E10]/((['file:///D:/outlook%20moi2002/月報速報/02各月/10903/速報公式(3月).xls'#'01-縣市別新'.C12]+['file:///D:/outlook%20moi2002/月報速報/02各月/10903/速報公式(3月).xls'#'01-縣市別新'.AF12])/2)*1000" table:style-name="ce36">
            <text:p><text:s text:c="3"/>0.04<text:s/></text:p>
          </table:table-cell>
          <table:table-cell office:value-type="float" office:value="0.51" table:formula="of:=['file:///D:/outlook%20moi2002/月報速報/02各月/10903/速報公式(3月).xls'#'01-縣市別新'.O12]" table:style-name="ce36">
            <text:p><text:s text:c="3"/>0.51<text:s/></text:p>
          </table:table-cell>
          <table:table-cell office:value-type="float" office:value="1784" table:formula="of:=['file:///D:/outlook%20moi2002/月報速報/02各月/10903/速報公式(3月).xls'#'01-縣市別新'.F12]" table:style-name="ce37">
            <text:p><text:s text:c="3"/>1,784<text:s/></text:p>
          </table:table-cell>
          <table:table-cell office:value-type="float" office:value="0.63344185996141467" table:formula="of:=[.H10]/((['file:///D:/outlook%20moi2002/月報速報/02各月/10903/速報公式(3月).xls'#'01-縣市別新'.C12]+['file:///D:/outlook%20moi2002/月報速報/02各月/10903/速報公式(3月).xls'#'01-縣市別新'.AF12])/2)*1000" table:style-name="ce36">
            <text:p><text:s text:c="3"/>0.63<text:s/></text:p>
          </table:table-cell>
          <table:table-cell office:value-type="float" office:value="7.48" table:formula="of:=['file:///D:/outlook%20moi2002/月報速報/02各月/10903/速報公式(3月).xls'#'01-縣市別新'.I12]" table:style-name="ce36">
            <text:p><text:s text:c="3"/>7.48<text:s/></text:p>
          </table:table-cell>
          <table:table-cell office:value-type="float" office:value="1663" table:formula="of:=['file:///D:/outlook%20moi2002/月報速報/02各月/10903/速報公式(3月).xls'#'01-縣市別新'.J12]" table:style-name="ce37">
            <text:p><text:s text:c="3"/>1,663<text:s/></text:p>
          </table:table-cell>
          <table:table-cell office:value-type="float" office:value="0.59047859479587028" table:formula="of:=[.K10]/((['file:///D:/outlook%20moi2002/月報速報/02各月/10903/速報公式(3月).xls'#'01-縣市別新'.C12]+['file:///D:/outlook%20moi2002/月報速報/02各月/10903/速報公式(3月).xls'#'01-縣市別新'.AF12])/2)*1000" table:style-name="ce36">
            <text:p><text:s text:c="3"/>0.59<text:s/></text:p>
          </table:table-cell>
          <table:table-cell office:value-type="float" office:value="6.97" table:formula="of:=['file:///D:/outlook%20moi2002/月報速報/02各月/10903/速報公式(3月).xls'#'01-縣市別新'.M12]" table:style-name="ce36">
            <text:p><text:s text:c="3"/>6.97<text:s/></text:p>
          </table:table-cell>
          <table:table-cell office:value-type="float" office:value="1182" table:formula="of:=SUM([.O10:.P10])" table:style-name="ce37">
            <text:p><text:s text:c="3"/>1,182<text:s/></text:p>
          </table:table-cell>
          <table:table-cell office:value-type="float" office:value="1158" table:formula="of:=['file:///D:/outlook%20moi2002/月報速報/02各月/10903/速報公式(3月).xls'#'01-縣市別新'.Q12]" table:style-name="ce37">
            <text:p><text:s text:c="3"/>1,158<text:s/></text:p>
          </table:table-cell>
          <table:table-cell office:value-type="float" office:value="24" table:formula="of:=['file:///D:/outlook%20moi2002/月報速報/02各月/10903/速報公式(3月).xls'#'01-縣市別新'.R12]" table:style-name="ce38">
            <text:p><text:s text:c="3"/>24<text:s/></text:p>
          </table:table-cell>
          <table:table-cell office:value-type="float" office:value="0.41969073905515258" table:formula="of:=[.N10]/((['file:///D:/outlook%20moi2002/月報速報/02各月/10903/速報公式(3月).xls'#'01-縣市別新'.C12]+['file:///D:/outlook%20moi2002/月報速報/02各月/10903/速報公式(3月).xls'#'01-縣市別新'.AF12])/2)*1000" table:style-name="ce36">
            <text:p><text:s text:c="3"/>0.42<text:s/></text:p>
          </table:table-cell>
          <table:table-cell office:value-type="float" office:value="4.96" table:formula="of:=['file:///D:/outlook%20moi2002/月報速報/02各月/10903/速報公式(3月).xls'#'01-縣市別新'.U12]" table:style-name="ce32">
            <text:p><text:s text:c="3"/>4.96<text:s/></text:p>
          </table:table-cell>
          <table:table-cell office:value-type="float" office:value="573" table:formula="of:=SUM([.T10:.U10])" table:style-name="ce38">
            <text:p><text:s text:c="3"/>573<text:s/></text:p>
          </table:table-cell>
          <table:table-cell office:value-type="float" office:value="569" table:formula="of:=['file:///D:/outlook%20moi2002/月報速報/02各月/10903/速報公式(3月).xls'#'01-縣市別新'.W12]" table:style-name="ce38">
            <text:p><text:s text:c="3"/>569<text:s/></text:p>
          </table:table-cell>
          <table:table-cell office:value-type="float" office:value="4" table:formula="of:=['file:///D:/outlook%20moi2002/月報速報/02各月/10903/速報公式(3月).xls'#'01-縣市別新'.X12]" table:style-name="ce38">
            <text:p><text:s text:c="3"/>4<text:s/></text:p>
          </table:table-cell>
          <table:table-cell office:value-type="float" office:value="0.20345413999881762" table:formula="of:=[.S10]/((['file:///D:/outlook%20moi2002/月報速報/02各月/10903/速報公式(3月).xls'#'01-縣市別新'.C12]+['file:///D:/outlook%20moi2002/月報速報/02各月/10903/速報公式(3月).xls'#'01-縣市別新'.AF12])/2)*1000" table:style-name="ce36">
            <text:p><text:s text:c="3"/>0.20<text:s/></text:p>
          </table:table-cell>
          <table:table-cell office:value-type="float" office:value="2.4" table:formula="of:=['file:///D:/outlook%20moi2002/月報速報/02各月/10903/速報公式(3月).xls'#'01-縣市別新'.AA12]" table:style-name="ce40">
            <text:p><text:s text:c="3"/>2.40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臺南市</text:p>
          </table:table-cell>
          <table:table-cell office:value-type="float" office:value="-532" table:formula="of:=['file:///D:/outlook%20moi2002/月報速報/02各月/10903/速報公式(3月).xls'#'01-縣市別新'.C13]-['file:///D:/outlook%20moi2002/月報速報/02各月/10903/速報公式(3月).xls'#'01-縣市別新'.AF13]" table:style-name="ce31">
            <text:p><text:s/>－532<text:s/></text:p>
          </table:table-cell>
          <table:table-cell office:value-type="float" office:value="-0.28303186715377937" table:formula="of:=[.B11]/['file:///D:/outlook%20moi2002/月報速報/02各月/10903/速報公式(3月).xls'#'01-縣市別新'.$AF13]*1000" table:style-name="ce32">
            <text:p><text:s/>－0.28<text:s/></text:p>
          </table:table-cell>
          <table:table-cell office:value-type="float" office:value="-3.3416020444607502" table:formula="of:=[.B11]/['file:///D:/outlook%20moi2002/月報速報/02各月/10903/速報公式(3月).xls'#'01-縣市別新'.AF13]*366/31*1000" table:style-name="ce33">
            <text:p><text:s/>－3.34<text:s/></text:p>
          </table:table-cell>
          <table:table-cell office:value-type="float" office:value="-401" table:formula="of:=['file:///D:/outlook%20moi2002/月報速報/02各月/10903/速報公式(3月).xls'#'01-縣市別新'.F13]-['file:///D:/outlook%20moi2002/月報速報/02各月/10903/速報公式(3月).xls'#'01-縣市別新'.J13]" table:style-name="ce37">
            <text:p><text:s/>－401<text:s/></text:p>
          </table:table-cell>
          <table:table-cell office:value-type="float" office:value="-0.21336812493049573" table:formula="of:=[.E11]/((['file:///D:/outlook%20moi2002/月報速報/02各月/10903/速報公式(3月).xls'#'01-縣市別新'.C13]+['file:///D:/outlook%20moi2002/月報速報/02各月/10903/速報公式(3月).xls'#'01-縣市別新'.AF13])/2)*1000" table:style-name="ce36">
            <text:p><text:s/>－0.21<text:s/></text:p>
          </table:table-cell>
          <table:table-cell office:value-type="float" office:value="-2.52" table:formula="of:=['file:///D:/outlook%20moi2002/月報速報/02各月/10903/速報公式(3月).xls'#'01-縣市別新'.O13]" table:style-name="ce36">
            <text:p><text:s/>－2.52<text:s/></text:p>
          </table:table-cell>
          <table:table-cell office:value-type="float" office:value="964" table:formula="of:=['file:///D:/outlook%20moi2002/月報速報/02各月/10903/速報公式(3月).xls'#'01-縣市別新'.F13]" table:style-name="ce37">
            <text:p><text:s text:c="3"/>964<text:s/></text:p>
          </table:table-cell>
          <table:table-cell office:value-type="float" office:value="0.51293484397256328" table:formula="of:=[.H11]/((['file:///D:/outlook%20moi2002/月報速報/02各月/10903/速報公式(3月).xls'#'01-縣市別新'.C13]+['file:///D:/outlook%20moi2002/月報速報/02各月/10903/速報公式(3月).xls'#'01-縣市別新'.AF13])/2)*1000" table:style-name="ce36">
            <text:p><text:s text:c="3"/>0.51<text:s/></text:p>
          </table:table-cell>
          <table:table-cell office:value-type="float" office:value="6.06" table:formula="of:=['file:///D:/outlook%20moi2002/月報速報/02各月/10903/速報公式(3月).xls'#'01-縣市別新'.I13]" table:style-name="ce36">
            <text:p><text:s text:c="3"/>6.06<text:s/></text:p>
          </table:table-cell>
          <table:table-cell office:value-type="float" office:value="1365" table:formula="of:=['file:///D:/outlook%20moi2002/月報速報/02各月/10903/速報公式(3月).xls'#'01-縣市別新'.J13]" table:style-name="ce37">
            <text:p><text:s text:c="3"/>1,365<text:s/></text:p>
          </table:table-cell>
          <table:table-cell office:value-type="float" office:value="0.72630296890305912" table:formula="of:=[.K11]/((['file:///D:/outlook%20moi2002/月報速報/02各月/10903/速報公式(3月).xls'#'01-縣市別新'.C13]+['file:///D:/outlook%20moi2002/月報速報/02各月/10903/速報公式(3月).xls'#'01-縣市別新'.AF13])/2)*1000" table:style-name="ce36">
            <text:p><text:s text:c="3"/>0.73<text:s/></text:p>
          </table:table-cell>
          <table:table-cell office:value-type="float" office:value="8.58" table:formula="of:=['file:///D:/outlook%20moi2002/月報速報/02各月/10903/速報公式(3月).xls'#'01-縣市別新'.M13]" table:style-name="ce36">
            <text:p><text:s text:c="3"/>8.58<text:s/></text:p>
          </table:table-cell>
          <table:table-cell office:value-type="float" office:value="748" table:formula="of:=SUM([.O11:.P11])" table:style-name="ce37">
            <text:p><text:s text:c="3"/>748<text:s/></text:p>
          </table:table-cell>
          <table:table-cell office:value-type="float" office:value="733" table:formula="of:=['file:///D:/outlook%20moi2002/月報速報/02各月/10903/速報公式(3月).xls'#'01-縣市別新'.Q13]" table:style-name="ce37">
            <text:p><text:s text:c="3"/>733<text:s/></text:p>
          </table:table-cell>
          <table:table-cell office:value-type="float" office:value="15" table:formula="of:=['file:///D:/outlook%20moi2002/月報速報/02各月/10903/速報公式(3月).xls'#'01-縣市別新'.R13]" table:style-name="ce38">
            <text:p><text:s text:c="3"/>15<text:s/></text:p>
          </table:table-cell>
          <table:table-cell office:value-type="float" office:value="0.39800338515713418" table:formula="of:=[.N11]/((['file:///D:/outlook%20moi2002/月報速報/02各月/10903/速報公式(3月).xls'#'01-縣市別新'.C13]+['file:///D:/outlook%20moi2002/月報速報/02各月/10903/速報公式(3月).xls'#'01-縣市別新'.AF13])/2)*1000" table:style-name="ce36">
            <text:p><text:s text:c="3"/>0.40<text:s/></text:p>
          </table:table-cell>
          <table:table-cell office:value-type="float" office:value="4.7" table:formula="of:=['file:///D:/outlook%20moi2002/月報速報/02各月/10903/速報公式(3月).xls'#'01-縣市別新'.U13]" table:style-name="ce32">
            <text:p><text:s text:c="3"/>4.70<text:s/></text:p>
          </table:table-cell>
          <table:table-cell office:value-type="float" office:value="385" table:formula="of:=SUM([.T11:.U11])" table:style-name="ce38">
            <text:p><text:s text:c="3"/>385<text:s/></text:p>
          </table:table-cell>
          <table:table-cell office:value-type="float" office:value="384" table:formula="of:=['file:///D:/outlook%20moi2002/月報速報/02各月/10903/速報公式(3月).xls'#'01-縣市別新'.W13]" table:style-name="ce38">
            <text:p><text:s text:c="3"/>384<text:s/></text:p>
          </table:table-cell>
          <table:table-cell office:value-type="float" office:value="1" table:formula="of:=['file:///D:/outlook%20moi2002/月報速報/02各月/10903/速報公式(3月).xls'#'01-縣市別新'.X13]" table:style-name="ce38">
            <text:p><text:s text:c="3"/>1<text:s/></text:p>
          </table:table-cell>
          <table:table-cell office:value-type="float" office:value="0.20485468353676023" table:formula="of:=[.S11]/((['file:///D:/outlook%20moi2002/月報速報/02各月/10903/速報公式(3月).xls'#'01-縣市別新'.C13]+['file:///D:/outlook%20moi2002/月報速報/02各月/10903/速報公式(3月).xls'#'01-縣市別新'.AF13])/2)*1000" table:style-name="ce36">
            <text:p><text:s text:c="3"/>0.20<text:s/></text:p>
          </table:table-cell>
          <table:table-cell office:value-type="float" office:value="2.42" table:formula="of:=['file:///D:/outlook%20moi2002/月報速報/02各月/10903/速報公式(3月).xls'#'01-縣市別新'.AA13]" table:style-name="ce40">
            <text:p><text:s text:c="3"/>2.42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高雄市</text:p>
          </table:table-cell>
          <table:table-cell office:value-type="float" office:value="-332" table:formula="of:=['file:///D:/outlook%20moi2002/月報速報/02各月/10903/速報公式(3月).xls'#'01-縣市別新'.C14]-['file:///D:/outlook%20moi2002/月報速報/02各月/10903/速報公式(3月).xls'#'01-縣市別新'.AF14]" table:style-name="ce31">
            <text:p><text:s/>－332<text:s/></text:p>
          </table:table-cell>
          <table:table-cell office:value-type="float" office:value="-0.11966913646462768" table:formula="of:=[.B12]/['file:///D:/outlook%20moi2002/月報速報/02各月/10903/速報公式(3月).xls'#'01-縣市別新'.$AF14]*1000" table:style-name="ce32">
            <text:p><text:s/>－0.12<text:s/></text:p>
          </table:table-cell>
          <table:table-cell office:value-type="float" office:value="-1.4128678692275398" table:formula="of:=[.B12]/['file:///D:/outlook%20moi2002/月報速報/02各月/10903/速報公式(3月).xls'#'01-縣市別新'.AF14]*366/31*1000" table:style-name="ce33">
            <text:p><text:s/>－1.41<text:s/></text:p>
          </table:table-cell>
          <table:table-cell office:value-type="float" office:value="-496" table:formula="of:=['file:///D:/outlook%20moi2002/月報速報/02各月/10903/速報公式(3月).xls'#'01-縣市別新'.F14]-['file:///D:/outlook%20moi2002/月報速報/02各月/10903/速報公式(3月).xls'#'01-縣市別新'.J14]" table:style-name="ce37">
            <text:p><text:s/>－496<text:s/></text:p>
          </table:table-cell>
          <table:table-cell office:value-type="float" office:value="-0.17879350431663754" table:formula="of:=[.E12]/((['file:///D:/outlook%20moi2002/月報速報/02各月/10903/速報公式(3月).xls'#'01-縣市別新'.C14]+['file:///D:/outlook%20moi2002/月報速報/02各月/10903/速報公式(3月).xls'#'01-縣市別新'.AF14])/2)*1000" table:style-name="ce36">
            <text:p><text:s/>－0.18<text:s/></text:p>
          </table:table-cell>
          <table:table-cell office:value-type="float" office:value="-2.11" table:formula="of:=['file:///D:/outlook%20moi2002/月報速報/02各月/10903/速報公式(3月).xls'#'01-縣市別新'.O14]" table:style-name="ce36">
            <text:p><text:s/>－2.11<text:s/></text:p>
          </table:table-cell>
          <table:table-cell office:value-type="float" office:value="1542" table:formula="of:=['file:///D:/outlook%20moi2002/月報速報/02各月/10903/速報公式(3月).xls'#'01-縣市別新'.F14]" table:style-name="ce37">
            <text:p><text:s text:c="3"/>1,542<text:s/></text:p>
          </table:table-cell>
          <table:table-cell office:value-type="float" office:value="0.55584593479083688" table:formula="of:=[.H12]/((['file:///D:/outlook%20moi2002/月報速報/02各月/10903/速報公式(3月).xls'#'01-縣市別新'.C14]+['file:///D:/outlook%20moi2002/月報速報/02各月/10903/速報公式(3月).xls'#'01-縣市別新'.AF14])/2)*1000" table:style-name="ce36">
            <text:p><text:s text:c="3"/>0.56<text:s/></text:p>
          </table:table-cell>
          <table:table-cell office:value-type="float" office:value="6.56" table:formula="of:=['file:///D:/outlook%20moi2002/月報速報/02各月/10903/速報公式(3月).xls'#'01-縣市別新'.I14]" table:style-name="ce36">
            <text:p><text:s text:c="3"/>6.56<text:s/></text:p>
          </table:table-cell>
          <table:table-cell office:value-type="float" office:value="2038" table:formula="of:=['file:///D:/outlook%20moi2002/月報速報/02各月/10903/速報公式(3月).xls'#'01-縣市別新'.J14]" table:style-name="ce37">
            <text:p><text:s text:c="3"/>2,038<text:s/></text:p>
          </table:table-cell>
          <table:table-cell office:value-type="float" office:value="0.73463943910747442" table:formula="of:=[.K12]/((['file:///D:/outlook%20moi2002/月報速報/02各月/10903/速報公式(3月).xls'#'01-縣市別新'.C14]+['file:///D:/outlook%20moi2002/月報速報/02各月/10903/速報公式(3月).xls'#'01-縣市別新'.AF14])/2)*1000" table:style-name="ce36">
            <text:p><text:s text:c="3"/>0.73<text:s/></text:p>
          </table:table-cell>
          <table:table-cell office:value-type="float" office:value="8.67" table:formula="of:=['file:///D:/outlook%20moi2002/月報速報/02各月/10903/速報公式(3月).xls'#'01-縣市別新'.M14]" table:style-name="ce36">
            <text:p><text:s text:c="3"/>8.67<text:s/></text:p>
          </table:table-cell>
          <table:table-cell office:value-type="float" office:value="1078" table:formula="of:=SUM([.O12:.P12])" table:style-name="ce37">
            <text:p><text:s text:c="3"/>1,078<text:s/></text:p>
          </table:table-cell>
          <table:table-cell office:value-type="float" office:value="1049" table:formula="of:=['file:///D:/outlook%20moi2002/月報速報/02各月/10903/速報公式(3月).xls'#'01-縣市別新'.Q14]" table:style-name="ce37">
            <text:p><text:s text:c="3"/>1,049<text:s/></text:p>
          </table:table-cell>
          <table:table-cell office:value-type="float" office:value="29" table:formula="of:=['file:///D:/outlook%20moi2002/月報速報/02各月/10903/速報公式(3月).xls'#'01-縣市別新'.R14]" table:style-name="ce38">
            <text:p><text:s text:c="3"/>29<text:s/></text:p>
          </table:table-cell>
          <table:table-cell office:value-type="float" office:value="0.38858749526882108" table:formula="of:=[.N12]/((['file:///D:/outlook%20moi2002/月報速報/02各月/10903/速報公式(3月).xls'#'01-縣市別新'.C14]+['file:///D:/outlook%20moi2002/月報速報/02各月/10903/速報公式(3月).xls'#'01-縣市別新'.AF14])/2)*1000" table:style-name="ce36">
            <text:p><text:s text:c="3"/>0.39<text:s/></text:p>
          </table:table-cell>
          <table:table-cell office:value-type="float" office:value="4.59" table:formula="of:=['file:///D:/outlook%20moi2002/月報速報/02各月/10903/速報公式(3月).xls'#'01-縣市別新'.U14]" table:style-name="ce32">
            <text:p><text:s text:c="3"/>4.59<text:s/></text:p>
          </table:table-cell>
          <table:table-cell office:value-type="float" office:value="563" table:formula="of:=SUM([.T12:.U12])" table:style-name="ce38">
            <text:p><text:s text:c="3"/>563<text:s/></text:p>
          </table:table-cell>
          <table:table-cell office:value-type="float" office:value="558" table:formula="of:=['file:///D:/outlook%20moi2002/月報速報/02各月/10903/速報公式(3月).xls'#'01-縣市別新'.W14]" table:style-name="ce38">
            <text:p><text:s text:c="3"/>558<text:s/></text:p>
          </table:table-cell>
          <table:table-cell office:value-type="float" office:value="5" table:formula="of:=['file:///D:/outlook%20moi2002/月報速報/02各月/10903/速報公式(3月).xls'#'01-縣市別新'.X14]" table:style-name="ce38">
            <text:p><text:s text:c="3"/>5<text:s/></text:p>
          </table:table-cell>
          <table:table-cell office:value-type="float" office:value="0.20294504623037687" table:formula="of:=[.S12]/((['file:///D:/outlook%20moi2002/月報速報/02各月/10903/速報公式(3月).xls'#'01-縣市別新'.C14]+['file:///D:/outlook%20moi2002/月報速報/02各月/10903/速報公式(3月).xls'#'01-縣市別新'.AF14])/2)*1000" table:style-name="ce36">
            <text:p><text:s text:c="3"/>0.20<text:s/></text:p>
          </table:table-cell>
          <table:table-cell office:value-type="float" office:value="2.4" table:formula="of:=['file:///D:/outlook%20moi2002/月報速報/02各月/10903/速報公式(3月).xls'#'01-縣市別新'.AA14]" table:style-name="ce40">
            <text:p><text:s text:c="3"/>2.40<text:s/></text:p>
          </table:table-cell>
          <table:table-cell table:number-columns-repeated="16361"/>
        </table:table-row>
        <table:table-row table:style-name="ro7">
          <table:table-cell office:value-type="string" table:style-name="ce30">
            <text:p>臺灣省</text:p>
          </table:table-cell>
          <table:table-cell office:value-type="float" office:value="-2906" table:formula="of:=['file:///D:/outlook%20moi2002/月報速報/02各月/10903/速報公式(3月).xls'#'01-縣市別新'.C15]-['file:///D:/outlook%20moi2002/月報速報/02各月/10903/速報公式(3月).xls'#'01-縣市別新'.AF15]" table:style-name="ce31">
            <text:p><text:s/>－2,906<text:s/></text:p>
          </table:table-cell>
          <table:table-cell office:value-type="float" office:value="-0.41141782141380207" table:formula="of:=[.B13]/['file:///D:/outlook%20moi2002/月報速報/02各月/10903/速報公式(3月).xls'#'01-縣市別新'.$AF15]*1000" table:style-name="ce32">
            <text:p><text:s/>－0.41<text:s/></text:p>
          </table:table-cell>
          <table:table-cell office:value-type="float" office:value="-4.857384601208115" table:formula="of:=[.B13]/['file:///D:/outlook%20moi2002/月報速報/02各月/10903/速報公式(3月).xls'#'01-縣市別新'.AF15]*366/31*1000" table:style-name="ce33">
            <text:p><text:s/>－4.86<text:s/></text:p>
          </table:table-cell>
          <table:table-cell office:value-type="float" office:value="-1754" table:formula="of:=['file:///D:/outlook%20moi2002/月報速報/02各月/10903/速報公式(3月).xls'#'01-縣市別新'.F15]-['file:///D:/outlook%20moi2002/月報速報/02各月/10903/速報公式(3月).xls'#'01-縣市別新'.J15]" table:style-name="ce37">
            <text:p><text:s/>－1,754<text:s/></text:p>
          </table:table-cell>
          <table:table-cell office:value-type="float" office:value="-0.24837416874659973" table:formula="of:=[.E13]/((['file:///D:/outlook%20moi2002/月報速報/02各月/10903/速報公式(3月).xls'#'01-縣市別新'.C15]+['file:///D:/outlook%20moi2002/月報速報/02各月/10903/速報公式(3月).xls'#'01-縣市別新'.AF15])/2)*1000" table:style-name="ce36">
            <text:p><text:s/>－0.25<text:s/></text:p>
          </table:table-cell>
          <table:table-cell office:value-type="float" office:value="-2.93" table:formula="of:=['file:///D:/outlook%20moi2002/月報速報/02各月/10903/速報公式(3月).xls'#'01-縣市別新'.O15]" table:style-name="ce36">
            <text:p><text:s/>－2.93<text:s/></text:p>
          </table:table-cell>
          <table:table-cell office:value-type="float" office:value="4100" table:formula="of:=['file:///D:/outlook%20moi2002/月報速報/02各月/10903/速報公式(3月).xls'#'01-縣市別新'.F15]" table:style-name="ce37">
            <text:p><text:s text:c="3"/>4,100<text:s/></text:p>
          </table:table-cell>
          <table:table-cell office:value-type="float" office:value="0.58057815955590586" table:formula="of:=[.H13]/((['file:///D:/outlook%20moi2002/月報速報/02各月/10903/速報公式(3月).xls'#'01-縣市別新'.C15]+['file:///D:/outlook%20moi2002/月報速報/02各月/10903/速報公式(3月).xls'#'01-縣市別新'.AF15])/2)*1000" table:style-name="ce36">
            <text:p><text:s text:c="3"/>0.58<text:s/></text:p>
          </table:table-cell>
          <table:table-cell office:value-type="float" office:value="6.85" table:formula="of:=['file:///D:/outlook%20moi2002/月報速報/02各月/10903/速報公式(3月).xls'#'01-縣市別新'.I15]" table:style-name="ce36">
            <text:p><text:s text:c="3"/>6.85<text:s/></text:p>
          </table:table-cell>
          <table:table-cell office:value-type="float" office:value="5854" table:formula="of:=['file:///D:/outlook%20moi2002/月報速報/02各月/10903/速報公式(3月).xls'#'01-縣市別新'.J15]" table:style-name="ce37">
            <text:p><text:s text:c="3"/>5,854<text:s/></text:p>
          </table:table-cell>
          <table:table-cell office:value-type="float" office:value="0.82895232830250565" table:formula="of:=[.K13]/((['file:///D:/outlook%20moi2002/月報速報/02各月/10903/速報公式(3月).xls'#'01-縣市別新'.C15]+['file:///D:/outlook%20moi2002/月報速報/02各月/10903/速報公式(3月).xls'#'01-縣市別新'.AF15])/2)*1000" table:style-name="ce36">
            <text:p><text:s text:c="3"/>0.83<text:s/></text:p>
          </table:table-cell>
          <table:table-cell office:value-type="float" office:value="9.7899999999999991" table:formula="of:=['file:///D:/outlook%20moi2002/月報速報/02各月/10903/速報公式(3月).xls'#'01-縣市別新'.M15]" table:style-name="ce36">
            <text:p><text:s text:c="3"/>9.79<text:s/></text:p>
          </table:table-cell>
          <table:table-cell office:value-type="float" office:value="2733" table:formula="of:=SUM([.O13:.P13])" table:style-name="ce37">
            <text:p><text:s text:c="3"/>2,733<text:s/></text:p>
          </table:table-cell>
          <table:table-cell office:value-type="float" office:value="2712" table:formula="of:=['file:///D:/outlook%20moi2002/月報速報/02各月/10903/速報公式(3月).xls'#'01-縣市別新'.Q15]" table:style-name="ce37">
            <text:p><text:s text:c="3"/>2,712<text:s/></text:p>
          </table:table-cell>
          <table:table-cell office:value-type="float" office:value="21" table:formula="of:=['file:///D:/outlook%20moi2002/月報速報/02各月/10903/速報公式(3月).xls'#'01-縣市別新'.R15]" table:style-name="ce38">
            <text:p><text:s text:c="3"/>21<text:s/></text:p>
          </table:table-cell>
          <table:table-cell office:value-type="float" office:value="0.38700490489421724" table:formula="of:=[.N13]/((['file:///D:/outlook%20moi2002/月報速報/02各月/10903/速報公式(3月).xls'#'01-縣市別新'.C15]+['file:///D:/outlook%20moi2002/月報速報/02各月/10903/速報公式(3月).xls'#'01-縣市別新'.AF15])/2)*1000" table:style-name="ce36">
            <text:p><text:s text:c="3"/>0.39<text:s/></text:p>
          </table:table-cell>
          <table:table-cell office:value-type="float" office:value="4.57" table:formula="of:=['file:///D:/outlook%20moi2002/月報速報/02各月/10903/速報公式(3月).xls'#'01-縣市別新'.U15]" table:style-name="ce32">
            <text:p><text:s text:c="3"/>4.57<text:s/></text:p>
          </table:table-cell>
          <table:table-cell office:value-type="float" office:value="1365" table:formula="of:=SUM([.T13:.U13])" table:style-name="ce38">
            <text:p><text:s text:c="3"/>1,365<text:s/></text:p>
          </table:table-cell>
          <table:table-cell office:value-type="float" office:value="1356" table:formula="of:=['file:///D:/outlook%20moi2002/月報速報/02各月/10903/速報公式(3月).xls'#'01-縣市別新'.W15]" table:style-name="ce38">
            <text:p><text:s text:c="3"/>1,356<text:s/></text:p>
          </table:table-cell>
          <table:table-cell office:value-type="float" office:value="9" table:formula="of:=['file:///D:/outlook%20moi2002/月報速報/02各月/10903/速報公式(3月).xls'#'01-縣市別新'.X15]" table:style-name="ce38">
            <text:p><text:s text:c="3"/>9<text:s/></text:p>
          </table:table-cell>
          <table:table-cell office:value-type="float" office:value="0.19329004580336864" table:formula="of:=[.S13]/((['file:///D:/outlook%20moi2002/月報速報/02各月/10903/速報公式(3月).xls'#'01-縣市別新'.C15]+['file:///D:/outlook%20moi2002/月報速報/02各月/10903/速報公式(3月).xls'#'01-縣市別新'.AF15])/2)*1000" table:style-name="ce36">
            <text:p><text:s text:c="3"/>0.19<text:s/></text:p>
          </table:table-cell>
          <table:table-cell office:value-type="float" office:value="2.2799999999999998" table:formula="of:=['file:///D:/outlook%20moi2002/月報速報/02各月/10903/速報公式(3月).xls'#'01-縣市別新'.AA15]" table:style-name="ce40">
            <text:p><text:s text:c="3"/>2.28<text:s/></text:p>
          </table:table-cell>
          <table:table-cell table:number-columns-repeated="16361"/>
        </table:table-row>
        <table:table-row table:style-name="ro8">
          <table:table-cell office:value-type="string" table:style-name="ce41">
            <text:p>宜蘭縣</text:p>
          </table:table-cell>
          <table:table-cell office:value-type="float" office:value="-148" table:formula="of:=['file:///D:/outlook%20moi2002/月報速報/02各月/10903/速報公式(3月).xls'#'01-縣市別新'.C16]-['file:///D:/outlook%20moi2002/月報速報/02各月/10903/速報公式(3月).xls'#'01-縣市別新'.AF16]" table:style-name="ce42">
            <text:p><text:s/>－148<text:s/></text:p>
          </table:table-cell>
          <table:table-cell office:value-type="float" office:value="-0.32592011874062704" table:formula="of:=[.B14]/['file:///D:/outlook%20moi2002/月報速報/02各月/10903/速報公式(3月).xls'#'01-縣市別新'.$AF16]*1000" table:style-name="ce43">
            <text:p><text:s/>－0.33<text:s/></text:p>
          </table:table-cell>
          <table:table-cell office:value-type="float" office:value="-3.847960111582887" table:formula="of:=[.B14]/['file:///D:/outlook%20moi2002/月報速報/02各月/10903/速報公式(3月).xls'#'01-縣市別新'.AF16]*366/31*1000" table:style-name="ce33">
            <text:p><text:s/>－3.85<text:s/></text:p>
          </table:table-cell>
          <table:table-cell office:value-type="float" office:value="-129" table:formula="of:=['file:///D:/outlook%20moi2002/月報速報/02各月/10903/速報公式(3月).xls'#'01-縣市別新'.F16]-['file:///D:/outlook%20moi2002/月報速報/02各月/10903/速報公式(3月).xls'#'01-縣市別新'.J16]" table:style-name="ce44">
            <text:p><text:s/>－129<text:s/></text:p>
          </table:table-cell>
          <table:table-cell office:value-type="float" office:value="-0.2841253234954022" table:formula="of:=[.E14]/((['file:///D:/outlook%20moi2002/月報速報/02各月/10903/速報公式(3月).xls'#'01-縣市別新'.C16]+['file:///D:/outlook%20moi2002/月報速報/02各月/10903/速報公式(3月).xls'#'01-縣市別新'.AF16])/2)*1000" table:style-name="ce45">
            <text:p><text:s/>－0.28<text:s/></text:p>
          </table:table-cell>
          <table:table-cell office:value-type="float" office:value="-3.35" table:formula="of:=['file:///D:/outlook%20moi2002/月報速報/02各月/10903/速報公式(3月).xls'#'01-縣市別新'.O16]" table:style-name="ce45">
            <text:p><text:s/>－3.35<text:s/></text:p>
          </table:table-cell>
          <table:table-cell office:value-type="float" office:value="226" table:formula="of:=['file:///D:/outlook%20moi2002/月報速報/02各月/10903/速報公式(3月).xls'#'01-縣市別新'.F16]" table:style-name="ce44">
            <text:p><text:s text:c="3"/>226<text:s/></text:p>
          </table:table-cell>
          <table:table-cell office:value-type="float" office:value="0.49776994658884421" table:formula="of:=[.H14]/((['file:///D:/outlook%20moi2002/月報速報/02各月/10903/速報公式(3月).xls'#'01-縣市別新'.C16]+['file:///D:/outlook%20moi2002/月報速報/02各月/10903/速報公式(3月).xls'#'01-縣市別新'.AF16])/2)*1000" table:style-name="ce45">
            <text:p><text:s text:c="3"/>0.50<text:s/></text:p>
          </table:table-cell>
          <table:table-cell office:value-type="float" office:value="5.88" table:formula="of:=['file:///D:/outlook%20moi2002/月報速報/02各月/10903/速報公式(3月).xls'#'01-縣市別新'.I16]" table:style-name="ce45">
            <text:p><text:s text:c="3"/>5.88<text:s/></text:p>
          </table:table-cell>
          <table:table-cell office:value-type="float" office:value="355" table:formula="of:=['file:///D:/outlook%20moi2002/月報速報/02各月/10903/速報公式(3月).xls'#'01-縣市別新'.J16]" table:style-name="ce44">
            <text:p><text:s text:c="3"/>355<text:s/></text:p>
          </table:table-cell>
          <table:table-cell office:value-type="float" office:value="0.78189527008424642" table:formula="of:=[.K14]/((['file:///D:/outlook%20moi2002/月報速報/02各月/10903/速報公式(3月).xls'#'01-縣市別新'.C16]+['file:///D:/outlook%20moi2002/月報速報/02各月/10903/速報公式(3月).xls'#'01-縣市別新'.AF16])/2)*1000" table:style-name="ce45">
            <text:p><text:s text:c="3"/>0.78<text:s/></text:p>
          </table:table-cell>
          <table:table-cell office:value-type="float" office:value="9.23" table:formula="of:=['file:///D:/outlook%20moi2002/月報速報/02各月/10903/速報公式(3月).xls'#'01-縣市別新'.M16]" table:style-name="ce45">
            <text:p><text:s text:c="3"/>9.23<text:s/></text:p>
          </table:table-cell>
          <table:table-cell office:value-type="float" office:value="155" table:formula="of:=SUM([.O14:.P14])" table:style-name="ce44">
            <text:p><text:s text:c="3"/>155<text:s/></text:p>
          </table:table-cell>
          <table:table-cell office:value-type="float" office:value="154" table:formula="of:=['file:///D:/outlook%20moi2002/月報速報/02各月/10903/速報公式(3月).xls'#'01-縣市別新'.Q16]" table:style-name="ce44">
            <text:p><text:s text:c="3"/>154<text:s/></text:p>
          </table:table-cell>
          <table:table-cell office:value-type="float" office:value="1" table:formula="of:=['file:///D:/outlook%20moi2002/月報速報/02各月/10903/速報公式(3月).xls'#'01-縣市別新'.R16]" table:style-name="ce46">
            <text:p><text:s text:c="3"/>1<text:s/></text:p>
          </table:table-cell>
          <table:table-cell office:value-type="float" office:value="0.34139089257199495" table:formula="of:=[.N14]/((['file:///D:/outlook%20moi2002/月報速報/02各月/10903/速報公式(3月).xls'#'01-縣市別新'.C16]+['file:///D:/outlook%20moi2002/月報速報/02各月/10903/速報公式(3月).xls'#'01-縣市別新'.AF16])/2)*1000" table:style-name="ce45">
            <text:p><text:s text:c="3"/>0.34<text:s/></text:p>
          </table:table-cell>
          <table:table-cell office:value-type="float" office:value="4.03" table:formula="of:=['file:///D:/outlook%20moi2002/月報速報/02各月/10903/速報公式(3月).xls'#'01-縣市別新'.U16]" table:style-name="ce43">
            <text:p><text:s text:c="3"/>4.03<text:s/></text:p>
          </table:table-cell>
          <table:table-cell office:value-type="float" office:value="92" table:formula="of:=SUM([.T14:.U14])" table:style-name="ce46">
            <text:p><text:s text:c="3"/>92<text:s/></text:p>
          </table:table-cell>
          <table:table-cell office:value-type="float" office:value="92" table:formula="of:=['file:///D:/outlook%20moi2002/月報速報/02各月/10903/速報公式(3月).xls'#'01-縣市別新'.W16]" table:style-name="ce46">
            <text:p><text:s text:c="3"/>92<text:s/></text:p>
          </table:table-cell>
          <table:table-cell office:value-type="float" office:value="0" table:formula="of:=['file:///D:/outlook%20moi2002/月報速報/02各月/10903/速報公式(3月).xls'#'01-縣市別新'.X16]" table:style-name="ce46">
            <text:p>－<text:s/></text:p>
          </table:table-cell>
          <table:table-cell office:value-type="float" office:value="0.20263201365563571" table:formula="of:=[.S14]/((['file:///D:/outlook%20moi2002/月報速報/02各月/10903/速報公式(3月).xls'#'01-縣市別新'.C16]+['file:///D:/outlook%20moi2002/月報速報/02各月/10903/速報公式(3月).xls'#'01-縣市別新'.AF16])/2)*1000" table:style-name="ce45">
            <text:p><text:s text:c="3"/>0.20<text:s/></text:p>
          </table:table-cell>
          <table:table-cell office:value-type="float" office:value="2.39" table:formula="of:=['file:///D:/outlook%20moi2002/月報速報/02各月/10903/速報公式(3月).xls'#'01-縣市別新'.AA16]" table:style-name="ce47">
            <text:p><text:s text:c="3"/>2.39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新竹縣</text:p>
          </table:table-cell>
          <table:table-cell office:value-type="float" office:value="440" table:formula="of:=['file:///D:/outlook%20moi2002/月報速報/02各月/10903/速報公式(3月).xls'#'01-縣市別新'.C17]-['file:///D:/outlook%20moi2002/月報速報/02各月/10903/速報公式(3月).xls'#'01-縣市別新'.AF17]" table:style-name="ce42">
            <text:p><text:s text:c="3"/>440<text:s/></text:p>
          </table:table-cell>
          <table:table-cell office:value-type="float" office:value="0.77899269163220219" table:formula="of:=[.B15]/['file:///D:/outlook%20moi2002/月報速報/02各月/10903/速報公式(3月).xls'#'01-縣市別新'.$AF17]*1000" table:style-name="ce43">
            <text:p><text:s text:c="3"/>0.78<text:s/></text:p>
          </table:table-cell>
          <table:table-cell office:value-type="float" office:value="9.1971395205608388" table:formula="of:=[.B15]/['file:///D:/outlook%20moi2002/月報速報/02各月/10903/速報公式(3月).xls'#'01-縣市別新'.AF17]*366/31*1000" table:style-name="ce33">
            <text:p><text:s text:c="3"/>9.20<text:s/></text:p>
          </table:table-cell>
          <table:table-cell office:value-type="float" office:value="-21" table:formula="of:=['file:///D:/outlook%20moi2002/月報速報/02各月/10903/速報公式(3月).xls'#'01-縣市別新'.F17]-['file:///D:/outlook%20moi2002/月報速報/02各月/10903/速報公式(3月).xls'#'01-縣市別新'.J17]" table:style-name="ce44">
            <text:p><text:s/>－21<text:s/></text:p>
          </table:table-cell>
          <table:table-cell office:value-type="float" office:value="-3.7164721123011682E-2" table:formula="of:=[.E15]/((['file:///D:/outlook%20moi2002/月報速報/02各月/10903/速報公式(3月).xls'#'01-縣市別新'.C17]+['file:///D:/outlook%20moi2002/月報速報/02各月/10903/速報公式(3月).xls'#'01-縣市別新'.AF17])/2)*1000" table:style-name="ce45">
            <text:p><text:s/>－0.04<text:s/></text:p>
          </table:table-cell>
          <table:table-cell office:value-type="float" office:value="-0.44" table:formula="of:=['file:///D:/outlook%20moi2002/月報速報/02各月/10903/速報公式(3月).xls'#'01-縣市別新'.O17]" table:style-name="ce45">
            <text:p><text:s/>－0.44<text:s/></text:p>
          </table:table-cell>
          <table:table-cell office:value-type="float" office:value="346" table:formula="of:=['file:///D:/outlook%20moi2002/月報速報/02各月/10903/速報公式(3月).xls'#'01-縣市別新'.F17]" table:style-name="ce44">
            <text:p><text:s text:c="3"/>346<text:s/></text:p>
          </table:table-cell>
          <table:table-cell office:value-type="float" office:value="0.61233302421724012" table:formula="of:=[.H15]/((['file:///D:/outlook%20moi2002/月報速報/02各月/10903/速報公式(3月).xls'#'01-縣市別新'.C17]+['file:///D:/outlook%20moi2002/月報速報/02各月/10903/速報公式(3月).xls'#'01-縣市別新'.AF17])/2)*1000" table:style-name="ce48">
            <text:p><text:s text:c="3"/>0.61<text:s/></text:p>
          </table:table-cell>
          <table:table-cell office:value-type="float" office:value="7.23" table:formula="of:=['file:///D:/outlook%20moi2002/月報速報/02各月/10903/速報公式(3月).xls'#'01-縣市別新'.I17]" table:style-name="ce45">
            <text:p><text:s text:c="3"/>7.23<text:s/></text:p>
          </table:table-cell>
          <table:table-cell office:value-type="float" office:value="367" table:formula="of:=['file:///D:/outlook%20moi2002/月報速報/02各月/10903/速報公式(3月).xls'#'01-縣市別新'.J17]" table:style-name="ce44">
            <text:p><text:s text:c="3"/>367<text:s/></text:p>
          </table:table-cell>
          <table:table-cell office:value-type="float" office:value="0.64949774534025184" table:formula="of:=[.K15]/((['file:///D:/outlook%20moi2002/月報速報/02各月/10903/速報公式(3月).xls'#'01-縣市別新'.C17]+['file:///D:/outlook%20moi2002/月報速報/02各月/10903/速報公式(3月).xls'#'01-縣市別新'.AF17])/2)*1000" table:style-name="ce45">
            <text:p><text:s text:c="3"/>0.65<text:s/></text:p>
          </table:table-cell>
          <table:table-cell office:value-type="float" office:value="7.67" table:formula="of:=['file:///D:/outlook%20moi2002/月報速報/02各月/10903/速報公式(3月).xls'#'01-縣市別新'.M17]" table:style-name="ce45">
            <text:p><text:s text:c="3"/>7.67<text:s/></text:p>
          </table:table-cell>
          <table:table-cell office:value-type="float" office:value="231" table:formula="of:=SUM([.O15:.P15])" table:style-name="ce44">
            <text:p><text:s text:c="3"/>231<text:s/></text:p>
          </table:table-cell>
          <table:table-cell office:value-type="float" office:value="229" table:formula="of:=['file:///D:/outlook%20moi2002/月報速報/02各月/10903/速報公式(3月).xls'#'01-縣市別新'.Q17]" table:style-name="ce44">
            <text:p><text:s text:c="3"/>229<text:s/></text:p>
          </table:table-cell>
          <table:table-cell office:value-type="float" office:value="2" table:formula="of:=['file:///D:/outlook%20moi2002/月報速報/02各月/10903/速報公式(3月).xls'#'01-縣市別新'.R17]" table:style-name="ce46">
            <text:p><text:s text:c="3"/>2<text:s/></text:p>
          </table:table-cell>
          <table:table-cell office:value-type="float" office:value="0.40881193235312852" table:formula="of:=[.N15]/((['file:///D:/outlook%20moi2002/月報速報/02各月/10903/速報公式(3月).xls'#'01-縣市別新'.C17]+['file:///D:/outlook%20moi2002/月報速報/02各月/10903/速報公式(3月).xls'#'01-縣市別新'.AF17])/2)*1000" table:style-name="ce45">
            <text:p><text:s text:c="3"/>0.41<text:s/></text:p>
          </table:table-cell>
          <table:table-cell office:value-type="float" office:value="4.83" table:formula="of:=['file:///D:/outlook%20moi2002/月報速報/02各月/10903/速報公式(3月).xls'#'01-縣市別新'.U17]" table:style-name="ce43">
            <text:p><text:s text:c="3"/>4.83<text:s/></text:p>
          </table:table-cell>
          <table:table-cell office:value-type="float" office:value="100" table:formula="of:=SUM([.T15:.U15])" table:style-name="ce46">
            <text:p><text:s text:c="3"/>100<text:s/></text:p>
          </table:table-cell>
          <table:table-cell office:value-type="float" office:value="99" table:formula="of:=['file:///D:/outlook%20moi2002/月報速報/02各月/10903/速報公式(3月).xls'#'01-縣市別新'.W17]" table:style-name="ce46">
            <text:p><text:s text:c="3"/>99<text:s/></text:p>
          </table:table-cell>
          <table:table-cell office:value-type="float" office:value="1" table:formula="of:=['file:///D:/outlook%20moi2002/月報速報/02各月/10903/速報公式(3月).xls'#'01-縣市別新'.X17]" table:style-name="ce46">
            <text:p><text:s text:c="3"/>1<text:s/></text:p>
          </table:table-cell>
          <table:table-cell office:value-type="float" office:value="0.17697486249053185" table:formula="of:=[.S15]/((['file:///D:/outlook%20moi2002/月報速報/02各月/10903/速報公式(3月).xls'#'01-縣市別新'.C17]+['file:///D:/outlook%20moi2002/月報速報/02各月/10903/速報公式(3月).xls'#'01-縣市別新'.AF17])/2)*1000" table:style-name="ce45">
            <text:p><text:s text:c="3"/>0.18<text:s/></text:p>
          </table:table-cell>
          <table:table-cell office:value-type="float" office:value="2.09" table:formula="of:=['file:///D:/outlook%20moi2002/月報速報/02各月/10903/速報公式(3月).xls'#'01-縣市別新'.AA17]" table:style-name="ce47">
            <text:p><text:s text:c="3"/>2.09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苗栗縣</text:p>
          </table:table-cell>
          <table:table-cell office:value-type="float" office:value="-396" table:formula="of:=['file:///D:/outlook%20moi2002/月報速報/02各月/10903/速報公式(3月).xls'#'01-縣市別新'.C18]-['file:///D:/outlook%20moi2002/月報速報/02各月/10903/速報公式(3月).xls'#'01-縣市別新'.AF18]" table:style-name="ce42">
            <text:p><text:s/>－396<text:s/></text:p>
          </table:table-cell>
          <table:table-cell office:value-type="float" office:value="-0.72639491670304757" table:formula="of:=[.B16]/['file:///D:/outlook%20moi2002/月報速報/02各月/10903/速報公式(3月).xls'#'01-縣市別新'.$AF18]*1000" table:style-name="ce43">
            <text:p><text:s/>－0.73<text:s/></text:p>
          </table:table-cell>
          <table:table-cell office:value-type="float" office:value="-8.576146435913401" table:formula="of:=[.B16]/['file:///D:/outlook%20moi2002/月報速報/02各月/10903/速報公式(3月).xls'#'01-縣市別新'.AF18]*366/31*1000" table:style-name="ce33">
            <text:p><text:s/>－8.58<text:s/></text:p>
          </table:table-cell>
          <table:table-cell office:value-type="float" office:value="-272" table:formula="of:=['file:///D:/outlook%20moi2002/月報速報/02各月/10903/速報公式(3月).xls'#'01-縣市別新'.F18]-['file:///D:/outlook%20moi2002/月報速報/02各月/10903/速報公式(3月).xls'#'01-縣市別新'.J18]" table:style-name="ce44">
            <text:p><text:s/>－272<text:s/></text:p>
          </table:table-cell>
          <table:table-cell office:value-type="float" office:value="-0.49911920140927774" table:formula="of:=[.E16]/((['file:///D:/outlook%20moi2002/月報速報/02各月/10903/速報公式(3月).xls'#'01-縣市別新'.C18]+['file:///D:/outlook%20moi2002/月報速報/02各月/10903/速報公式(3月).xls'#'01-縣市別新'.AF18])/2)*1000" table:style-name="ce45">
            <text:p><text:s/>－0.50<text:s/></text:p>
          </table:table-cell>
          <table:table-cell office:value-type="float" office:value="-5.89" table:formula="of:=['file:///D:/outlook%20moi2002/月報速報/02各月/10903/速報公式(3月).xls'#'01-縣市別新'.O18]" table:style-name="ce45">
            <text:p><text:s/>－5.89<text:s/></text:p>
          </table:table-cell>
          <table:table-cell office:value-type="float" office:value="247" table:formula="of:=['file:///D:/outlook%20moi2002/月報速報/02各月/10903/速報公式(3月).xls'#'01-縣市別新'.F18]" table:style-name="ce44">
            <text:p><text:s text:c="3"/>247<text:s/></text:p>
          </table:table-cell>
          <table:table-cell office:value-type="float" office:value="0.4532442748091603" table:formula="of:=[.H16]/((['file:///D:/outlook%20moi2002/月報速報/02各月/10903/速報公式(3月).xls'#'01-縣市別新'.C18]+['file:///D:/outlook%20moi2002/月報速報/02各月/10903/速報公式(3月).xls'#'01-縣市別新'.AF18])/2)*1000" table:style-name="ce45">
            <text:p><text:s text:c="3"/>0.45<text:s/></text:p>
          </table:table-cell>
          <table:table-cell office:value-type="float" office:value="5.35" table:formula="of:=['file:///D:/outlook%20moi2002/月報速報/02各月/10903/速報公式(3月).xls'#'01-縣市別新'.I18]" table:style-name="ce45">
            <text:p><text:s text:c="3"/>5.35<text:s/></text:p>
          </table:table-cell>
          <table:table-cell office:value-type="float" office:value="519" table:formula="of:=['file:///D:/outlook%20moi2002/月報速報/02各月/10903/速報公式(3月).xls'#'01-縣市別新'.J18]" table:style-name="ce44">
            <text:p><text:s text:c="3"/>519<text:s/></text:p>
          </table:table-cell>
          <table:table-cell office:value-type="float" office:value="0.95236347621843809" table:formula="of:=[.K16]/((['file:///D:/outlook%20moi2002/月報速報/02各月/10903/速報公式(3月).xls'#'01-縣市別新'.C18]+['file:///D:/outlook%20moi2002/月報速報/02各月/10903/速報公式(3月).xls'#'01-縣市別新'.AF18])/2)*1000" table:style-name="ce45">
            <text:p><text:s text:c="3"/>0.95<text:s/></text:p>
          </table:table-cell>
          <table:table-cell office:value-type="float" office:value="11.24" table:formula="of:=['file:///D:/outlook%20moi2002/月報速報/02各月/10903/速報公式(3月).xls'#'01-縣市別新'.M18]" table:style-name="ce45">
            <text:p><text:s text:c="3"/>11.24<text:s/></text:p>
          </table:table-cell>
          <table:table-cell office:value-type="float" office:value="192" table:formula="of:=SUM([.O16:.P16])" table:style-name="ce44">
            <text:p><text:s text:c="3"/>192<text:s/></text:p>
          </table:table-cell>
          <table:table-cell office:value-type="float" office:value="191" table:formula="of:=['file:///D:/outlook%20moi2002/月報速報/02各月/10903/速報公式(3月).xls'#'01-縣市別新'.Q18]" table:style-name="ce44">
            <text:p><text:s text:c="3"/>191<text:s/></text:p>
          </table:table-cell>
          <table:table-cell office:value-type="float" office:value="1" table:formula="of:=['file:///D:/outlook%20moi2002/月報速報/02各月/10903/速報公式(3月).xls'#'01-縣市別新'.R18]" table:style-name="ce46">
            <text:p><text:s text:c="3"/>1<text:s/></text:p>
          </table:table-cell>
          <table:table-cell office:value-type="float" office:value="0.35231943628890194" table:formula="of:=[.N16]/((['file:///D:/outlook%20moi2002/月報速報/02各月/10903/速報公式(3月).xls'#'01-縣市別新'.C18]+['file:///D:/outlook%20moi2002/月報速報/02各月/10903/速報公式(3月).xls'#'01-縣市別新'.AF18])/2)*1000" table:style-name="ce45">
            <text:p><text:s text:c="3"/>0.35<text:s/></text:p>
          </table:table-cell>
          <table:table-cell office:value-type="float" office:value="4.16" table:formula="of:=['file:///D:/outlook%20moi2002/月報速報/02各月/10903/速報公式(3月).xls'#'01-縣市別新'.U18]" table:style-name="ce43">
            <text:p><text:s text:c="3"/>4.16<text:s/></text:p>
          </table:table-cell>
          <table:table-cell office:value-type="float" office:value="127" table:formula="of:=SUM([.T16:.U16])" table:style-name="ce46">
            <text:p><text:s text:c="3"/>127<text:s/></text:p>
          </table:table-cell>
          <table:table-cell office:value-type="float" office:value="126" table:formula="of:=['file:///D:/outlook%20moi2002/月報速報/02各月/10903/速報公式(3月).xls'#'01-縣市別新'.W18]" table:style-name="ce46">
            <text:p><text:s text:c="3"/>126<text:s/></text:p>
          </table:table-cell>
          <table:table-cell office:value-type="float" office:value="1" table:formula="of:=['file:///D:/outlook%20moi2002/月報速報/02各月/10903/速報公式(3月).xls'#'01-縣市別新'.X18]" table:style-name="ce46">
            <text:p><text:s text:c="3"/>1<text:s/></text:p>
          </table:table-cell>
          <table:table-cell office:value-type="float" office:value="0.23304462712859661" table:formula="of:=[.S16]/((['file:///D:/outlook%20moi2002/月報速報/02各月/10903/速報公式(3月).xls'#'01-縣市別新'.C18]+['file:///D:/outlook%20moi2002/月報速報/02各月/10903/速報公式(3月).xls'#'01-縣市別新'.AF18])/2)*1000" table:style-name="ce45">
            <text:p><text:s text:c="3"/>0.23<text:s/></text:p>
          </table:table-cell>
          <table:table-cell office:value-type="float" office:value="2.75" table:formula="of:=['file:///D:/outlook%20moi2002/月報速報/02各月/10903/速報公式(3月).xls'#'01-縣市別新'.AA18]" table:style-name="ce47">
            <text:p><text:s text:c="3"/>2.75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彰化縣</text:p>
          </table:table-cell>
          <table:table-cell office:value-type="float" office:value="-746" table:formula="of:=['file:///D:/outlook%20moi2002/月報速報/02各月/10903/速報公式(3月).xls'#'01-縣市別新'.C19]-['file:///D:/outlook%20moi2002/月報速報/02各月/10903/速報公式(3月).xls'#'01-縣市別新'.AF19]" table:style-name="ce42">
            <text:p><text:s/>－746<text:s/></text:p>
          </table:table-cell>
          <table:table-cell office:value-type="float" office:value="-0.58658820328662387" table:formula="of:=[.B17]/['file:///D:/outlook%20moi2002/月報速報/02各月/10903/速報公式(3月).xls'#'01-縣市別新'.$AF19]*1000" table:style-name="ce43">
            <text:p><text:s/>－0.59<text:s/></text:p>
          </table:table-cell>
          <table:table-cell office:value-type="float" office:value="-6.925525238803365" table:formula="of:=[.B17]/['file:///D:/outlook%20moi2002/月報速報/02各月/10903/速報公式(3月).xls'#'01-縣市別新'.AF19]*366/31*1000" table:style-name="ce33">
            <text:p><text:s/>－6.93<text:s/></text:p>
          </table:table-cell>
          <table:table-cell office:value-type="float" office:value="81" table:formula="of:=['file:///D:/outlook%20moi2002/月報速報/02各月/10903/速報公式(3月).xls'#'01-縣市別新'.F19]-['file:///D:/outlook%20moi2002/月報速報/02各月/10903/速報公式(3月).xls'#'01-縣市別新'.J19]" table:style-name="ce44">
            <text:p><text:s text:c="3"/>81<text:s/></text:p>
          </table:table-cell>
          <table:table-cell office:value-type="float" office:value="6.3709898158547981E-2" table:formula="of:=[.E17]/((['file:///D:/outlook%20moi2002/月報速報/02各月/10903/速報公式(3月).xls'#'01-縣市別新'.C19]+['file:///D:/outlook%20moi2002/月報速報/02各月/10903/速報公式(3月).xls'#'01-縣市別新'.AF19])/2)*1000" table:style-name="ce45">
            <text:p><text:s text:c="3"/>0.06<text:s/></text:p>
          </table:table-cell>
          <table:table-cell office:value-type="float" office:value="0.75" table:formula="of:=['file:///D:/outlook%20moi2002/月報速報/02各月/10903/速報公式(3月).xls'#'01-縣市別新'.O19]" table:style-name="ce45">
            <text:p><text:s text:c="3"/>0.75<text:s/></text:p>
          </table:table-cell>
          <table:table-cell office:value-type="float" office:value="1057" table:formula="of:=['file:///D:/outlook%20moi2002/月報速報/02各月/10903/速報公式(3月).xls'#'01-縣市別新'.F19]" table:style-name="ce44">
            <text:p><text:s text:c="3"/>1,057<text:s/></text:p>
          </table:table-cell>
          <table:table-cell office:value-type="float" office:value="0.83137484387142246" table:formula="of:=[.H17]/((['file:///D:/outlook%20moi2002/月報速報/02各月/10903/速報公式(3月).xls'#'01-縣市別新'.C19]+['file:///D:/outlook%20moi2002/月報速報/02各月/10903/速報公式(3月).xls'#'01-縣市別新'.AF19])/2)*1000" table:style-name="ce45">
            <text:p><text:s text:c="3"/>0.83<text:s/></text:p>
          </table:table-cell>
          <table:table-cell office:value-type="float" office:value="9.82" table:formula="of:=['file:///D:/outlook%20moi2002/月報速報/02各月/10903/速報公式(3月).xls'#'01-縣市別新'.I19]" table:style-name="ce45">
            <text:p><text:s text:c="3"/>9.82<text:s/></text:p>
          </table:table-cell>
          <table:table-cell office:value-type="float" office:value="976" table:formula="of:=['file:///D:/outlook%20moi2002/月報速報/02各月/10903/速報公式(3月).xls'#'01-縣市別新'.J19]" table:style-name="ce44">
            <text:p><text:s text:c="3"/>976<text:s/></text:p>
          </table:table-cell>
          <table:table-cell office:value-type="float" office:value="0.76766494571287447" table:formula="of:=[.K17]/((['file:///D:/outlook%20moi2002/月報速報/02各月/10903/速報公式(3月).xls'#'01-縣市別新'.C19]+['file:///D:/outlook%20moi2002/月報速報/02各月/10903/速報公式(3月).xls'#'01-縣市別新'.AF19])/2)*1000" table:style-name="ce45">
            <text:p><text:s text:c="3"/>0.77<text:s/></text:p>
          </table:table-cell>
          <table:table-cell office:value-type="float" office:value="9.06" table:formula="of:=['file:///D:/outlook%20moi2002/月報速報/02各月/10903/速報公式(3月).xls'#'01-縣市別新'.M19]" table:style-name="ce45">
            <text:p><text:s text:c="3"/>9.06<text:s/></text:p>
          </table:table-cell>
          <table:table-cell office:value-type="float" office:value="489" table:formula="of:=SUM([.O17:.P17])" table:style-name="ce44">
            <text:p><text:s text:c="3"/>489<text:s/></text:p>
          </table:table-cell>
          <table:table-cell office:value-type="float" office:value="488" table:formula="of:=['file:///D:/outlook%20moi2002/月報速報/02各月/10903/速報公式(3月).xls'#'01-縣市別新'.Q19]" table:style-name="ce44">
            <text:p><text:s text:c="3"/>488<text:s/></text:p>
          </table:table-cell>
          <table:table-cell office:value-type="float" office:value="1" table:formula="of:=['file:///D:/outlook%20moi2002/月報速報/02各月/10903/速報公式(3月).xls'#'01-縣市別新'.R19]" table:style-name="ce46">
            <text:p><text:s text:c="3"/>1<text:s/></text:p>
          </table:table-cell>
          <table:table-cell office:value-type="float" office:value="0.38461901480901189" table:formula="of:=[.N17]/((['file:///D:/outlook%20moi2002/月報速報/02各月/10903/速報公式(3月).xls'#'01-縣市別新'.C19]+['file:///D:/outlook%20moi2002/月報速報/02各月/10903/速報公式(3月).xls'#'01-縣市別新'.AF19])/2)*1000" table:style-name="ce45">
            <text:p><text:s text:c="3"/>0.38<text:s/></text:p>
          </table:table-cell>
          <table:table-cell office:value-type="float" office:value="4.54" table:formula="of:=['file:///D:/outlook%20moi2002/月報速報/02各月/10903/速報公式(3月).xls'#'01-縣市別新'.U19]" table:style-name="ce43">
            <text:p><text:s text:c="3"/>4.54<text:s/></text:p>
          </table:table-cell>
          <table:table-cell office:value-type="float" office:value="208" table:formula="of:=SUM([.T17:.U17])" table:style-name="ce46">
            <text:p><text:s text:c="3"/>208<text:s/></text:p>
          </table:table-cell>
          <table:table-cell office:value-type="float" office:value="207" table:formula="of:=['file:///D:/outlook%20moi2002/月報速報/02各月/10903/速報公式(3月).xls'#'01-縣市別新'.W19]" table:style-name="ce46">
            <text:p><text:s text:c="3"/>207<text:s/></text:p>
          </table:table-cell>
          <table:table-cell office:value-type="float" office:value="1" table:formula="of:=['file:///D:/outlook%20moi2002/月報速報/02各月/10903/速報公式(3月).xls'#'01-縣市別新'.X19]" table:style-name="ce46">
            <text:p><text:s text:c="3"/>1<text:s/></text:p>
          </table:table-cell>
          <table:table-cell office:value-type="float" office:value="0.16360072613553062" table:formula="of:=[.S17]/((['file:///D:/outlook%20moi2002/月報速報/02各月/10903/速報公式(3月).xls'#'01-縣市別新'.C19]+['file:///D:/outlook%20moi2002/月報速報/02各月/10903/速報公式(3月).xls'#'01-縣市別新'.AF19])/2)*1000" table:style-name="ce45">
            <text:p><text:s text:c="3"/>0.16<text:s/></text:p>
          </table:table-cell>
          <table:table-cell office:value-type="float" office:value="1.93" table:formula="of:=['file:///D:/outlook%20moi2002/月報速報/02各月/10903/速報公式(3月).xls'#'01-縣市別新'.AA19]" table:style-name="ce47">
            <text:p><text:s text:c="3"/>1.93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41">
            <text:p>南投縣</text:p>
          </table:table-cell>
          <table:table-cell office:value-type="float" office:value="-340" table:formula="of:=['file:///D:/outlook%20moi2002/月報速報/02各月/10903/速報公式(3月).xls'#'01-縣市別新'.C20]-['file:///D:/outlook%20moi2002/月報速報/02各月/10903/速報公式(3月).xls'#'01-縣市別新'.AF20]" table:style-name="ce42">
            <text:p><text:s/>－340<text:s/></text:p>
          </table:table-cell>
          <table:table-cell office:value-type="float" office:value="-0.68861735761317122" table:formula="of:=[.B18]/['file:///D:/outlook%20moi2002/月報速報/02各月/10903/速報公式(3月).xls'#'01-縣市別新'.$AF20]*1000" table:style-name="ce43">
            <text:p><text:s/>－0.69<text:s/></text:p>
          </table:table-cell>
          <table:table-cell office:value-type="float" office:value="-8.1301275124651831" table:formula="of:=[.B18]/['file:///D:/outlook%20moi2002/月報速報/02各月/10903/速報公式(3月).xls'#'01-縣市別新'.AF20]*366/31*1000" table:style-name="ce33">
            <text:p><text:s/>－8.13<text:s/></text:p>
          </table:table-cell>
          <table:table-cell office:value-type="float" office:value="-186" table:formula="of:=['file:///D:/outlook%20moi2002/月報速報/02各月/10903/速報公式(3月).xls'#'01-縣市別新'.F20]-['file:///D:/outlook%20moi2002/月報速報/02各月/10903/速報公式(3月).xls'#'01-縣市別新'.J20]" table:style-name="ce44">
            <text:p><text:s/>－186<text:s/></text:p>
          </table:table-cell>
          <table:table-cell office:value-type="float" office:value="-0.37684395216107852" table:formula="of:=[.E18]/((['file:///D:/outlook%20moi2002/月報速報/02各月/10903/速報公式(3月).xls'#'01-縣市別新'.C20]+['file:///D:/outlook%20moi2002/月報速報/02各月/10903/速報公式(3月).xls'#'01-縣市別新'.AF20])/2)*1000" table:style-name="ce48">
            <text:p><text:s/>－0.38<text:s/></text:p>
          </table:table-cell>
          <table:table-cell office:value-type="float" office:value="-4.45" table:formula="of:=['file:///D:/outlook%20moi2002/月報速報/02各月/10903/速報公式(3月).xls'#'01-縣市別新'.O20]" table:style-name="ce45">
            <text:p><text:s/>－4.45<text:s/></text:p>
          </table:table-cell>
          <table:table-cell office:value-type="float" office:value="260" table:formula="of:=['file:///D:/outlook%20moi2002/月報速報/02各月/10903/速報公式(3月).xls'#'01-縣市別新'.F20]" table:style-name="ce44">
            <text:p><text:s text:c="3"/>260<text:s/></text:p>
          </table:table-cell>
          <table:table-cell office:value-type="float" office:value="0.52677111592408821" table:formula="of:=[.H18]/((['file:///D:/outlook%20moi2002/月報速報/02各月/10903/速報公式(3月).xls'#'01-縣市別新'.C20]+['file:///D:/outlook%20moi2002/月報速報/02各月/10903/速報公式(3月).xls'#'01-縣市別新'.AF20])/2)*1000" table:style-name="ce45">
            <text:p><text:s text:c="3"/>0.53<text:s/></text:p>
          </table:table-cell>
          <table:table-cell office:value-type="float" office:value="6.22" table:formula="of:=['file:///D:/outlook%20moi2002/月報速報/02各月/10903/速報公式(3月).xls'#'01-縣市別新'.I20]" table:style-name="ce45">
            <text:p><text:s text:c="3"/>6.22<text:s/></text:p>
          </table:table-cell>
          <table:table-cell office:value-type="float" office:value="446" table:formula="of:=['file:///D:/outlook%20moi2002/月報速報/02各月/10903/速報公式(3月).xls'#'01-縣市別新'.J20]" table:style-name="ce44">
            <text:p><text:s text:c="3"/>446<text:s/></text:p>
          </table:table-cell>
          <table:table-cell office:value-type="float" office:value="0.90361506808516667" table:formula="of:=[.K18]/((['file:///D:/outlook%20moi2002/月報速報/02各月/10903/速報公式(3月).xls'#'01-縣市別新'.C20]+['file:///D:/outlook%20moi2002/月報速報/02各月/10903/速報公式(3月).xls'#'01-縣市別新'.AF20])/2)*1000" table:style-name="ce45">
            <text:p><text:s text:c="3"/>0.90<text:s/></text:p>
          </table:table-cell>
          <table:table-cell office:value-type="float" office:value="10.67" table:formula="of:=['file:///D:/outlook%20moi2002/月報速報/02各月/10903/速報公式(3月).xls'#'01-縣市別新'.M20]" table:style-name="ce45">
            <text:p><text:s text:c="3"/>10.67<text:s/></text:p>
          </table:table-cell>
          <table:table-cell office:value-type="float" office:value="201" table:formula="of:=SUM([.O18:.P18])" table:style-name="ce44">
            <text:p><text:s text:c="3"/>201<text:s/></text:p>
          </table:table-cell>
          <table:table-cell office:value-type="float" office:value="199" table:formula="of:=['file:///D:/outlook%20moi2002/月報速報/02各月/10903/速報公式(3月).xls'#'01-縣市別新'.Q20]" table:style-name="ce44">
            <text:p><text:s text:c="3"/>199<text:s/></text:p>
          </table:table-cell>
          <table:table-cell office:value-type="float" office:value="2" table:formula="of:=['file:///D:/outlook%20moi2002/月報速報/02各月/10903/速報公式(3月).xls'#'01-縣市別新'.R20]" table:style-name="ce46">
            <text:p><text:s text:c="3"/>2<text:s/></text:p>
          </table:table-cell>
          <table:table-cell office:value-type="float" office:value="0.40723459346439128" table:formula="of:=[.N18]/((['file:///D:/outlook%20moi2002/月報速報/02各月/10903/速報公式(3月).xls'#'01-縣市別新'.C20]+['file:///D:/outlook%20moi2002/月報速報/02各月/10903/速報公式(3月).xls'#'01-縣市別新'.AF20])/2)*1000" table:style-name="ce45">
            <text:p><text:s text:c="3"/>0.41<text:s/></text:p>
          </table:table-cell>
          <table:table-cell office:value-type="float" office:value="4.8099999999999996" table:formula="of:=['file:///D:/outlook%20moi2002/月報速報/02各月/10903/速報公式(3月).xls'#'01-縣市別新'.U20]" table:style-name="ce43">
            <text:p><text:s text:c="3"/>4.81<text:s/></text:p>
          </table:table-cell>
          <table:table-cell office:value-type="float" office:value="89" table:formula="of:=SUM([.T18:.U18])" table:style-name="ce46">
            <text:p><text:s text:c="3"/>89<text:s/></text:p>
          </table:table-cell>
          <table:table-cell office:value-type="float" office:value="89" table:formula="of:=['file:///D:/outlook%20moi2002/月報速報/02各月/10903/速報公式(3月).xls'#'01-縣市別新'.W20]" table:style-name="ce46">
            <text:p><text:s text:c="3"/>89<text:s/></text:p>
          </table:table-cell>
          <table:table-cell office:value-type="float" office:value="0" table:formula="of:=['file:///D:/outlook%20moi2002/月報速報/02各月/10903/速報公式(3月).xls'#'01-縣市別新'.X20]" table:style-name="ce46">
            <text:p>－<text:s/></text:p>
          </table:table-cell>
          <table:table-cell office:value-type="float" office:value="0.1803178050663225" table:formula="of:=[.S18]/((['file:///D:/outlook%20moi2002/月報速報/02各月/10903/速報公式(3月).xls'#'01-縣市別新'.C20]+['file:///D:/outlook%20moi2002/月報速報/02各月/10903/速報公式(3月).xls'#'01-縣市別新'.AF20])/2)*1000" table:style-name="ce45">
            <text:p><text:s text:c="3"/>0.18<text:s/></text:p>
          </table:table-cell>
          <table:table-cell office:value-type="float" office:value="2.13" table:formula="of:=['file:///D:/outlook%20moi2002/月報速報/02各月/10903/速報公式(3月).xls'#'01-縣市別新'.AA20]" table:style-name="ce47">
            <text:p><text:s text:c="3"/>2.13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雲林縣</text:p>
          </table:table-cell>
          <table:table-cell office:value-type="float" office:value="-398" table:formula="of:=['file:///D:/outlook%20moi2002/月報速報/02各月/10903/速報公式(3月).xls'#'01-縣市別新'.C21]-['file:///D:/outlook%20moi2002/月報速報/02各月/10903/速報公式(3月).xls'#'01-縣市別新'.AF21]" table:style-name="ce42">
            <text:p><text:s/>－398<text:s/></text:p>
          </table:table-cell>
          <table:table-cell office:value-type="float" office:value="-0.58490876598946573" table:formula="of:=[.B19]/['file:///D:/outlook%20moi2002/月報速報/02各月/10903/速報公式(3月).xls'#'01-縣市別新'.$AF21]*1000" table:style-name="ce43">
            <text:p><text:s/>－0.58<text:s/></text:p>
          </table:table-cell>
          <table:table-cell office:value-type="float" office:value="-6.9056970436175629" table:formula="of:=[.B19]/['file:///D:/outlook%20moi2002/月報速報/02各月/10903/速報公式(3月).xls'#'01-縣市別新'.AF21]*366/31*1000" table:style-name="ce33">
            <text:p><text:s/>－6.91<text:s/></text:p>
          </table:table-cell>
          <table:table-cell office:value-type="float" office:value="-300" table:formula="of:=['file:///D:/outlook%20moi2002/月報速報/02各月/10903/速報公式(3月).xls'#'01-縣市別新'.F21]-['file:///D:/outlook%20moi2002/月報速報/02各月/10903/速報公式(3月).xls'#'01-縣市別新'.J21]" table:style-name="ce44">
            <text:p><text:s/>－300<text:s/></text:p>
          </table:table-cell>
          <table:table-cell office:value-type="float" office:value="-0.44101498127891409" table:formula="of:=[.E19]/((['file:///D:/outlook%20moi2002/月報速報/02各月/10903/速報公式(3月).xls'#'01-縣市別新'.C21]+['file:///D:/outlook%20moi2002/月報速報/02各月/10903/速報公式(3月).xls'#'01-縣市別新'.AF21])/2)*1000" table:style-name="ce45">
            <text:p><text:s/>－0.44<text:s/></text:p>
          </table:table-cell>
          <table:table-cell office:value-type="float" office:value="-5.21" table:formula="of:=['file:///D:/outlook%20moi2002/月報速報/02各月/10903/速報公式(3月).xls'#'01-縣市別新'.O21]" table:style-name="ce45">
            <text:p><text:s/>－5.21<text:s/></text:p>
          </table:table-cell>
          <table:table-cell office:value-type="float" office:value="340" table:formula="of:=['file:///D:/outlook%20moi2002/月報速報/02各月/10903/速報公式(3月).xls'#'01-縣市別新'.F21]" table:style-name="ce44">
            <text:p><text:s text:c="3"/>340<text:s/></text:p>
          </table:table-cell>
          <table:table-cell office:value-type="float" office:value="0.49981697878276926" table:formula="of:=[.H19]/((['file:///D:/outlook%20moi2002/月報速報/02各月/10903/速報公式(3月).xls'#'01-縣市別新'.C21]+['file:///D:/outlook%20moi2002/月報速報/02各月/10903/速報公式(3月).xls'#'01-縣市別新'.AF21])/2)*1000" table:style-name="ce45">
            <text:p><text:s text:c="3"/>0.50<text:s/></text:p>
          </table:table-cell>
          <table:table-cell office:value-type="float" office:value="5.9" table:formula="of:=['file:///D:/outlook%20moi2002/月報速報/02各月/10903/速報公式(3月).xls'#'01-縣市別新'.I21]" table:style-name="ce45">
            <text:p><text:s text:c="3"/>5.90<text:s/></text:p>
          </table:table-cell>
          <table:table-cell office:value-type="float" office:value="640" table:formula="of:=['file:///D:/outlook%20moi2002/月報速報/02各月/10903/速報公式(3月).xls'#'01-縣市別新'.J21]" table:style-name="ce44">
            <text:p><text:s text:c="3"/>640<text:s/></text:p>
          </table:table-cell>
          <table:table-cell office:value-type="float" office:value="0.94083196006168335" table:formula="of:=[.K19]/((['file:///D:/outlook%20moi2002/月報速報/02各月/10903/速報公式(3月).xls'#'01-縣市別新'.C21]+['file:///D:/outlook%20moi2002/月報速報/02各月/10903/速報公式(3月).xls'#'01-縣市別新'.AF21])/2)*1000" table:style-name="ce45">
            <text:p><text:s text:c="3"/>0.94<text:s/></text:p>
          </table:table-cell>
          <table:table-cell office:value-type="float" office:value="11.11" table:formula="of:=['file:///D:/outlook%20moi2002/月報速報/02各月/10903/速報公式(3月).xls'#'01-縣市別新'.M21]" table:style-name="ce45">
            <text:p><text:s text:c="3"/>11.11<text:s/></text:p>
          </table:table-cell>
          <table:table-cell office:value-type="float" office:value="234" table:formula="of:=SUM([.O19:.P19])" table:style-name="ce44">
            <text:p><text:s text:c="3"/>234<text:s/></text:p>
          </table:table-cell>
          <table:table-cell office:value-type="float" office:value="234" table:formula="of:=['file:///D:/outlook%20moi2002/月報速報/02各月/10903/速報公式(3月).xls'#'01-縣市別新'.Q21]" table:style-name="ce44">
            <text:p><text:s text:c="3"/>234<text:s/></text:p>
          </table:table-cell>
          <table:table-cell office:value-type="float" office:value="0" table:formula="of:=['file:///D:/outlook%20moi2002/月報速報/02各月/10903/速報公式(3月).xls'#'01-縣市別新'.R21]" table:style-name="ce46">
            <text:p>－<text:s/></text:p>
          </table:table-cell>
          <table:table-cell office:value-type="float" office:value="0.34399168539755293" table:formula="of:=[.N19]/((['file:///D:/outlook%20moi2002/月報速報/02各月/10903/速報公式(3月).xls'#'01-縣市別新'.C21]+['file:///D:/outlook%20moi2002/月報速報/02各月/10903/速報公式(3月).xls'#'01-縣市別新'.AF21])/2)*1000" table:style-name="ce45">
            <text:p><text:s text:c="3"/>0.34<text:s/></text:p>
          </table:table-cell>
          <table:table-cell office:value-type="float" office:value="4.0599999999999996" table:formula="of:=['file:///D:/outlook%20moi2002/月報速報/02各月/10903/速報公式(3月).xls'#'01-縣市別新'.U21]" table:style-name="ce43">
            <text:p><text:s text:c="3"/>4.06<text:s/></text:p>
          </table:table-cell>
          <table:table-cell office:value-type="float" office:value="110" table:formula="of:=SUM([.T19:.U19])" table:style-name="ce46">
            <text:p><text:s text:c="3"/>110<text:s/></text:p>
          </table:table-cell>
          <table:table-cell office:value-type="float" office:value="110" table:formula="of:=['file:///D:/outlook%20moi2002/月報速報/02各月/10903/速報公式(3月).xls'#'01-縣市別新'.W21]" table:style-name="ce46">
            <text:p><text:s text:c="3"/>110<text:s/></text:p>
          </table:table-cell>
          <table:table-cell office:value-type="float" office:value="0" table:formula="of:=['file:///D:/outlook%20moi2002/月報速報/02各月/10903/速報公式(3月).xls'#'01-縣市別新'.X21]" table:style-name="ce46">
            <text:p>－<text:s/></text:p>
          </table:table-cell>
          <table:table-cell office:value-type="float" office:value="0.16170549313560181" table:formula="of:=[.S19]/((['file:///D:/outlook%20moi2002/月報速報/02各月/10903/速報公式(3月).xls'#'01-縣市別新'.C21]+['file:///D:/outlook%20moi2002/月報速報/02各月/10903/速報公式(3月).xls'#'01-縣市別新'.AF21])/2)*1000" table:style-name="ce45">
            <text:p><text:s text:c="3"/>0.16<text:s/></text:p>
          </table:table-cell>
          <table:table-cell office:value-type="float" office:value="1.91" table:formula="of:=['file:///D:/outlook%20moi2002/月報速報/02各月/10903/速報公式(3月).xls'#'01-縣市別新'.AA21]" table:style-name="ce47">
            <text:p><text:s text:c="3"/>1.91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嘉義縣</text:p>
          </table:table-cell>
          <table:table-cell office:value-type="float" office:value="-378" table:formula="of:=['file:///D:/outlook%20moi2002/月報速報/02各月/10903/速報公式(3月).xls'#'01-縣市別新'.C22]-['file:///D:/outlook%20moi2002/月報速報/02各月/10903/速報公式(3月).xls'#'01-縣市別新'.AF22]" table:style-name="ce42">
            <text:p><text:s/>－378<text:s/></text:p>
          </table:table-cell>
          <table:table-cell office:value-type="float" office:value="-0.75241099953223134" table:formula="of:=[.B20]/['file:///D:/outlook%20moi2002/月報速報/02各月/10903/速報公式(3月).xls'#'01-縣市別新'.$AF22]*1000" table:style-name="ce43">
            <text:p><text:s/>－0.75<text:s/></text:p>
          </table:table-cell>
          <table:table-cell office:value-type="float" office:value="-8.883304058993442" table:formula="of:=[.B20]/['file:///D:/outlook%20moi2002/月報速報/02各月/10903/速報公式(3月).xls'#'01-縣市別新'.AF22]*366/31*1000" table:style-name="ce33">
            <text:p><text:s/>－8.88<text:s/></text:p>
          </table:table-cell>
          <table:table-cell office:value-type="float" office:value="-208" table:formula="of:=['file:///D:/outlook%20moi2002/月報速報/02各月/10903/速報公式(3月).xls'#'01-縣市別新'.F22]-['file:///D:/outlook%20moi2002/月報速報/02各月/10903/速報公式(3月).xls'#'01-縣市別新'.J22]" table:style-name="ce44">
            <text:p><text:s/>－208<text:s/></text:p>
          </table:table-cell>
          <table:table-cell office:value-type="float" office:value="-0.41418091741073204" table:formula="of:=[.E20]/((['file:///D:/outlook%20moi2002/月報速報/02各月/10903/速報公式(3月).xls'#'01-縣市別新'.C22]+['file:///D:/outlook%20moi2002/月報速報/02各月/10903/速報公式(3月).xls'#'01-縣市別新'.AF22])/2)*1000" table:style-name="ce45">
            <text:p><text:s/>－0.41<text:s/></text:p>
          </table:table-cell>
          <table:table-cell office:value-type="float" office:value="-4.8899999999999997" table:formula="of:=['file:///D:/outlook%20moi2002/月報速報/02各月/10903/速報公式(3月).xls'#'01-縣市別新'.O22]" table:style-name="ce45">
            <text:p><text:s/>－4.89<text:s/></text:p>
          </table:table-cell>
          <table:table-cell office:value-type="float" office:value="249" table:formula="of:=['file:///D:/outlook%20moi2002/月報速報/02各月/10903/速報公式(3月).xls'#'01-縣市別新'.F22]" table:style-name="ce44">
            <text:p><text:s text:c="3"/>249<text:s/></text:p>
          </table:table-cell>
          <table:table-cell office:value-type="float" office:value="0.49582234824650134" table:formula="of:=[.H20]/((['file:///D:/outlook%20moi2002/月報速報/02各月/10903/速報公式(3月).xls'#'01-縣市別新'.C22]+['file:///D:/outlook%20moi2002/月報速報/02各月/10903/速報公式(3月).xls'#'01-縣市別新'.AF22])/2)*1000" table:style-name="ce45">
            <text:p><text:s text:c="3"/>0.50<text:s/></text:p>
          </table:table-cell>
          <table:table-cell office:value-type="float" office:value="5.85" table:formula="of:=['file:///D:/outlook%20moi2002/月報速報/02各月/10903/速報公式(3月).xls'#'01-縣市別新'.I22]" table:style-name="ce45">
            <text:p><text:s text:c="3"/>5.85<text:s/></text:p>
          </table:table-cell>
          <table:table-cell office:value-type="float" office:value="457" table:formula="of:=['file:///D:/outlook%20moi2002/月報速報/02各月/10903/速報公式(3月).xls'#'01-縣市別新'.J22]" table:style-name="ce44">
            <text:p><text:s text:c="3"/>457<text:s/></text:p>
          </table:table-cell>
          <table:table-cell office:value-type="float" office:value="0.91000326565723344" table:formula="of:=[.K20]/((['file:///D:/outlook%20moi2002/月報速報/02各月/10903/速報公式(3月).xls'#'01-縣市別新'.C22]+['file:///D:/outlook%20moi2002/月報速報/02各月/10903/速報公式(3月).xls'#'01-縣市別新'.AF22])/2)*1000" table:style-name="ce45">
            <text:p><text:s text:c="3"/>0.91<text:s/></text:p>
          </table:table-cell>
          <table:table-cell office:value-type="float" office:value="10.74" table:formula="of:=['file:///D:/outlook%20moi2002/月報速報/02各月/10903/速報公式(3月).xls'#'01-縣市別新'.M22]" table:style-name="ce45">
            <text:p><text:s text:c="3"/>10.74<text:s/></text:p>
          </table:table-cell>
          <table:table-cell office:value-type="float" office:value="195" table:formula="of:=SUM([.O20:.P20])" table:style-name="ce44">
            <text:p><text:s text:c="3"/>195<text:s/></text:p>
          </table:table-cell>
          <table:table-cell office:value-type="float" office:value="193" table:formula="of:=['file:///D:/outlook%20moi2002/月報速報/02各月/10903/速報公式(3月).xls'#'01-縣市別新'.Q22]" table:style-name="ce44">
            <text:p><text:s text:c="3"/>193<text:s/></text:p>
          </table:table-cell>
          <table:table-cell office:value-type="float" office:value="2" table:formula="of:=['file:///D:/outlook%20moi2002/月報速報/02各月/10903/速報公式(3月).xls'#'01-縣市別新'.R22]" table:style-name="ce46">
            <text:p><text:s text:c="3"/>2<text:s/></text:p>
          </table:table-cell>
          <table:table-cell office:value-type="float" office:value="0.38829461007256133" table:formula="of:=[.N20]/((['file:///D:/outlook%20moi2002/月報速報/02各月/10903/速報公式(3月).xls'#'01-縣市別新'.C22]+['file:///D:/outlook%20moi2002/月報速報/02各月/10903/速報公式(3月).xls'#'01-縣市別新'.AF22])/2)*1000" table:style-name="ce45">
            <text:p><text:s text:c="3"/>0.39<text:s/></text:p>
          </table:table-cell>
          <table:table-cell office:value-type="float" office:value="4.58" table:formula="of:=['file:///D:/outlook%20moi2002/月報速報/02各月/10903/速報公式(3月).xls'#'01-縣市別新'.U22]" table:style-name="ce43">
            <text:p><text:s text:c="3"/>4.58<text:s/></text:p>
          </table:table-cell>
          <table:table-cell office:value-type="float" office:value="91" table:formula="of:=SUM([.T20:.U20])" table:style-name="ce46">
            <text:p><text:s text:c="3"/>91<text:s/></text:p>
          </table:table-cell>
          <table:table-cell office:value-type="float" office:value="90" table:formula="of:=['file:///D:/outlook%20moi2002/月報速報/02各月/10903/速報公式(3月).xls'#'01-縣市別新'.W22]" table:style-name="ce46">
            <text:p><text:s text:c="3"/>90<text:s/></text:p>
          </table:table-cell>
          <table:table-cell office:value-type="float" office:value="1" table:formula="of:=['file:///D:/outlook%20moi2002/月報速報/02各月/10903/速報公式(3月).xls'#'01-縣市別新'.X22]" table:style-name="ce46">
            <text:p><text:s text:c="3"/>1<text:s/></text:p>
          </table:table-cell>
          <table:table-cell office:value-type="float" office:value="0.18120415136719528" table:formula="of:=[.S20]/((['file:///D:/outlook%20moi2002/月報速報/02各月/10903/速報公式(3月).xls'#'01-縣市別新'.C22]+['file:///D:/outlook%20moi2002/月報速報/02各月/10903/速報公式(3月).xls'#'01-縣市別新'.AF22])/2)*1000" table:style-name="ce45">
            <text:p><text:s text:c="3"/>0.18<text:s/></text:p>
          </table:table-cell>
          <table:table-cell office:value-type="float" office:value="2.14" table:formula="of:=['file:///D:/outlook%20moi2002/月報速報/02各月/10903/速報公式(3月).xls'#'01-縣市別新'.AA22]" table:style-name="ce47">
            <text:p><text:s text:c="3"/>2.14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屏東縣</text:p>
          </table:table-cell>
          <table:table-cell office:value-type="float" office:value="-610" table:formula="of:=['file:///D:/outlook%20moi2002/月報速報/02各月/10903/速報公式(3月).xls'#'01-縣市別新'.C23]-['file:///D:/outlook%20moi2002/月報速報/02各月/10903/速報公式(3月).xls'#'01-縣市別新'.AF23]" table:style-name="ce42">
            <text:p><text:s/>－610<text:s/></text:p>
          </table:table-cell>
          <table:table-cell office:value-type="float" office:value="-0.74590090767580952" table:formula="of:=[.B21]/['file:///D:/outlook%20moi2002/月報速報/02各月/10903/速報公式(3月).xls'#'01-縣市別新'.$AF23]*1000" table:style-name="ce43">
            <text:p><text:s/>－0.75<text:s/></text:p>
          </table:table-cell>
          <table:table-cell office:value-type="float" office:value="-8.8064429744950417" table:formula="of:=[.B21]/['file:///D:/outlook%20moi2002/月報速報/02各月/10903/速報公式(3月).xls'#'01-縣市別新'.AF23]*366/31*1000" table:style-name="ce33">
            <text:p><text:s/>－8.81<text:s/></text:p>
          </table:table-cell>
          <table:table-cell office:value-type="float" office:value="-356" table:formula="of:=['file:///D:/outlook%20moi2002/月報速報/02各月/10903/速報公式(3月).xls'#'01-縣市別新'.F23]-['file:///D:/outlook%20moi2002/月報速報/02各月/10903/速報公式(3月).xls'#'01-縣市別新'.J23]" table:style-name="ce44">
            <text:p><text:s/>－356<text:s/></text:p>
          </table:table-cell>
          <table:table-cell office:value-type="float" office:value="-0.43547507149864589" table:formula="of:=[.E21]/((['file:///D:/outlook%20moi2002/月報速報/02各月/10903/速報公式(3月).xls'#'01-縣市別新'.C23]+['file:///D:/outlook%20moi2002/月報速報/02各月/10903/速報公式(3月).xls'#'01-縣市別新'.AF23])/2)*1000" table:style-name="ce45">
            <text:p><text:s/>－0.44<text:s/></text:p>
          </table:table-cell>
          <table:table-cell office:value-type="float" office:value="-5.14" table:formula="of:=['file:///D:/outlook%20moi2002/月報速報/02各月/10903/速報公式(3月).xls'#'01-縣市別新'.O23]" table:style-name="ce45">
            <text:p><text:s/>－5.14<text:s/></text:p>
          </table:table-cell>
          <table:table-cell office:value-type="float" office:value="418" table:formula="of:=['file:///D:/outlook%20moi2002/月報速報/02各月/10903/速報公式(3月).xls'#'01-縣市別新'.F23]" table:style-name="ce44">
            <text:p><text:s text:c="3"/>418<text:s/></text:p>
          </table:table-cell>
          <table:table-cell office:value-type="float" office:value="0.51131623563605044" table:formula="of:=[.H21]/((['file:///D:/outlook%20moi2002/月報速報/02各月/10903/速報公式(3月).xls'#'01-縣市別新'.C23]+['file:///D:/outlook%20moi2002/月報速報/02各月/10903/速報公式(3月).xls'#'01-縣市別新'.AF23])/2)*1000" table:style-name="ce45">
            <text:p><text:s text:c="3"/>0.51<text:s/></text:p>
          </table:table-cell>
          <table:table-cell office:value-type="float" office:value="6.04" table:formula="of:=['file:///D:/outlook%20moi2002/月報速報/02各月/10903/速報公式(3月).xls'#'01-縣市別新'.I23]" table:style-name="ce45">
            <text:p><text:s text:c="3"/>6.04<text:s/></text:p>
          </table:table-cell>
          <table:table-cell office:value-type="float" office:value="774" table:formula="of:=['file:///D:/outlook%20moi2002/月報速報/02各月/10903/速報公式(3月).xls'#'01-縣市別新'.J23]" table:style-name="ce44">
            <text:p><text:s text:c="3"/>774<text:s/></text:p>
          </table:table-cell>
          <table:table-cell office:value-type="float" office:value="0.94679130713469639" table:formula="of:=[.K21]/((['file:///D:/outlook%20moi2002/月報速報/02各月/10903/速報公式(3月).xls'#'01-縣市別新'.C23]+['file:///D:/outlook%20moi2002/月報速報/02各月/10903/速報公式(3月).xls'#'01-縣市別新'.AF23])/2)*1000" table:style-name="ce45">
            <text:p><text:s text:c="3"/>0.95<text:s/></text:p>
          </table:table-cell>
          <table:table-cell office:value-type="float" office:value="11.18" table:formula="of:=['file:///D:/outlook%20moi2002/月報速報/02各月/10903/速報公式(3月).xls'#'01-縣市別新'.M23]" table:style-name="ce45">
            <text:p><text:s text:c="3"/>11.18<text:s/></text:p>
          </table:table-cell>
          <table:table-cell office:value-type="float" office:value="366" table:formula="of:=SUM([.O21:.P21])" table:style-name="ce44">
            <text:p><text:s text:c="3"/>366<text:s/></text:p>
          </table:table-cell>
          <table:table-cell office:value-type="float" office:value="364" table:formula="of:=['file:///D:/outlook%20moi2002/月報速報/02各月/10903/速報公式(3月).xls'#'01-縣市別新'.Q23]" table:style-name="ce44">
            <text:p><text:s text:c="3"/>364<text:s/></text:p>
          </table:table-cell>
          <table:table-cell office:value-type="float" office:value="2" table:formula="of:=['file:///D:/outlook%20moi2002/月報速報/02各月/10903/速報公式(3月).xls'#'01-縣市別新'.R23]" table:style-name="ce46">
            <text:p><text:s text:c="3"/>2<text:s/></text:p>
          </table:table-cell>
          <table:table-cell office:value-type="float" office:value="0.4477075173272595" table:formula="of:=[.N21]/((['file:///D:/outlook%20moi2002/月報速報/02各月/10903/速報公式(3月).xls'#'01-縣市別新'.C23]+['file:///D:/outlook%20moi2002/月報速報/02各月/10903/速報公式(3月).xls'#'01-縣市別新'.AF23])/2)*1000" table:style-name="ce45">
            <text:p><text:s text:c="3"/>0.45<text:s/></text:p>
          </table:table-cell>
          <table:table-cell office:value-type="float" office:value="5.29" table:formula="of:=['file:///D:/outlook%20moi2002/月報速報/02各月/10903/速報公式(3月).xls'#'01-縣市別新'.U23]" table:style-name="ce43">
            <text:p><text:s text:c="3"/>5.29<text:s/></text:p>
          </table:table-cell>
          <table:table-cell office:value-type="float" office:value="173" table:formula="of:=SUM([.T21:.U21])" table:style-name="ce46">
            <text:p><text:s text:c="3"/>173<text:s/></text:p>
          </table:table-cell>
          <table:table-cell office:value-type="float" office:value="172" table:formula="of:=['file:///D:/outlook%20moi2002/月報速報/02各月/10903/速報公式(3月).xls'#'01-縣市別新'.W23]" table:style-name="ce46">
            <text:p><text:s text:c="3"/>172<text:s/></text:p>
          </table:table-cell>
          <table:table-cell office:value-type="float" office:value="1" table:formula="of:=['file:///D:/outlook%20moi2002/月報速報/02各月/10903/速報公式(3月).xls'#'01-縣市別新'.X23]" table:style-name="ce46">
            <text:p><text:s text:c="3"/>1<text:s/></text:p>
          </table:table-cell>
          <table:table-cell office:value-type="float" office:value="0.21162131283501612" table:formula="of:=[.S21]/((['file:///D:/outlook%20moi2002/月報速報/02各月/10903/速報公式(3月).xls'#'01-縣市別新'.C23]+['file:///D:/outlook%20moi2002/月報速報/02各月/10903/速報公式(3月).xls'#'01-縣市別新'.AF23])/2)*1000" table:style-name="ce45">
            <text:p><text:s text:c="3"/>0.21<text:s/></text:p>
          </table:table-cell>
          <table:table-cell office:value-type="float" office:value="2.5" table:formula="of:=['file:///D:/outlook%20moi2002/月報速報/02各月/10903/速報公式(3月).xls'#'01-縣市別新'.AA23]" table:style-name="ce47">
            <text:p><text:s text:c="3"/>2.50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41">
            <text:p>臺東縣</text:p>
          </table:table-cell>
          <table:table-cell office:value-type="float" office:value="-145" table:formula="of:=['file:///D:/outlook%20moi2002/月報速報/02各月/10903/速報公式(3月).xls'#'01-縣市別新'.C24]-['file:///D:/outlook%20moi2002/月報速報/02各月/10903/速報公式(3月).xls'#'01-縣市別新'.AF24]" table:style-name="ce42">
            <text:p><text:s/>－145<text:s/></text:p>
          </table:table-cell>
          <table:table-cell office:value-type="float" office:value="-0.66989138519678637" table:formula="of:=[.B22]/['file:///D:/outlook%20moi2002/月報速報/02各月/10903/速報公式(3月).xls'#'01-縣市別新'.$AF24]*1000" table:style-name="ce43">
            <text:p><text:s/>－0.67<text:s/></text:p>
          </table:table-cell>
          <table:table-cell office:value-type="float" office:value="-7.9090402252265743" table:formula="of:=[.B22]/['file:///D:/outlook%20moi2002/月報速報/02各月/10903/速報公式(3月).xls'#'01-縣市別新'.AF24]*366/31*1000" table:style-name="ce33">
            <text:p><text:s/>－7.91<text:s/></text:p>
          </table:table-cell>
          <table:table-cell office:value-type="float" office:value="-105" table:formula="of:=['file:///D:/outlook%20moi2002/月報速報/02各月/10903/速報公式(3月).xls'#'01-縣市別新'.F24]-['file:///D:/outlook%20moi2002/月報速報/02各月/10903/速報公式(3月).xls'#'01-縣市別新'.J24]" table:style-name="ce44">
            <text:p><text:s/>－105<text:s/></text:p>
          </table:table-cell>
          <table:table-cell office:value-type="float" office:value="-0.48525629620044319" table:formula="of:=[.E22]/((['file:///D:/outlook%20moi2002/月報速報/02各月/10903/速報公式(3月).xls'#'01-縣市別新'.C24]+['file:///D:/outlook%20moi2002/月報速報/02各月/10903/速報公式(3月).xls'#'01-縣市別新'.AF24])/2)*1000" table:style-name="ce45">
            <text:p><text:s/>－0.49<text:s/></text:p>
          </table:table-cell>
          <table:table-cell office:value-type="float" office:value="-5.73" table:formula="of:=['file:///D:/outlook%20moi2002/月報速報/02各月/10903/速報公式(3月).xls'#'01-縣市別新'.O24]" table:style-name="ce45">
            <text:p><text:s/>－5.73<text:s/></text:p>
          </table:table-cell>
          <table:table-cell office:value-type="float" office:value="115" table:formula="of:=['file:///D:/outlook%20moi2002/月報速報/02各月/10903/速報公式(3月).xls'#'01-縣市別新'.F24]" table:style-name="ce44">
            <text:p><text:s text:c="3"/>115<text:s/></text:p>
          </table:table-cell>
          <table:table-cell office:value-type="float" office:value="0.53147118155286632" table:formula="of:=[.H22]/((['file:///D:/outlook%20moi2002/月報速報/02各月/10903/速報公式(3月).xls'#'01-縣市別新'.C24]+['file:///D:/outlook%20moi2002/月報速報/02各月/10903/速報公式(3月).xls'#'01-縣市別新'.AF24])/2)*1000" table:style-name="ce45">
            <text:p><text:s text:c="3"/>0.53<text:s/></text:p>
          </table:table-cell>
          <table:table-cell office:value-type="float" office:value="6.27" table:formula="of:=['file:///D:/outlook%20moi2002/月報速報/02各月/10903/速報公式(3月).xls'#'01-縣市別新'.I24]" table:style-name="ce45">
            <text:p><text:s text:c="3"/>6.27<text:s/></text:p>
          </table:table-cell>
          <table:table-cell office:value-type="float" office:value="220" table:formula="of:=['file:///D:/outlook%20moi2002/月報速報/02各月/10903/速報公式(3月).xls'#'01-縣市別新'.J24]" table:style-name="ce44">
            <text:p><text:s text:c="3"/>220<text:s/></text:p>
          </table:table-cell>
          <table:table-cell office:value-type="float" office:value="1.0167274777533095" table:formula="of:=[.K22]/((['file:///D:/outlook%20moi2002/月報速報/02各月/10903/速報公式(3月).xls'#'01-縣市別新'.C24]+['file:///D:/outlook%20moi2002/月報速報/02各月/10903/速報公式(3月).xls'#'01-縣市別新'.AF24])/2)*1000" table:style-name="ce45">
            <text:p><text:s text:c="3"/>1.02<text:s/></text:p>
          </table:table-cell>
          <table:table-cell office:value-type="float" office:value="12" table:formula="of:=['file:///D:/outlook%20moi2002/月報速報/02各月/10903/速報公式(3月).xls'#'01-縣市別新'.M24]" table:style-name="ce45">
            <text:p><text:s text:c="3"/>12.00<text:s/></text:p>
          </table:table-cell>
          <table:table-cell office:value-type="float" office:value="87" table:formula="of:=SUM([.O22:.P22])" table:style-name="ce44">
            <text:p><text:s text:c="3"/>87<text:s/></text:p>
          </table:table-cell>
          <table:table-cell office:value-type="float" office:value="87" table:formula="of:=['file:///D:/outlook%20moi2002/月報速報/02各月/10903/速報公式(3月).xls'#'01-縣市別新'.Q24]" table:style-name="ce44">
            <text:p><text:s text:c="3"/>87<text:s/></text:p>
          </table:table-cell>
          <table:table-cell office:value-type="float" office:value="0" table:formula="of:=['file:///D:/outlook%20moi2002/月報速報/02各月/10903/速報公式(3月).xls'#'01-縣市別新'.R24]" table:style-name="ce46">
            <text:p>－<text:s/></text:p>
          </table:table-cell>
          <table:table-cell office:value-type="float" office:value="0.40206950256608148" table:formula="of:=[.N22]/((['file:///D:/outlook%20moi2002/月報速報/02各月/10903/速報公式(3月).xls'#'01-縣市別新'.C24]+['file:///D:/outlook%20moi2002/月報速報/02各月/10903/速報公式(3月).xls'#'01-縣市別新'.AF24])/2)*1000" table:style-name="ce45">
            <text:p><text:s text:c="3"/>0.40<text:s/></text:p>
          </table:table-cell>
          <table:table-cell office:value-type="float" office:value="4.75" table:formula="of:=['file:///D:/outlook%20moi2002/月報速報/02各月/10903/速報公式(3月).xls'#'01-縣市別新'.U24]" table:style-name="ce43">
            <text:p><text:s text:c="3"/>4.75<text:s/></text:p>
          </table:table-cell>
          <table:table-cell office:value-type="float" office:value="40" table:formula="of:=SUM([.T22:.U22])" table:style-name="ce46">
            <text:p><text:s text:c="3"/>40<text:s/></text:p>
          </table:table-cell>
          <table:table-cell office:value-type="float" office:value="39" table:formula="of:=['file:///D:/outlook%20moi2002/月報速報/02各月/10903/速報公式(3月).xls'#'01-縣市別新'.W24]" table:style-name="ce46">
            <text:p><text:s text:c="3"/>39<text:s/></text:p>
          </table:table-cell>
          <table:table-cell office:value-type="float" office:value="1" table:formula="of:=['file:///D:/outlook%20moi2002/月報速報/02各月/10903/速報公式(3月).xls'#'01-縣市別新'.X24]" table:style-name="ce46">
            <text:p><text:s text:c="3"/>1<text:s/></text:p>
          </table:table-cell>
          <table:table-cell office:value-type="float" office:value="0.18485954140969266" table:formula="of:=[.S22]/((['file:///D:/outlook%20moi2002/月報速報/02各月/10903/速報公式(3月).xls'#'01-縣市別新'.C24]+['file:///D:/outlook%20moi2002/月報速報/02各月/10903/速報公式(3月).xls'#'01-縣市別新'.AF24])/2)*1000" table:style-name="ce45">
            <text:p><text:s text:c="3"/>0.18<text:s/></text:p>
          </table:table-cell>
          <table:table-cell office:value-type="float" office:value="2.1800000000000002" table:formula="of:=['file:///D:/outlook%20moi2002/月報速報/02各月/10903/速報公式(3月).xls'#'01-縣市別新'.AA24]" table:style-name="ce47">
            <text:p><text:s text:c="3"/>2.18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花蓮縣</text:p>
          </table:table-cell>
          <table:table-cell office:value-type="float" office:value="-151" table:formula="of:=['file:///D:/outlook%20moi2002/月報速報/02各月/10903/速報公式(3月).xls'#'01-縣市別新'.C25]-['file:///D:/outlook%20moi2002/月報速報/02各月/10903/速報公式(3月).xls'#'01-縣市別新'.AF25]" table:style-name="ce42">
            <text:p><text:s/>－151<text:s/></text:p>
          </table:table-cell>
          <table:table-cell office:value-type="float" office:value="-0.46339345172882584" table:formula="of:=[.B23]/['file:///D:/outlook%20moi2002/月報速報/02各月/10903/速報公式(3月).xls'#'01-縣市別新'.$AF25]*1000" table:style-name="ce43">
            <text:p><text:s/>－0.46<text:s/></text:p>
          </table:table-cell>
          <table:table-cell office:value-type="float" office:value="-5.4710323655725883" table:formula="of:=[.B23]/['file:///D:/outlook%20moi2002/月報速報/02各月/10903/速報公式(3月).xls'#'01-縣市別新'.AF25]*366/31*1000" table:style-name="ce33">
            <text:p><text:s/>－5.47<text:s/></text:p>
          </table:table-cell>
          <table:table-cell office:value-type="float" office:value="-88" table:formula="of:=['file:///D:/outlook%20moi2002/月報速報/02各月/10903/速報公式(3月).xls'#'01-縣市別新'.F25]-['file:///D:/outlook%20moi2002/月報速報/02各月/10903/速報公式(3月).xls'#'01-縣市別新'.J25]" table:style-name="ce44">
            <text:p><text:s/>－88<text:s/></text:p>
          </table:table-cell>
          <table:table-cell office:value-type="float" office:value="-0.27011969679064035" table:formula="of:=[.E23]/((['file:///D:/outlook%20moi2002/月報速報/02各月/10903/速報公式(3月).xls'#'01-縣市別新'.C25]+['file:///D:/outlook%20moi2002/月報速報/02各月/10903/速報公式(3月).xls'#'01-縣市別新'.AF25])/2)*1000" table:style-name="ce45">
            <text:p><text:s/>－0.27<text:s/></text:p>
          </table:table-cell>
          <table:table-cell office:value-type="float" office:value="-3.19" table:formula="of:=['file:///D:/outlook%20moi2002/月報速報/02各月/10903/速報公式(3月).xls'#'01-縣市別新'.O25]" table:style-name="ce45">
            <text:p><text:s/>－3.19<text:s/></text:p>
          </table:table-cell>
          <table:table-cell office:value-type="float" office:value="200" table:formula="of:=['file:///D:/outlook%20moi2002/月報速報/02各月/10903/速報公式(3月).xls'#'01-縣市別新'.F25]" table:style-name="ce44">
            <text:p><text:s text:c="3"/>200<text:s/></text:p>
          </table:table-cell>
          <table:table-cell office:value-type="float" office:value="0.61390840179690986" table:formula="of:=[.H23]/((['file:///D:/outlook%20moi2002/月報速報/02各月/10903/速報公式(3月).xls'#'01-縣市別新'.C25]+['file:///D:/outlook%20moi2002/月報速報/02各月/10903/速報公式(3月).xls'#'01-縣市別新'.AF25])/2)*1000" table:style-name="ce45">
            <text:p><text:s text:c="3"/>0.61<text:s/></text:p>
          </table:table-cell>
          <table:table-cell office:value-type="float" office:value="7.25" table:formula="of:=['file:///D:/outlook%20moi2002/月報速報/02各月/10903/速報公式(3月).xls'#'01-縣市別新'.I25]" table:style-name="ce45">
            <text:p><text:s text:c="3"/>7.25<text:s/></text:p>
          </table:table-cell>
          <table:table-cell office:value-type="float" office:value="288" table:formula="of:=['file:///D:/outlook%20moi2002/月報速報/02各月/10903/速報公式(3月).xls'#'01-縣市別新'.J25]" table:style-name="ce44">
            <text:p><text:s text:c="3"/>288<text:s/></text:p>
          </table:table-cell>
          <table:table-cell office:value-type="float" office:value="0.88402809858755027" table:formula="of:=[.K23]/((['file:///D:/outlook%20moi2002/月報速報/02各月/10903/速報公式(3月).xls'#'01-縣市別新'.C25]+['file:///D:/outlook%20moi2002/月報速報/02各月/10903/速報公式(3月).xls'#'01-縣市別新'.AF25])/2)*1000" table:style-name="ce45">
            <text:p><text:s text:c="3"/>0.88<text:s/></text:p>
          </table:table-cell>
          <table:table-cell office:value-type="float" office:value="10.44" table:formula="of:=['file:///D:/outlook%20moi2002/月報速報/02各月/10903/速報公式(3月).xls'#'01-縣市別新'.M25]" table:style-name="ce45">
            <text:p><text:s text:c="3"/>10.44<text:s/></text:p>
          </table:table-cell>
          <table:table-cell office:value-type="float" office:value="145" table:formula="of:=SUM([.O23:.P23])" table:style-name="ce44">
            <text:p><text:s text:c="3"/>145<text:s/></text:p>
          </table:table-cell>
          <table:table-cell office:value-type="float" office:value="142" table:formula="of:=['file:///D:/outlook%20moi2002/月報速報/02各月/10903/速報公式(3月).xls'#'01-縣市別新'.Q25]" table:style-name="ce44">
            <text:p><text:s text:c="3"/>142<text:s/></text:p>
          </table:table-cell>
          <table:table-cell office:value-type="float" office:value="3" table:formula="of:=['file:///D:/outlook%20moi2002/月報速報/02各月/10903/速報公式(3月).xls'#'01-縣市別新'.R25]" table:style-name="ce46">
            <text:p><text:s text:c="3"/>3<text:s/></text:p>
          </table:table-cell>
          <table:table-cell office:value-type="float" office:value="0.44508359130275965" table:formula="of:=[.N23]/((['file:///D:/outlook%20moi2002/月報速報/02各月/10903/速報公式(3月).xls'#'01-縣市別新'.C25]+['file:///D:/outlook%20moi2002/月報速報/02各月/10903/速報公式(3月).xls'#'01-縣市別新'.AF25])/2)*1000" table:style-name="ce45">
            <text:p><text:s text:c="3"/>0.45<text:s/></text:p>
          </table:table-cell>
          <table:table-cell office:value-type="float" office:value="5.25" table:formula="of:=['file:///D:/outlook%20moi2002/月報速報/02各月/10903/速報公式(3月).xls'#'01-縣市別新'.U25]" table:style-name="ce43">
            <text:p><text:s text:c="3"/>5.25<text:s/></text:p>
          </table:table-cell>
          <table:table-cell office:value-type="float" office:value="82" table:formula="of:=SUM([.T23:.U23])" table:style-name="ce46">
            <text:p><text:s text:c="3"/>82<text:s/></text:p>
          </table:table-cell>
          <table:table-cell office:value-type="float" office:value="82" table:formula="of:=['file:///D:/outlook%20moi2002/月報速報/02各月/10903/速報公式(3月).xls'#'01-縣市別新'.W25]" table:style-name="ce46">
            <text:p><text:s text:c="3"/>82<text:s/></text:p>
          </table:table-cell>
          <table:table-cell office:value-type="float" office:value="0" table:formula="of:=['file:///D:/outlook%20moi2002/月報速報/02各月/10903/速報公式(3月).xls'#'01-縣市別新'.X25]" table:style-name="ce46">
            <text:p>－<text:s/></text:p>
          </table:table-cell>
          <table:table-cell office:value-type="float" office:value="0.25170244473673303" table:formula="of:=[.S23]/((['file:///D:/outlook%20moi2002/月報速報/02各月/10903/速報公式(3月).xls'#'01-縣市別新'.C25]+['file:///D:/outlook%20moi2002/月報速報/02各月/10903/速報公式(3月).xls'#'01-縣市別新'.AF25])/2)*1000" table:style-name="ce45">
            <text:p><text:s text:c="3"/>0.25<text:s/></text:p>
          </table:table-cell>
          <table:table-cell office:value-type="float" office:value="2.97" table:formula="of:=['file:///D:/outlook%20moi2002/月報速報/02各月/10903/速報公式(3月).xls'#'01-縣市別新'.AA25]" table:style-name="ce47">
            <text:p><text:s text:c="3"/>2.97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澎湖縣</text:p>
          </table:table-cell>
          <table:table-cell office:value-type="float" office:value="-4" table:formula="of:=['file:///D:/outlook%20moi2002/月報速報/02各月/10903/速報公式(3月).xls'#'01-縣市別新'.C26]-['file:///D:/outlook%20moi2002/月報速報/02各月/10903/速報公式(3月).xls'#'01-縣市別新'.AF26]" table:style-name="ce42">
            <text:p><text:s/>－4<text:s/></text:p>
          </table:table-cell>
          <table:table-cell office:value-type="float" office:value="-3.8051388400034247E-2" table:formula="of:=[.B24]/['file:///D:/outlook%20moi2002/月報速報/02各月/10903/速報公式(3月).xls'#'01-縣市別新'.$AF26]*1000" table:style-name="ce43">
            <text:p><text:s/>－0.04<text:s/></text:p>
          </table:table-cell>
          <table:table-cell office:value-type="float" office:value="-0.44925187594879146" table:formula="of:=[.B24]/['file:///D:/outlook%20moi2002/月報速報/02各月/10903/速報公式(3月).xls'#'01-縣市別新'.AF26]*366/31*1000" table:style-name="ce33">
            <text:p><text:s/>－0.45<text:s/></text:p>
          </table:table-cell>
          <table:table-cell office:value-type="float" office:value="8" table:formula="of:=['file:///D:/outlook%20moi2002/月報速報/02各月/10903/速報公式(3月).xls'#'01-縣市別新'.F26]-['file:///D:/outlook%20moi2002/月報速報/02各月/10903/速報公式(3月).xls'#'01-縣市別新'.J26]" table:style-name="ce44">
            <text:p><text:s text:c="3"/>8<text:s/></text:p>
          </table:table-cell>
          <table:table-cell office:value-type="float" office:value="7.6104224735775647E-2" table:formula="of:=[.E24]/((['file:///D:/outlook%20moi2002/月報速報/02各月/10903/速報公式(3月).xls'#'01-縣市別新'.C26]+['file:///D:/outlook%20moi2002/月報速報/02各月/10903/速報公式(3月).xls'#'01-縣市別新'.AF26])/2)*1000" table:style-name="ce45">
            <text:p><text:s text:c="3"/>0.08<text:s/></text:p>
          </table:table-cell>
          <table:table-cell office:value-type="float" office:value="0.9" table:formula="of:=['file:///D:/outlook%20moi2002/月報速報/02各月/10903/速報公式(3月).xls'#'01-縣市別新'.O26]" table:style-name="ce45">
            <text:p><text:s text:c="3"/>0.90<text:s/></text:p>
          </table:table-cell>
          <table:table-cell office:value-type="float" office:value="82" table:formula="of:=['file:///D:/outlook%20moi2002/月報速報/02各月/10903/速報公式(3月).xls'#'01-縣市別新'.F26]" table:style-name="ce44">
            <text:p><text:s text:c="3"/>82<text:s/></text:p>
          </table:table-cell>
          <table:table-cell office:value-type="float" office:value="0.78006830354170031" table:formula="of:=[.H24]/((['file:///D:/outlook%20moi2002/月報速報/02各月/10903/速報公式(3月).xls'#'01-縣市別新'.C26]+['file:///D:/outlook%20moi2002/月報速報/02各月/10903/速報公式(3月).xls'#'01-縣市別新'.AF26])/2)*1000" table:style-name="ce45">
            <text:p><text:s text:c="3"/>0.78<text:s/></text:p>
          </table:table-cell>
          <table:table-cell office:value-type="float" office:value="9.2100000000000009" table:formula="of:=['file:///D:/outlook%20moi2002/月報速報/02各月/10903/速報公式(3月).xls'#'01-縣市別新'.I26]" table:style-name="ce45">
            <text:p><text:s text:c="3"/>9.21<text:s/></text:p>
          </table:table-cell>
          <table:table-cell office:value-type="float" office:value="74" table:formula="of:=['file:///D:/outlook%20moi2002/月報速報/02各月/10903/速報公式(3月).xls'#'01-縣市別新'.J26]" table:style-name="ce44">
            <text:p><text:s text:c="3"/>74<text:s/></text:p>
          </table:table-cell>
          <table:table-cell office:value-type="float" office:value="0.70396407880592471" table:formula="of:=[.K24]/((['file:///D:/outlook%20moi2002/月報速報/02各月/10903/速報公式(3月).xls'#'01-縣市別新'.C26]+['file:///D:/outlook%20moi2002/月報速報/02各月/10903/速報公式(3月).xls'#'01-縣市別新'.AF26])/2)*1000" table:style-name="ce45">
            <text:p><text:s text:c="3"/>0.70<text:s/></text:p>
          </table:table-cell>
          <table:table-cell office:value-type="float" office:value="8.31" table:formula="of:=['file:///D:/outlook%20moi2002/月報速報/02各月/10903/速報公式(3月).xls'#'01-縣市別新'.M26]" table:style-name="ce45">
            <text:p><text:s text:c="3"/>8.31<text:s/></text:p>
          </table:table-cell>
          <table:table-cell office:value-type="float" office:value="47" table:formula="of:=SUM([.O24:.P24])" table:style-name="ce44">
            <text:p><text:s text:c="3"/>47<text:s/></text:p>
          </table:table-cell>
          <table:table-cell office:value-type="float" office:value="46" table:formula="of:=['file:///D:/outlook%20moi2002/月報速報/02各月/10903/速報公式(3月).xls'#'01-縣市別新'.Q26]" table:style-name="ce44">
            <text:p><text:s text:c="3"/>46<text:s/></text:p>
          </table:table-cell>
          <table:table-cell office:value-type="float" office:value="1" table:formula="of:=['file:///D:/outlook%20moi2002/月報速報/02各月/10903/速報公式(3月).xls'#'01-縣市別新'.R26]" table:style-name="ce46">
            <text:p><text:s text:c="3"/>1<text:s/></text:p>
          </table:table-cell>
          <table:table-cell office:value-type="float" office:value="0.44711232032268189" table:formula="of:=[.N24]/((['file:///D:/outlook%20moi2002/月報速報/02各月/10903/速報公式(3月).xls'#'01-縣市別新'.C26]+['file:///D:/outlook%20moi2002/月報速報/02各月/10903/速報公式(3月).xls'#'01-縣市別新'.AF26])/2)*1000" table:style-name="ce45">
            <text:p><text:s text:c="3"/>0.45<text:s/></text:p>
          </table:table-cell>
          <table:table-cell office:value-type="float" office:value="5.28" table:formula="of:=['file:///D:/outlook%20moi2002/月報速報/02各月/10903/速報公式(3月).xls'#'01-縣市別新'.U26]" table:style-name="ce43">
            <text:p><text:s text:c="3"/>5.28<text:s/></text:p>
          </table:table-cell>
          <table:table-cell office:value-type="float" office:value="23" table:formula="of:=SUM([.T24:.U24])" table:style-name="ce46">
            <text:p><text:s text:c="3"/>23<text:s/></text:p>
          </table:table-cell>
          <table:table-cell office:value-type="float" office:value="23" table:formula="of:=['file:///D:/outlook%20moi2002/月報速報/02各月/10903/速報公式(3月).xls'#'01-縣市別新'.W26]" table:style-name="ce46">
            <text:p><text:s text:c="3"/>23<text:s/></text:p>
          </table:table-cell>
          <table:table-cell office:value-type="float" office:value="0" table:formula="of:=['file:///D:/outlook%20moi2002/月報速報/02各月/10903/速報公式(3月).xls'#'01-縣市別新'.X26]" table:style-name="ce46">
            <text:p>－<text:s/></text:p>
          </table:table-cell>
          <table:table-cell office:value-type="float" office:value="0.21879964611535496" table:formula="of:=[.S24]/((['file:///D:/outlook%20moi2002/月報速報/02各月/10903/速報公式(3月).xls'#'01-縣市別新'.C26]+['file:///D:/outlook%20moi2002/月報速報/02各月/10903/速報公式(3月).xls'#'01-縣市別新'.AF26])/2)*1000" table:style-name="ce45">
            <text:p><text:s text:c="3"/>0.22<text:s/></text:p>
          </table:table-cell>
          <table:table-cell office:value-type="float" office:value="2.58" table:formula="of:=['file:///D:/outlook%20moi2002/月報速報/02各月/10903/速報公式(3月).xls'#'01-縣市別新'.AA26]" table:style-name="ce47">
            <text:p><text:s text:c="3"/>2.58<text:s/></text:p>
          </table:table-cell>
          <table:table-cell table:number-columns-repeated="16361" table:style-name="ce3"/>
        </table:table-row>
        <table:table-row table:style-name="ro8">
          <table:table-cell office:value-type="string" table:style-name="ce41">
            <text:p>基隆市</text:p>
          </table:table-cell>
          <table:table-cell office:value-type="float" office:value="-78" table:formula="of:=['file:///D:/outlook%20moi2002/月報速報/02各月/10903/速報公式(3月).xls'#'01-縣市別新'.C27]-['file:///D:/outlook%20moi2002/月報速報/02各月/10903/速報公式(3月).xls'#'01-縣市別新'.AF27]" table:style-name="ce42">
            <text:p><text:s/>－78<text:s/></text:p>
          </table:table-cell>
          <table:table-cell office:value-type="float" office:value="-0.21145661073006752" table:formula="of:=[.B25]/['file:///D:/outlook%20moi2002/月報速報/02各月/10903/速報公式(3月).xls'#'01-縣市別新'.$AF27]*1000" table:style-name="ce43">
            <text:p><text:s/>－0.21<text:s/></text:p>
          </table:table-cell>
          <table:table-cell office:value-type="float" office:value="-2.4965522428130553" table:formula="of:=[.B25]/['file:///D:/outlook%20moi2002/月報速報/02各月/10903/速報公式(3月).xls'#'01-縣市別新'.AF27]*366/31*1000" table:style-name="ce33">
            <text:p><text:s/>－2.50<text:s/></text:p>
          </table:table-cell>
          <table:table-cell office:value-type="float" office:value="-138" table:formula="of:=['file:///D:/outlook%20moi2002/月報速報/02各月/10903/速報公式(3月).xls'#'01-縣市別新'.F27]-['file:///D:/outlook%20moi2002/月報速報/02各月/10903/速報公式(3月).xls'#'01-縣市別新'.J27]" table:style-name="ce44">
            <text:p><text:s/>－138<text:s/></text:p>
          </table:table-cell>
          <table:table-cell office:value-type="float" office:value="-0.37415510084564474" table:formula="of:=[.E25]/((['file:///D:/outlook%20moi2002/月報速報/02各月/10903/速報公式(3月).xls'#'01-縣市別新'.C27]+['file:///D:/outlook%20moi2002/月報速報/02各月/10903/速報公式(3月).xls'#'01-縣市別新'.AF27])/2)*1000" table:style-name="ce45">
            <text:p><text:s/>－0.37<text:s/></text:p>
          </table:table-cell>
          <table:table-cell office:value-type="float" office:value="-4.42" table:formula="of:=['file:///D:/outlook%20moi2002/月報速報/02各月/10903/速報公式(3月).xls'#'01-縣市別新'.O27]" table:style-name="ce45">
            <text:p><text:s/>－4.42<text:s/></text:p>
          </table:table-cell>
          <table:table-cell office:value-type="float" office:value="163" table:formula="of:=['file:///D:/outlook%20moi2002/月報速報/02各月/10903/速報公式(3月).xls'#'01-縣市別新'.F27]" table:style-name="ce44">
            <text:p><text:s text:c="3"/>163<text:s/></text:p>
          </table:table-cell>
          <table:table-cell office:value-type="float" office:value="0.44193682201333401" table:formula="of:=[.H25]/((['file:///D:/outlook%20moi2002/月報速報/02各月/10903/速報公式(3月).xls'#'01-縣市別新'.C27]+['file:///D:/outlook%20moi2002/月報速報/02各月/10903/速報公式(3月).xls'#'01-縣市別新'.AF27])/2)*1000" table:style-name="ce45">
            <text:p><text:s text:c="3"/>0.44<text:s/></text:p>
          </table:table-cell>
          <table:table-cell office:value-type="float" office:value="5.22" table:formula="of:=['file:///D:/outlook%20moi2002/月報速報/02各月/10903/速報公式(3月).xls'#'01-縣市別新'.I27]" table:style-name="ce45">
            <text:p><text:s text:c="3"/>5.22<text:s/></text:p>
          </table:table-cell>
          <table:table-cell office:value-type="float" office:value="301" table:formula="of:=['file:///D:/outlook%20moi2002/月報速報/02各月/10903/速報公式(3月).xls'#'01-縣市別新'.J27]" table:style-name="ce44">
            <text:p><text:s text:c="3"/>301<text:s/></text:p>
          </table:table-cell>
          <table:table-cell office:value-type="float" office:value="0.8160919228589788" table:formula="of:=[.K25]/((['file:///D:/outlook%20moi2002/月報速報/02各月/10903/速報公式(3月).xls'#'01-縣市別新'.C27]+['file:///D:/outlook%20moi2002/月報速報/02各月/10903/速報公式(3月).xls'#'01-縣市別新'.AF27])/2)*1000" table:style-name="ce45">
            <text:p><text:s text:c="3"/>0.82<text:s/></text:p>
          </table:table-cell>
          <table:table-cell office:value-type="float" office:value="9.64" table:formula="of:=['file:///D:/outlook%20moi2002/月報速報/02各月/10903/速報公式(3月).xls'#'01-縣市別新'.M27]" table:style-name="ce45">
            <text:p><text:s text:c="3"/>9.64<text:s/></text:p>
          </table:table-cell>
          <table:table-cell office:value-type="float" office:value="124" table:formula="of:=SUM([.O25:.P25])" table:style-name="ce44">
            <text:p><text:s text:c="3"/>124<text:s/></text:p>
          </table:table-cell>
          <table:table-cell office:value-type="float" office:value="124" table:formula="of:=['file:///D:/outlook%20moi2002/月報速報/02各月/10903/速報公式(3月).xls'#'01-縣市別新'.Q27]" table:style-name="ce44">
            <text:p><text:s text:c="3"/>124<text:s/></text:p>
          </table:table-cell>
          <table:table-cell office:value-type="float" office:value="0" table:formula="of:=['file:///D:/outlook%20moi2002/月報速報/02各月/10903/速報公式(3月).xls'#'01-縣市別新'.R27]" table:style-name="ce46">
            <text:p>－<text:s/></text:p>
          </table:table-cell>
          <table:table-cell office:value-type="float" office:value="0.33619733699173876" table:formula="of:=[.N25]/((['file:///D:/outlook%20moi2002/月報速報/02各月/10903/速報公式(3月).xls'#'01-縣市別新'.C27]+['file:///D:/outlook%20moi2002/月報速報/02各月/10903/速報公式(3月).xls'#'01-縣市別新'.AF27])/2)*1000" table:style-name="ce45">
            <text:p><text:s text:c="3"/>0.34<text:s/></text:p>
          </table:table-cell>
          <table:table-cell office:value-type="float" office:value="3.97" table:formula="of:=['file:///D:/outlook%20moi2002/月報速報/02各月/10903/速報公式(3月).xls'#'01-縣市別新'.U27]" table:style-name="ce43">
            <text:p><text:s text:c="3"/>3.97<text:s/></text:p>
          </table:table-cell>
          <table:table-cell office:value-type="float" office:value="76" table:formula="of:=SUM([.T25:.U25])" table:style-name="ce46">
            <text:p><text:s text:c="3"/>76<text:s/></text:p>
          </table:table-cell>
          <table:table-cell office:value-type="float" office:value="76" table:formula="of:=['file:///D:/outlook%20moi2002/月報速報/02各月/10903/速報公式(3月).xls'#'01-縣市別新'.W27]" table:style-name="ce46">
            <text:p><text:s text:c="3"/>76<text:s/></text:p>
          </table:table-cell>
          <table:table-cell office:value-type="float" office:value="0" table:formula="of:=['file:///D:/outlook%20moi2002/月報速報/02各月/10903/速報公式(3月).xls'#'01-縣市別新'.X27]" table:style-name="ce46">
            <text:p>－<text:s/></text:p>
          </table:table-cell>
          <table:table-cell office:value-type="float" office:value="0.20605643234977539" table:formula="of:=[.S25]/((['file:///D:/outlook%20moi2002/月報速報/02各月/10903/速報公式(3月).xls'#'01-縣市別新'.C27]+['file:///D:/outlook%20moi2002/月報速報/02各月/10903/速報公式(3月).xls'#'01-縣市別新'.AF27])/2)*1000" table:style-name="ce45">
            <text:p><text:s text:c="3"/>0.21<text:s/></text:p>
          </table:table-cell>
          <table:table-cell office:value-type="float" office:value="2.4300000000000002" table:formula="of:=['file:///D:/outlook%20moi2002/月報速報/02各月/10903/速報公式(3月).xls'#'01-縣市別新'.AA27]" table:style-name="ce47">
            <text:p><text:s text:c="3"/>2.43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新竹市</text:p>
          </table:table-cell>
          <table:table-cell office:value-type="float" office:value="174" table:formula="of:=['file:///D:/outlook%20moi2002/月報速報/02各月/10903/速報公式(3月).xls'#'01-縣市別新'.C28]-['file:///D:/outlook%20moi2002/月報速報/02各月/10903/速報公式(3月).xls'#'01-縣市別新'.AF28]" table:style-name="ce42">
            <text:p><text:s text:c="3"/>174<text:s/></text:p>
          </table:table-cell>
          <table:table-cell office:value-type="float" office:value="0.38731132484958297" table:formula="of:=[.B26]/['file:///D:/outlook%20moi2002/月報速報/02各月/10903/速報公式(3月).xls'#'01-縣市別新'.$AF28]*1000" table:style-name="ce43">
            <text:p><text:s text:c="3"/>0.39<text:s/></text:p>
          </table:table-cell>
          <table:table-cell office:value-type="float" office:value="4.5727724159660434" table:formula="of:=[.B26]/['file:///D:/outlook%20moi2002/月報速報/02各月/10903/速報公式(3月).xls'#'01-縣市別新'.AF28]*366/31*1000" table:style-name="ce33">
            <text:p><text:s text:c="3"/>4.57<text:s/></text:p>
          </table:table-cell>
          <table:table-cell office:value-type="float" office:value="50" table:formula="of:=['file:///D:/outlook%20moi2002/月報速報/02各月/10903/速報公式(3月).xls'#'01-縣市別新'.F28]-['file:///D:/outlook%20moi2002/月報速報/02各月/10903/速報公式(3月).xls'#'01-縣市別新'.J28]" table:style-name="ce44">
            <text:p><text:s text:c="3"/>50<text:s/></text:p>
          </table:table-cell>
          <table:table-cell office:value-type="float" office:value="0.1112748087186038" table:formula="of:=[.E26]/((['file:///D:/outlook%20moi2002/月報速報/02各月/10903/速報公式(3月).xls'#'01-縣市別新'.C28]+['file:///D:/outlook%20moi2002/月報速報/02各月/10903/速報公式(3月).xls'#'01-縣市別新'.AF28])/2)*1000" table:style-name="ce45">
            <text:p><text:s text:c="3"/>0.11<text:s/></text:p>
          </table:table-cell>
          <table:table-cell office:value-type="float" office:value="1.31" table:formula="of:=['file:///D:/outlook%20moi2002/月報速報/02各月/10903/速報公式(3月).xls'#'01-縣市別新'.O28]" table:style-name="ce45">
            <text:p><text:s text:c="3"/>1.31<text:s/></text:p>
          </table:table-cell>
          <table:table-cell office:value-type="float" office:value="293" table:formula="of:=['file:///D:/outlook%20moi2002/月報速報/02各月/10903/速報公式(3月).xls'#'01-縣市別新'.F28]" table:style-name="ce44">
            <text:p><text:s text:c="3"/>293<text:s/></text:p>
          </table:table-cell>
          <table:table-cell office:value-type="float" office:value="0.65207037909101839" table:formula="of:=[.H26]/((['file:///D:/outlook%20moi2002/月報速報/02各月/10903/速報公式(3月).xls'#'01-縣市別新'.C28]+['file:///D:/outlook%20moi2002/月報速報/02各月/10903/速報公式(3月).xls'#'01-縣市別新'.AF28])/2)*1000" table:style-name="ce45">
            <text:p><text:s text:c="3"/>0.65<text:s/></text:p>
          </table:table-cell>
          <table:table-cell office:value-type="float" office:value="7.7" table:formula="of:=['file:///D:/outlook%20moi2002/月報速報/02各月/10903/速報公式(3月).xls'#'01-縣市別新'.I28]" table:style-name="ce45">
            <text:p><text:s text:c="3"/>7.70<text:s/></text:p>
          </table:table-cell>
          <table:table-cell office:value-type="float" office:value="243" table:formula="of:=['file:///D:/outlook%20moi2002/月報速報/02各月/10903/速報公式(3月).xls'#'01-縣市別新'.J28]" table:style-name="ce44">
            <text:p><text:s text:c="3"/>243<text:s/></text:p>
          </table:table-cell>
          <table:table-cell office:value-type="float" office:value="0.54079557037241455" table:formula="of:=[.K26]/((['file:///D:/outlook%20moi2002/月報速報/02各月/10903/速報公式(3月).xls'#'01-縣市別新'.C28]+['file:///D:/outlook%20moi2002/月報速報/02各月/10903/速報公式(3月).xls'#'01-縣市別新'.AF28])/2)*1000" table:style-name="ce45">
            <text:p><text:s text:c="3"/>0.54<text:s/></text:p>
          </table:table-cell>
          <table:table-cell office:value-type="float" office:value="6.38" table:formula="of:=['file:///D:/outlook%20moi2002/月報速報/02各月/10903/速報公式(3月).xls'#'01-縣市別新'.M28]" table:style-name="ce45">
            <text:p><text:s text:c="3"/>6.38<text:s/></text:p>
          </table:table-cell>
          <table:table-cell office:value-type="float" office:value="173" table:formula="of:=SUM([.O26:.P26])" table:style-name="ce44">
            <text:p><text:s text:c="3"/>173<text:s/></text:p>
          </table:table-cell>
          <table:table-cell office:value-type="float" office:value="170" table:formula="of:=['file:///D:/outlook%20moi2002/月報速報/02各月/10903/速報公式(3月).xls'#'01-縣市別新'.Q28]" table:style-name="ce44">
            <text:p><text:s text:c="3"/>170<text:s/></text:p>
          </table:table-cell>
          <table:table-cell office:value-type="float" office:value="3" table:formula="of:=['file:///D:/outlook%20moi2002/月報速報/02各月/10903/速報公式(3月).xls'#'01-縣市別新'.R28]" table:style-name="ce46">
            <text:p><text:s text:c="3"/>3<text:s/></text:p>
          </table:table-cell>
          <table:table-cell office:value-type="float" office:value="0.38501083816636916" table:formula="of:=[.N26]/((['file:///D:/outlook%20moi2002/月報速報/02各月/10903/速報公式(3月).xls'#'01-縣市別新'.C28]+['file:///D:/outlook%20moi2002/月報速報/02各月/10903/速報公式(3月).xls'#'01-縣市別新'.AF28])/2)*1000" table:style-name="ce45">
            <text:p><text:s text:c="3"/>0.39<text:s/></text:p>
          </table:table-cell>
          <table:table-cell office:value-type="float" office:value="4.55" table:formula="of:=['file:///D:/outlook%20moi2002/月報速報/02各月/10903/速報公式(3月).xls'#'01-縣市別新'.U28]" table:style-name="ce43">
            <text:p><text:s text:c="3"/>4.55<text:s/></text:p>
          </table:table-cell>
          <table:table-cell office:value-type="float" office:value="91" table:formula="of:=SUM([.T26:.U26])" table:style-name="ce46">
            <text:p><text:s text:c="3"/>91<text:s/></text:p>
          </table:table-cell>
          <table:table-cell office:value-type="float" office:value="89" table:formula="of:=['file:///D:/outlook%20moi2002/月報速報/02各月/10903/速報公式(3月).xls'#'01-縣市別新'.W28]" table:style-name="ce46">
            <text:p><text:s text:c="3"/>89<text:s/></text:p>
          </table:table-cell>
          <table:table-cell office:value-type="float" office:value="2" table:formula="of:=['file:///D:/outlook%20moi2002/月報速報/02各月/10903/速報公式(3月).xls'#'01-縣市別新'.X28]" table:style-name="ce46">
            <text:p><text:s text:c="3"/>2<text:s/></text:p>
          </table:table-cell>
          <table:table-cell office:value-type="float" office:value="0.20252015186785896" table:formula="of:=[.S26]/((['file:///D:/outlook%20moi2002/月報速報/02各月/10903/速報公式(3月).xls'#'01-縣市別新'.C28]+['file:///D:/outlook%20moi2002/月報速報/02各月/10903/速報公式(3月).xls'#'01-縣市別新'.AF28])/2)*1000" table:style-name="ce45">
            <text:p><text:s text:c="3"/>0.20<text:s/></text:p>
          </table:table-cell>
          <table:table-cell office:value-type="float" office:value="2.39" table:formula="of:=['file:///D:/outlook%20moi2002/月報速報/02各月/10903/速報公式(3月).xls'#'01-縣市別新'.AA28]" table:style-name="ce47">
            <text:p><text:s text:c="3"/>2.39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嘉義市</text:p>
          </table:table-cell>
          <table:table-cell office:value-type="float" office:value="-126" table:formula="of:=['file:///D:/outlook%20moi2002/月報速報/02各月/10903/速報公式(3月).xls'#'01-縣市別新'.C29]-['file:///D:/outlook%20moi2002/月報速報/02各月/10903/速報公式(3月).xls'#'01-縣市別新'.AF29]" table:style-name="ce42">
            <text:p><text:s/>－126<text:s/></text:p>
          </table:table-cell>
          <table:table-cell office:value-type="float" office:value="-0.47085553703689864" table:formula="of:=[.B27]/['file:///D:/outlook%20moi2002/月報速報/02各月/10903/速報公式(3月).xls'#'01-縣市別新'.$AF29]*1000" table:style-name="ce43">
            <text:p><text:s/>－0.47<text:s/></text:p>
          </table:table-cell>
          <table:table-cell office:value-type="float" office:value="-5.5591331146937062" table:formula="of:=[.B27]/['file:///D:/outlook%20moi2002/月報速報/02各月/10903/速報公式(3月).xls'#'01-縣市別新'.AF29]*366/31*1000" table:style-name="ce33">
            <text:p><text:s/>－5.56<text:s/></text:p>
          </table:table-cell>
          <table:table-cell office:value-type="float" office:value="-90" table:formula="of:=['file:///D:/outlook%20moi2002/月報速報/02各月/10903/速報公式(3月).xls'#'01-縣市別新'.F29]-['file:///D:/outlook%20moi2002/月報速報/02各月/10903/速報公式(3月).xls'#'01-縣市別新'.J29]" table:style-name="ce44">
            <text:p><text:s/>－90<text:s/></text:p>
          </table:table-cell>
          <table:table-cell office:value-type="float" office:value="-0.33640458257798045" table:formula="of:=[.E27]/((['file:///D:/outlook%20moi2002/月報速報/02各月/10903/速報公式(3月).xls'#'01-縣市別新'.C29]+['file:///D:/outlook%20moi2002/月報速報/02各月/10903/速報公式(3月).xls'#'01-縣市別新'.AF29])/2)*1000" table:style-name="ce45">
            <text:p><text:s/>－0.34<text:s/></text:p>
          </table:table-cell>
          <table:table-cell office:value-type="float" office:value="-3.97" table:formula="of:=['file:///D:/outlook%20moi2002/月報速報/02各月/10903/速報公式(3月).xls'#'01-縣市別新'.O29]" table:style-name="ce45">
            <text:p><text:s/>－3.97<text:s/></text:p>
          </table:table-cell>
          <table:table-cell office:value-type="float" office:value="104" table:formula="of:=['file:///D:/outlook%20moi2002/月報速報/02各月/10903/速報公式(3月).xls'#'01-縣市別新'.F29]" table:style-name="ce44">
            <text:p><text:s text:c="3"/>104<text:s/></text:p>
          </table:table-cell>
          <table:table-cell office:value-type="float" office:value="0.38873418431233298" table:formula="of:=[.H27]/((['file:///D:/outlook%20moi2002/月報速報/02各月/10903/速報公式(3月).xls'#'01-縣市別新'.C29]+['file:///D:/outlook%20moi2002/月報速報/02各月/10903/速報公式(3月).xls'#'01-縣市別新'.AF29])/2)*1000" table:style-name="ce45">
            <text:p><text:s text:c="3"/>0.39<text:s/></text:p>
          </table:table-cell>
          <table:table-cell office:value-type="float" office:value="4.59" table:formula="of:=['file:///D:/outlook%20moi2002/月報速報/02各月/10903/速報公式(3月).xls'#'01-縣市別新'.I29]" table:style-name="ce45">
            <text:p><text:s text:c="3"/>4.59<text:s/></text:p>
          </table:table-cell>
          <table:table-cell office:value-type="float" office:value="194" table:formula="of:=['file:///D:/outlook%20moi2002/月報速報/02各月/10903/速報公式(3月).xls'#'01-縣市別新'.J29]" table:style-name="ce44">
            <text:p><text:s text:c="3"/>194<text:s/></text:p>
          </table:table-cell>
          <table:table-cell office:value-type="float" office:value="0.72513876689031342" table:formula="of:=[.K27]/((['file:///D:/outlook%20moi2002/月報速報/02各月/10903/速報公式(3月).xls'#'01-縣市別新'.C29]+['file:///D:/outlook%20moi2002/月報速報/02各月/10903/速報公式(3月).xls'#'01-縣市別新'.AF29])/2)*1000" table:style-name="ce45">
            <text:p><text:s text:c="3"/>0.73<text:s/></text:p>
          </table:table-cell>
          <table:table-cell office:value-type="float" office:value="8.56" table:formula="of:=['file:///D:/outlook%20moi2002/月報速報/02各月/10903/速報公式(3月).xls'#'01-縣市別新'.M29]" table:style-name="ce45">
            <text:p><text:s text:c="3"/>8.56<text:s/></text:p>
          </table:table-cell>
          <table:table-cell office:value-type="float" office:value="94" table:formula="of:=SUM([.O27:.P27])" table:style-name="ce44">
            <text:p><text:s text:c="3"/>94<text:s/></text:p>
          </table:table-cell>
          <table:table-cell office:value-type="float" office:value="91" table:formula="of:=['file:///D:/outlook%20moi2002/月報速報/02各月/10903/速報公式(3月).xls'#'01-縣市別新'.Q29]" table:style-name="ce44">
            <text:p><text:s text:c="3"/>91<text:s/></text:p>
          </table:table-cell>
          <table:table-cell office:value-type="float" office:value="3" table:formula="of:=['file:///D:/outlook%20moi2002/月報速報/02各月/10903/速報公式(3月).xls'#'01-縣市別新'.R29]" table:style-name="ce46">
            <text:p><text:s text:c="3"/>3<text:s/></text:p>
          </table:table-cell>
          <table:table-cell office:value-type="float" office:value="0.35135589735922401" table:formula="of:=[.N27]/((['file:///D:/outlook%20moi2002/月報速報/02各月/10903/速報公式(3月).xls'#'01-縣市別新'.C29]+['file:///D:/outlook%20moi2002/月報速報/02各月/10903/速報公式(3月).xls'#'01-縣市別新'.AF29])/2)*1000" table:style-name="ce45">
            <text:p><text:s text:c="3"/>0.35<text:s/></text:p>
          </table:table-cell>
          <table:table-cell office:value-type="float" office:value="4.1500000000000004" table:formula="of:=['file:///D:/outlook%20moi2002/月報速報/02各月/10903/速報公式(3月).xls'#'01-縣市別新'.U29]" table:style-name="ce43">
            <text:p><text:s text:c="3"/>4.15<text:s/></text:p>
          </table:table-cell>
          <table:table-cell office:value-type="float" office:value="63" table:formula="of:=SUM([.T27:.U27])" table:style-name="ce46">
            <text:p><text:s text:c="3"/>63<text:s/></text:p>
          </table:table-cell>
          <table:table-cell office:value-type="float" office:value="62" table:formula="of:=['file:///D:/outlook%20moi2002/月報速報/02各月/10903/速報公式(3月).xls'#'01-縣市別新'.W29]" table:style-name="ce46">
            <text:p><text:s text:c="3"/>62<text:s/></text:p>
          </table:table-cell>
          <table:table-cell office:value-type="float" office:value="1" table:formula="of:=['file:///D:/outlook%20moi2002/月報速報/02各月/10903/速報公式(3月).xls'#'01-縣市別新'.X29]" table:style-name="ce46">
            <text:p><text:s text:c="3"/>1<text:s/></text:p>
          </table:table-cell>
          <table:table-cell office:value-type="float" office:value="0.23548320780458631" table:formula="of:=[.S27]/((['file:///D:/outlook%20moi2002/月報速報/02各月/10903/速報公式(3月).xls'#'01-縣市別新'.C29]+['file:///D:/outlook%20moi2002/月報速報/02各月/10903/速報公式(3月).xls'#'01-縣市別新'.AF29])/2)*1000" table:style-name="ce45">
            <text:p><text:s text:c="3"/>0.24<text:s/></text:p>
          </table:table-cell>
          <table:table-cell office:value-type="float" office:value="2.78" table:formula="of:=['file:///D:/outlook%20moi2002/月報速報/02各月/10903/速報公式(3月).xls'#'01-縣市別新'.AA29]" table:style-name="ce47">
            <text:p><text:s text:c="3"/>2.78<text:s/></text:p>
          </table:table-cell>
          <table:table-cell table:number-columns-repeated="3" table:style-name="ce3"/>
          <table:table-cell office:value-type="string" table:style-name="ce3">
            <text:p><text:s/></text:p>
          </table:table-cell>
          <table:table-cell table:number-columns-repeated="16357"/>
        </table:table-row>
        <table:table-row table:style-name="ro8">
          <table:table-cell office:value-type="string" table:style-name="ce30">
            <text:p>福建省</text:p>
          </table:table-cell>
          <table:table-cell office:value-type="float" office:value="-155" table:formula="of:=['file:///D:/outlook%20moi2002/月報速報/02各月/10903/速報公式(3月).xls'#'01-縣市別新'.C30]-['file:///D:/outlook%20moi2002/月報速報/02各月/10903/速報公式(3月).xls'#'01-縣市別新'.AF30]" table:style-name="ce31">
            <text:p><text:s/>－155<text:s/></text:p>
          </table:table-cell>
          <table:table-cell office:value-type="float" office:value="-1.0121457489878543" table:formula="of:=[.B28]/['file:///D:/outlook%20moi2002/月報速報/02各月/10903/速報公式(3月).xls'#'01-縣市別新'.$AF30]*1000" table:style-name="ce32">
            <text:p><text:s/>－1.01<text:s/></text:p>
          </table:table-cell>
          <table:table-cell office:value-type="float" office:value="-11.949849810630795" table:formula="of:=[.B28]/['file:///D:/outlook%20moi2002/月報速報/02各月/10903/速報公式(3月).xls'#'01-縣市別新'.AF30]*366/31*1000" table:style-name="ce33">
            <text:p><text:s/>－11.95<text:s/></text:p>
          </table:table-cell>
          <table:table-cell office:value-type="float" office:value="23" table:formula="of:=['file:///D:/outlook%20moi2002/月報速報/02各月/10903/速報公式(3月).xls'#'01-縣市別新'.F30]-['file:///D:/outlook%20moi2002/月報速報/02各月/10903/速報公式(3月).xls'#'01-縣市別新'.J30]" table:style-name="ce37">
            <text:p><text:s text:c="3"/>23<text:s/></text:p>
          </table:table-cell>
          <table:table-cell office:value-type="float" office:value="0.15026541445487956" table:formula="of:=[.E28]/((['file:///D:/outlook%20moi2002/月報速報/02各月/10903/速報公式(3月).xls'#'01-縣市別新'.C30]+['file:///D:/outlook%20moi2002/月報速報/02各月/10903/速報公式(3月).xls'#'01-縣市別新'.AF30])/2)*1000" table:style-name="ce36">
            <text:p><text:s text:c="3"/>0.15<text:s/></text:p>
          </table:table-cell>
          <table:table-cell office:value-type="float" office:value="1.77" table:formula="of:=['file:///D:/outlook%20moi2002/月報速報/02各月/10903/速報公式(3月).xls'#'01-縣市別新'.O30]" table:style-name="ce36">
            <text:p><text:s text:c="3"/>1.77<text:s/></text:p>
          </table:table-cell>
          <table:table-cell office:value-type="float" office:value="102" table:formula="of:=['file:///D:/outlook%20moi2002/月報速報/02各月/10903/速報公式(3月).xls'#'01-縣市別新'.F30]" table:style-name="ce37">
            <text:p><text:s text:c="3"/>102<text:s/></text:p>
          </table:table-cell>
          <table:table-cell office:value-type="float" office:value="0.66639444671294401" table:formula="of:=[.H28]/((['file:///D:/outlook%20moi2002/月報速報/02各月/10903/速報公式(3月).xls'#'01-縣市別新'.C30]+['file:///D:/outlook%20moi2002/月報速報/02各月/10903/速報公式(3月).xls'#'01-縣市別新'.AF30])/2)*1000" table:style-name="ce36">
            <text:p><text:s text:c="3"/>0.67<text:s/></text:p>
          </table:table-cell>
          <table:table-cell office:value-type="float" office:value="7.87" table:formula="of:=['file:///D:/outlook%20moi2002/月報速報/02各月/10903/速報公式(3月).xls'#'01-縣市別新'.I30]" table:style-name="ce36">
            <text:p><text:s text:c="3"/>7.87<text:s/></text:p>
          </table:table-cell>
          <table:table-cell office:value-type="float" office:value="79" table:formula="of:=['file:///D:/outlook%20moi2002/月報速報/02各月/10903/速報公式(3月).xls'#'01-縣市別新'.J30]" table:style-name="ce37">
            <text:p><text:s text:c="3"/>79<text:s/></text:p>
          </table:table-cell>
          <table:table-cell office:value-type="float" office:value="0.5161290322580645" table:formula="of:=[.K28]/((['file:///D:/outlook%20moi2002/月報速報/02各月/10903/速報公式(3月).xls'#'01-縣市別新'.C30]+['file:///D:/outlook%20moi2002/月報速報/02各月/10903/速報公式(3月).xls'#'01-縣市別新'.AF30])/2)*1000" table:style-name="ce36">
            <text:p><text:s text:c="3"/>0.52<text:s/></text:p>
          </table:table-cell>
          <table:table-cell office:value-type="float" office:value="6.09" table:formula="of:=['file:///D:/outlook%20moi2002/月報速報/02各月/10903/速報公式(3月).xls'#'01-縣市別新'.M30]" table:style-name="ce36">
            <text:p><text:s text:c="3"/>6.09<text:s/></text:p>
          </table:table-cell>
          <table:table-cell office:value-type="float" office:value="42" table:formula="of:=SUM([.O28:.P28])" table:style-name="ce37">
            <text:p><text:s text:c="3"/>42<text:s/></text:p>
          </table:table-cell>
          <table:table-cell office:value-type="float" office:value="40" table:formula="of:=['file:///D:/outlook%20moi2002/月報速報/02各月/10903/速報公式(3月).xls'#'01-縣市別新'.Q30]" table:style-name="ce37">
            <text:p><text:s text:c="3"/>40<text:s/></text:p>
          </table:table-cell>
          <table:table-cell office:value-type="float" office:value="2" table:formula="of:=['file:///D:/outlook%20moi2002/月報速報/02各月/10903/速報公式(3月).xls'#'01-縣市別新'.R30]" table:style-name="ce38">
            <text:p><text:s text:c="3"/>2<text:s/></text:p>
          </table:table-cell>
          <table:table-cell office:value-type="float" office:value="0.27439771335238872" table:formula="of:=[.N28]/((['file:///D:/outlook%20moi2002/月報速報/02各月/10903/速報公式(3月).xls'#'01-縣市別新'.C30]+['file:///D:/outlook%20moi2002/月報速報/02各月/10903/速報公式(3月).xls'#'01-縣市別新'.AF30])/2)*1000" table:style-name="ce36">
            <text:p><text:s text:c="3"/>0.27<text:s/></text:p>
          </table:table-cell>
          <table:table-cell office:value-type="float" office:value="3.24" table:formula="of:=['file:///D:/outlook%20moi2002/月報速報/02各月/10903/速報公式(3月).xls'#'01-縣市別新'.U30]" table:style-name="ce32">
            <text:p><text:s text:c="3"/>3.24<text:s/></text:p>
          </table:table-cell>
          <table:table-cell office:value-type="float" office:value="23" table:formula="of:=SUM([.T28:.U28])" table:style-name="ce38">
            <text:p><text:s text:c="3"/>23<text:s/></text:p>
          </table:table-cell>
          <table:table-cell office:value-type="float" office:value="22" table:formula="of:=['file:///D:/outlook%20moi2002/月報速報/02各月/10903/速報公式(3月).xls'#'01-縣市別新'.W30]" table:style-name="ce38">
            <text:p><text:s text:c="3"/>22<text:s/></text:p>
          </table:table-cell>
          <table:table-cell office:value-type="float" office:value="1" table:formula="of:=['file:///D:/outlook%20moi2002/月報速報/02各月/10903/速報公式(3月).xls'#'01-縣市別新'.X30]" table:style-name="ce38">
            <text:p><text:s text:c="3"/>1<text:s/></text:p>
          </table:table-cell>
          <table:table-cell office:value-type="float" office:value="0.15026541445487956" table:formula="of:=[.S28]/((['file:///D:/outlook%20moi2002/月報速報/02各月/10903/速報公式(3月).xls'#'01-縣市別新'.C30]+['file:///D:/outlook%20moi2002/月報速報/02各月/10903/速報公式(3月).xls'#'01-縣市別新'.AF30])/2)*1000" table:style-name="ce36">
            <text:p><text:s text:c="3"/>0.15<text:s/></text:p>
          </table:table-cell>
          <table:table-cell office:value-type="float" office:value="1.77" table:formula="of:=['file:///D:/outlook%20moi2002/月報速報/02各月/10903/速報公式(3月).xls'#'01-縣市別新'.AA30]" table:style-name="ce40">
            <text:p><text:s text:c="3"/>1.77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1">
            <text:p>金門縣</text:p>
          </table:table-cell>
          <table:table-cell office:value-type="float" office:value="-130" table:formula="of:=['file:///D:/outlook%20moi2002/月報速報/02各月/10903/速報公式(3月).xls'#'01-縣市別新'.C31]-['file:///D:/outlook%20moi2002/月報速報/02各月/10903/速報公式(3月).xls'#'01-縣市別新'.AF31]" table:style-name="ce42">
            <text:p><text:s/>－130<text:s/></text:p>
          </table:table-cell>
          <table:table-cell office:value-type="float" office:value="-0.92803449432828156" table:formula="of:=[.B29]/['file:///D:/outlook%20moi2002/月報速報/02各月/10903/速報公式(3月).xls'#'01-縣市別新'.$AF31]*1000" table:style-name="ce43">
            <text:p><text:s/>－0.93<text:s/></text:p>
          </table:table-cell>
          <table:table-cell office:value-type="float" office:value="-10.95679435239197" table:formula="of:=[.B29]/['file:///D:/outlook%20moi2002/月報速報/02各月/10903/速報公式(3月).xls'#'01-縣市別新'.AF31]*366/31*1000" table:style-name="ce33">
            <text:p><text:s/>－10.96<text:s/></text:p>
          </table:table-cell>
          <table:table-cell office:value-type="float" office:value="20" table:formula="of:=['file:///D:/outlook%20moi2002/月報速報/02各月/10903/速報公式(3月).xls'#'01-縣市別新'.F31]-['file:///D:/outlook%20moi2002/月報速報/02各月/10903/速報公式(3月).xls'#'01-縣市別新'.J31]" table:style-name="ce44">
            <text:p><text:s text:c="3"/>20<text:s/></text:p>
          </table:table-cell>
          <table:table-cell office:value-type="float" office:value="0.14284081819220659" table:formula="of:=[.E29]/((['file:///D:/outlook%20moi2002/月報速報/02各月/10903/速報公式(3月).xls'#'01-縣市別新'.C31]+['file:///D:/outlook%20moi2002/月報速報/02各月/10903/速報公式(3月).xls'#'01-縣市別新'.AF31])/2)*1000" table:style-name="ce45">
            <text:p><text:s text:c="3"/>0.14<text:s/></text:p>
          </table:table-cell>
          <table:table-cell office:value-type="float" office:value="1.69" table:formula="of:=['file:///D:/outlook%20moi2002/月報速報/02各月/10903/速報公式(3月).xls'#'01-縣市別新'.O31]" table:style-name="ce45">
            <text:p><text:s text:c="3"/>1.69<text:s/></text:p>
          </table:table-cell>
          <table:table-cell office:value-type="float" office:value="88" table:formula="of:=['file:///D:/outlook%20moi2002/月報速報/02各月/10903/速報公式(3月).xls'#'01-縣市別新'.F31]" table:style-name="ce44">
            <text:p><text:s text:c="3"/>88<text:s/></text:p>
          </table:table-cell>
          <table:table-cell office:value-type="float" office:value="0.62849960004570915" table:formula="of:=[.H29]/((['file:///D:/outlook%20moi2002/月報速報/02各月/10903/速報公式(3月).xls'#'01-縣市別新'.C31]+['file:///D:/outlook%20moi2002/月報速報/02各月/10903/速報公式(3月).xls'#'01-縣市別新'.AF31])/2)*1000" table:style-name="ce45">
            <text:p><text:s text:c="3"/>0.63<text:s/></text:p>
          </table:table-cell>
          <table:table-cell office:value-type="float" office:value="7.42" table:formula="of:=['file:///D:/outlook%20moi2002/月報速報/02各月/10903/速報公式(3月).xls'#'01-縣市別新'.I31]" table:style-name="ce45">
            <text:p><text:s text:c="3"/>7.42<text:s/></text:p>
          </table:table-cell>
          <table:table-cell office:value-type="float" office:value="68" table:formula="of:=['file:///D:/outlook%20moi2002/月報速報/02各月/10903/速報公式(3月).xls'#'01-縣市別新'.J31]" table:style-name="ce44">
            <text:p><text:s text:c="3"/>68<text:s/></text:p>
          </table:table-cell>
          <table:table-cell office:value-type="float" office:value="0.48565878185350242" table:formula="of:=[.K29]/((['file:///D:/outlook%20moi2002/月報速報/02各月/10903/速報公式(3月).xls'#'01-縣市別新'.C31]+['file:///D:/outlook%20moi2002/月報速報/02各月/10903/速報公式(3月).xls'#'01-縣市別新'.AF31])/2)*1000" table:style-name="ce45">
            <text:p><text:s text:c="3"/>0.49<text:s/></text:p>
          </table:table-cell>
          <table:table-cell office:value-type="float" office:value="5.73" table:formula="of:=['file:///D:/outlook%20moi2002/月報速報/02各月/10903/速報公式(3月).xls'#'01-縣市別新'.M31]" table:style-name="ce45">
            <text:p><text:s text:c="3"/>5.73<text:s/></text:p>
          </table:table-cell>
          <table:table-cell office:value-type="float" office:value="36" table:formula="of:=SUM([.O29:.P29])" table:style-name="ce44">
            <text:p><text:s text:c="3"/>36<text:s/></text:p>
          </table:table-cell>
          <table:table-cell office:value-type="float" office:value="35" table:formula="of:=['file:///D:/outlook%20moi2002/月報速報/02各月/10903/速報公式(3月).xls'#'01-縣市別新'.Q31]" table:style-name="ce44">
            <text:p><text:s text:c="3"/>35<text:s/></text:p>
          </table:table-cell>
          <table:table-cell office:value-type="float" office:value="1" table:formula="of:=['file:///D:/outlook%20moi2002/月報速報/02各月/10903/速報公式(3月).xls'#'01-縣市別新'.R31]" table:style-name="ce46">
            <text:p><text:s text:c="3"/>1<text:s/></text:p>
          </table:table-cell>
          <table:table-cell office:value-type="float" office:value="0.25711347274597185" table:formula="of:=[.N29]/((['file:///D:/outlook%20moi2002/月報速報/02各月/10903/速報公式(3月).xls'#'01-縣市別新'.C31]+['file:///D:/outlook%20moi2002/月報速報/02各月/10903/速報公式(3月).xls'#'01-縣市別新'.AF31])/2)*1000" table:style-name="ce45">
            <text:p><text:s text:c="3"/>0.26<text:s/></text:p>
          </table:table-cell>
          <table:table-cell office:value-type="float" office:value="3.04" table:formula="of:=['file:///D:/outlook%20moi2002/月報速報/02各月/10903/速報公式(3月).xls'#'01-縣市別新'.U31]" table:style-name="ce43">
            <text:p><text:s text:c="3"/>3.04<text:s/></text:p>
          </table:table-cell>
          <table:table-cell office:value-type="float" office:value="20" table:formula="of:=SUM([.T29:.U29])" table:style-name="ce46">
            <text:p><text:s text:c="3"/>20<text:s/></text:p>
          </table:table-cell>
          <table:table-cell office:value-type="float" office:value="19" table:formula="of:=['file:///D:/outlook%20moi2002/月報速報/02各月/10903/速報公式(3月).xls'#'01-縣市別新'.W31]" table:style-name="ce46">
            <text:p><text:s text:c="3"/>19<text:s/></text:p>
          </table:table-cell>
          <table:table-cell office:value-type="float" office:value="1" table:formula="of:=['file:///D:/outlook%20moi2002/月報速報/02各月/10903/速報公式(3月).xls'#'01-縣市別新'.X31]" table:style-name="ce46">
            <text:p><text:s text:c="3"/>1<text:s/></text:p>
          </table:table-cell>
          <table:table-cell office:value-type="float" office:value="0.14284081819220659" table:formula="of:=[.S29]/((['file:///D:/outlook%20moi2002/月報速報/02各月/10903/速報公式(3月).xls'#'01-縣市別新'.C31]+['file:///D:/outlook%20moi2002/月報速報/02各月/10903/速報公式(3月).xls'#'01-縣市別新'.AF31])/2)*1000" table:style-name="ce45">
            <text:p><text:s text:c="3"/>0.14<text:s/></text:p>
          </table:table-cell>
          <table:table-cell office:value-type="float" office:value="1.69" table:formula="of:=['file:///D:/outlook%20moi2002/月報速報/02各月/10903/速報公式(3月).xls'#'01-縣市別新'.AA31]" table:style-name="ce47">
            <text:p><text:s text:c="3"/>1.69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9">
            <text:p>連江縣</text:p>
          </table:table-cell>
          <table:table-cell office:value-type="float" office:value="-25" table:formula="of:=['file:///D:/outlook%20moi2002/月報速報/02各月/10903/速報公式(3月).xls'#'01-縣市別新'.C32]-['file:///D:/outlook%20moi2002/月報速報/02各月/10903/速報公式(3月).xls'#'01-縣市別新'.AF32]" table:style-name="ce50">
            <text:p><text:s/>－25<text:s/></text:p>
          </table:table-cell>
          <table:table-cell office:value-type="float" office:value="-1.914388544298951" table:formula="of:=[.B30]/['file:///D:/outlook%20moi2002/月報速報/02各月/10903/速報公式(3月).xls'#'01-縣市別新'.$AF32]*1000" table:style-name="ce51">
            <text:p><text:s/>－1.91<text:s/></text:p>
          </table:table-cell>
          <table:table-cell office:value-type="float" office:value="-22.602135716561804" table:formula="of:=[.B30]/['file:///D:/outlook%20moi2002/月報速報/02各月/10903/速報公式(3月).xls'#'01-縣市別新'.AF32]*366/31*1000" table:style-name="ce52">
            <text:p><text:s/>－22.60<text:s/></text:p>
          </table:table-cell>
          <table:table-cell office:value-type="float" office:value="3" table:formula="of:=['file:///D:/outlook%20moi2002/月報速報/02各月/10903/速報公式(3月).xls'#'01-縣市別新'.F32]-['file:///D:/outlook%20moi2002/月報速報/02各月/10903/速報公式(3月).xls'#'01-縣市別新'.J32]" table:style-name="ce53">
            <text:p><text:s text:c="3"/>3<text:s/></text:p>
          </table:table-cell>
          <table:table-cell office:value-type="float" office:value="0.22994672900777988" table:formula="of:=[.E30]/((['file:///D:/outlook%20moi2002/月報速報/02各月/10903/速報公式(3月).xls'#'01-縣市別新'.C32]+['file:///D:/outlook%20moi2002/月報速報/02各月/10903/速報公式(3月).xls'#'01-縣市別新'.AF32])/2)*1000" table:style-name="ce54">
            <text:p><text:s text:c="3"/>0.23<text:s/></text:p>
          </table:table-cell>
          <table:table-cell office:value-type="float" office:value="2.71" table:formula="of:=['file:///D:/outlook%20moi2002/月報速報/02各月/10903/速報公式(3月).xls'#'01-縣市別新'.O32]" table:style-name="ce54">
            <text:p><text:s text:c="3"/>2.71<text:s/></text:p>
          </table:table-cell>
          <table:table-cell office:value-type="float" office:value="14" table:formula="of:=['file:///D:/outlook%20moi2002/月報速報/02各月/10903/速報公式(3月).xls'#'01-縣市別新'.F32]" table:style-name="ce53">
            <text:p><text:s text:c="3"/>14<text:s/></text:p>
          </table:table-cell>
          <table:table-cell office:value-type="float" office:value="1.0730847353696393" table:formula="of:=[.H30]/((['file:///D:/outlook%20moi2002/月報速報/02各月/10903/速報公式(3月).xls'#'01-縣市別新'.C32]+['file:///D:/outlook%20moi2002/月報速報/02各月/10903/速報公式(3月).xls'#'01-縣市別新'.AF32])/2)*1000" table:style-name="ce54">
            <text:p><text:s text:c="3"/>1.07<text:s/></text:p>
          </table:table-cell>
          <table:table-cell office:value-type="float" office:value="12.67" table:formula="of:=['file:///D:/outlook%20moi2002/月報速報/02各月/10903/速報公式(3月).xls'#'01-縣市別新'.I32]" table:style-name="ce54">
            <text:p><text:s text:c="3"/>12.67<text:s/></text:p>
          </table:table-cell>
          <table:table-cell office:value-type="float" office:value="11" table:formula="of:=['file:///D:/outlook%20moi2002/月報速報/02各月/10903/速報公式(3月).xls'#'01-縣市別新'.J32]" table:style-name="ce53">
            <text:p><text:s text:c="3"/>11<text:s/></text:p>
          </table:table-cell>
          <table:table-cell office:value-type="float" office:value="0.84313800636185954" table:formula="of:=[.K30]/((['file:///D:/outlook%20moi2002/月報速報/02各月/10903/速報公式(3月).xls'#'01-縣市別新'.C32]+['file:///D:/outlook%20moi2002/月報速報/02各月/10903/速報公式(3月).xls'#'01-縣市別新'.AF32])/2)*1000" table:style-name="ce54">
            <text:p><text:s text:c="3"/>0.84<text:s/></text:p>
          </table:table-cell>
          <table:table-cell office:value-type="float" office:value="9.9499999999999993" table:formula="of:=['file:///D:/outlook%20moi2002/月報速報/02各月/10903/速報公式(3月).xls'#'01-縣市別新'.M32]" table:style-name="ce54">
            <text:p><text:s text:c="3"/>9.95<text:s/></text:p>
          </table:table-cell>
          <table:table-cell office:value-type="float" office:value="6" table:formula="of:=SUM([.O30:.P30])" table:style-name="ce53">
            <text:p><text:s text:c="3"/>6<text:s/></text:p>
          </table:table-cell>
          <table:table-cell office:value-type="float" office:value="5" table:formula="of:=['file:///D:/outlook%20moi2002/月報速報/02各月/10903/速報公式(3月).xls'#'01-縣市別新'.Q32]" table:style-name="ce53">
            <text:p><text:s text:c="3"/>5<text:s/></text:p>
          </table:table-cell>
          <table:table-cell office:value-type="float" office:value="1" table:formula="of:=['file:///D:/outlook%20moi2002/月報速報/02各月/10903/速報公式(3月).xls'#'01-縣市別新'.R32]" table:style-name="ce55">
            <text:p><text:s text:c="3"/>1<text:s/></text:p>
          </table:table-cell>
          <table:table-cell office:value-type="float" office:value="0.45989345801555975" table:formula="of:=[.N30]/((['file:///D:/outlook%20moi2002/月報速報/02各月/10903/速報公式(3月).xls'#'01-縣市別新'.C32]+['file:///D:/outlook%20moi2002/月報速報/02各月/10903/速報公式(3月).xls'#'01-縣市別新'.AF32])/2)*1000" table:style-name="ce54">
            <text:p><text:s text:c="3"/>0.46<text:s/></text:p>
          </table:table-cell>
          <table:table-cell office:value-type="float" office:value="5.43" table:formula="of:=['file:///D:/outlook%20moi2002/月報速報/02各月/10903/速報公式(3月).xls'#'01-縣市別新'.U32]" table:style-name="ce51">
            <text:p><text:s text:c="3"/>5.43<text:s/></text:p>
          </table:table-cell>
          <table:table-cell office:value-type="float" office:value="3" table:formula="of:=SUM([.T30:.U30])" table:style-name="ce55">
            <text:p><text:s text:c="3"/>3<text:s/></text:p>
          </table:table-cell>
          <table:table-cell office:value-type="float" office:value="3" table:formula="of:=['file:///D:/outlook%20moi2002/月報速報/02各月/10903/速報公式(3月).xls'#'01-縣市別新'.W32]" table:style-name="ce55">
            <text:p><text:s text:c="3"/>3<text:s/></text:p>
          </table:table-cell>
          <table:table-cell office:value-type="float" office:value="0" table:formula="of:=['file:///D:/outlook%20moi2002/月報速報/02各月/10903/速報公式(3月).xls'#'01-縣市別新'.X32]" table:style-name="ce55">
            <text:p>－<text:s/></text:p>
          </table:table-cell>
          <table:table-cell office:value-type="float" office:value="0.22994672900777988" table:formula="of:=[.S30]/((['file:///D:/outlook%20moi2002/月報速報/02各月/10903/速報公式(3月).xls'#'01-縣市別新'.C32]+['file:///D:/outlook%20moi2002/月報速報/02各月/10903/速報公式(3月).xls'#'01-縣市別新'.AF32])/2)*1000" table:style-name="ce54">
            <text:p><text:s text:c="3"/>0.23<text:s/></text:p>
          </table:table-cell>
          <table:table-cell office:value-type="float" office:value="2.71" table:formula="of:=['file:///D:/outlook%20moi2002/月報速報/02各月/10903/速報公式(3月).xls'#'01-縣市別新'.AA32]" table:style-name="ce56">
            <text:p><text:s text:c="3"/>2.71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57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58"/>
          <table:table-cell table:number-columns-repeated="5" table:style-name="ce3"/>
          <table:table-cell office:value-type="string" table:style-name="ce59">
            <text:p>內政部戶政司 民國109年4月9日編製</text:p>
          </table:table-cell>
          <table:table-cell table:number-columns-repeated="2" table:style-name="ce60"/>
          <table:table-cell table:number-columns-repeated="16359" table:style-name="ce3"/>
        </table:table-row>
        <table:table-row table:style-name="ro4">
          <table:table-cell office:value-type="string" table:style-name="ce61">
            <text:p><text:s text:c="7"/>「0.00」表示未滿百分之0.005。</text:p>
          </table:table-cell>
          <table:table-cell table:number-columns-repeated="16" table:style-name="ce58"/>
          <table:table-cell table:style-name="ce62"/>
          <table:table-cell table:number-columns-repeated="5" table:style-name="ce60"/>
          <table:table-cell table:number-columns-repeated="16361" table:style-name="ce3"/>
        </table:table-row>
        <table:table-row table:style-name="ro11">
          <table:table-cell office:value-type="string" table:style-name="ce63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22" table:style-name="ce64"/>
          <table:table-cell table:number-columns-repeated="16361" table:style-name="ce65"/>
        </table:table-row>
        <table:table-row table:style-name="ro10">
          <table:table-cell office:value-type="string" table:style-name="ce63">
            <text:p><text:s text:c="6"/>3.本表相同性別2人之結婚及終止結婚資料係自108年5月24日起統計。</text:p>
          </table:table-cell>
          <table:table-cell table:number-columns-repeated="21" table:style-name="ce58"/>
          <table:table-cell table:style-name="ce3"/>
          <table:table-cell table:number-columns-repeated="16361" table:style-name="ce58"/>
        </table:table-row>
        <table:table-row table:number-rows-repeated="39" table:style-name="ro12">
          <table:table-cell table:number-columns-repeated="16384" table:style-name="ce58"/>
        </table:table-row>
        <table:table-row table:number-rows-repeated="2843" table:style-name="ro13">
          <table:table-cell table:number-columns-repeated="16384" table:style-name="ce58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_人口增加&amp;生死結離.$A$1"/>
          <table:named-expression table:name="\b" table:expression="of:=[.#REF!]" table:base-cell-address="06_人口增加&amp;生死結離.$A$1"/>
          <table:named-expression table:name="NAME" table:expression="of:=[.#REF!]" table:base-cell-address="06_人口增加&amp;生死結離.$A$1"/>
          <table:named-expression table:name="P_1" table:expression="of:=[.#REF!]" table:base-cell-address="06_人口增加&amp;生死結離.$A$1"/>
          <table:named-expression table:name="P_11" table:expression="of:=[.#REF!]" table:base-cell-address="06_人口增加&amp;生死結離.$A$1"/>
          <table:named-expression table:name="P_2" table:expression="of:=[.#REF!]" table:base-cell-address="06_人口增加&amp;生死結離.$A$1"/>
          <table:named-range table:name="Print_Area" table:cell-range-address="06_人口增加&amp;生死結離.$A$1:06_人口增加&amp;生死結離.$W$35" table:base-cell-address="06_人口增加&amp;生死結離.$A$1"/>
          <table:named-expression table:name="PRINT_AREA_MI" table:expression="of:=[.#REF!]" table:base-cell-address="06_人口增加&amp;生死結離.$A$1"/>
          <table:named-range table:name="Print_Titles" table:cell-range-address="06_人口增加&amp;生死結離.$A$1:06_人口增加&amp;生死結離.$XFD$5" table:base-cell-address="06_人口增加&amp;生死結離.$A$1"/>
          <table:named-expression table:name="月底人口數" table:expression="of:=[.#REF!]" table:base-cell-address="06_人口增加&amp;生死結離.$A$1"/>
          <table:named-expression table:name="出生" table:expression="of:=[.#REF!]" table:base-cell-address="06_人口增加&amp;生死結離.$A$1"/>
          <table:named-expression table:name="死亡" table:expression="of:=[.#REF!]" table:base-cell-address="06_人口增加&amp;生死結離.$A$1"/>
          <table:named-expression table:name="結婚" table:expression="of:=[.#REF!]" table:base-cell-address="06_人口增加&amp;生死結離.$A$1"/>
          <table:named-expression table:name="鄰數戶數" table:expression="of:=[.#REF!]" table:base-cell-address="06_人口增加&amp;生死結離.$A$1"/>
          <table:named-expression table:name="離婚" table:expression="of:=[.#REF!]" table:base-cell-address="06_人口增加&amp;生死結離.$A$1"/>
        </table:named-expressions>
      </table:table>
      <table:table table:name="'file:///D:/outlook%20moi2002/月報速報/02各月/10903/速報公式(3月).xls'#說明" table:style-name="ta2">
        <table:table-source xlink:href="file:///D:/outlook%20moi2002/月報速報/02各月/10903/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160" table:style-name="ta2">
        <table:table-source xlink:href="file:///D:/outlook%20moi2002/月報速報/02各月/10903/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170" table:style-name="ta2">
        <table:table-source xlink:href="file:///D:/outlook%20moi2002/月報速報/02各月/10903/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1B0" table:style-name="ta2">
        <table:table-source xlink:href="file:///D:/outlook%20moi2002/月報速報/02各月/10903/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01-年月別新(結婚性別)" table:style-name="ta2">
        <table:table-source xlink:href="file:///D:/outlook%20moi2002/月報速報/02各月/10903/速報公式(3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01-縣市別新" table:style-name="ta2">
        <table:table-source xlink:href="file:///D:/outlook%20moi2002/月報速報/02各月/10903/速報公式(3月).xls" table:table-name="01-縣市別新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2"/>
          <table:table-cell office:value-type="float" office:value="23596493"/>
          <table:table-cell table:number-columns-repeated="5"/>
          <table:table-cell office:value-type="float" office:value="7.19"/>
          <table:table-cell table:number-columns-repeated="3"/>
          <table:table-cell office:value-type="float" office:value="8.0500000000000007"/>
          <table:table-cell/>
          <table:table-cell office:value-type="float" office:value="-0.86"/>
          <table:table-cell table:number-columns-repeated="5"/>
          <table:table-cell office:value-type="float" office:value="4.6900000000000004"/>
          <table:table-cell table:number-columns-repeated="5"/>
          <table:table-cell office:value-type="float" office:value="2.33"/>
          <table:table-cell table:number-columns-repeated="4"/>
          <table:table-cell office:value-type="float" office:value="23600903"/>
          <table:table-cell table:number-columns-repeated="16352"/>
        </table:table-row>
        <table:table-row>
          <table:table-cell table:number-columns-repeated="2"/>
          <table:table-cell office:value-type="float" office:value="4023620"/>
          <table:table-cell table:number-columns-repeated="2"/>
          <table:table-cell office:value-type="float" office:value="2334"/>
          <table:table-cell table:number-columns-repeated="2"/>
          <table:table-cell office:value-type="float" office:value="6.85"/>
          <table:table-cell office:value-type="float" office:value="2256"/>
          <table:table-cell table:number-columns-repeated="2"/>
          <table:table-cell office:value-type="float" office:value="6.62"/>
          <table:table-cell/>
          <table:table-cell office:value-type="float" office:value="0.23"/>
          <table:table-cell/>
          <table:table-cell office:value-type="float" office:value="1589"/>
          <table:table-cell office:value-type="float" office:value="23"/>
          <table:table-cell table:number-columns-repeated="2"/>
          <table:table-cell office:value-type="float" office:value="4.7300000000000004"/>
          <table:table-cell/>
          <table:table-cell office:value-type="float" office:value="785"/>
          <table:table-cell office:value-type="float" office:value="3"/>
          <table:table-cell table:number-columns-repeated="2"/>
          <table:table-cell office:value-type="float" office:value="2.31"/>
          <table:table-cell table:number-columns-repeated="4"/>
          <table:table-cell office:value-type="float" office:value="4022450"/>
          <table:table-cell table:number-columns-repeated="16352"/>
        </table:table-row>
        <table:table-row>
          <table:table-cell table:number-columns-repeated="2"/>
          <table:table-cell office:value-type="float" office:value="2635286"/>
          <table:table-cell table:number-columns-repeated="2"/>
          <table:table-cell office:value-type="float" office:value="1661"/>
          <table:table-cell table:number-columns-repeated="2"/>
          <table:table-cell office:value-type="float" office:value="7.44"/>
          <table:table-cell office:value-type="float" office:value="1601"/>
          <table:table-cell table:number-columns-repeated="2"/>
          <table:table-cell office:value-type="float" office:value="7.17"/>
          <table:table-cell/>
          <table:table-cell office:value-type="float" office:value="0.27"/>
          <table:table-cell/>
          <table:table-cell office:value-type="float" office:value="934"/>
          <table:table-cell office:value-type="float" office:value="20"/>
          <table:table-cell table:number-columns-repeated="2"/>
          <table:table-cell office:value-type="float" office:value="4.2699999999999996"/>
          <table:table-cell/>
          <table:table-cell office:value-type="float" office:value="408"/>
          <table:table-cell office:value-type="float" office:value="4"/>
          <table:table-cell table:number-columns-repeated="2"/>
          <table:table-cell office:value-type="float" office:value="1.84"/>
          <table:table-cell table:number-columns-repeated="4"/>
          <table:table-cell office:value-type="float" office:value="2639084"/>
          <table:table-cell table:number-columns-repeated="16352"/>
        </table:table-row>
        <table:table-row>
          <table:table-cell table:number-columns-repeated="2"/>
          <table:table-cell office:value-type="float" office:value="2254363"/>
          <table:table-cell table:number-columns-repeated="2"/>
          <table:table-cell office:value-type="float" office:value="1881"/>
          <table:table-cell table:number-columns-repeated="2"/>
          <table:table-cell office:value-type="float" office:value="9.85"/>
          <table:table-cell office:value-type="float" office:value="1227"/>
          <table:table-cell table:number-columns-repeated="2"/>
          <table:table-cell office:value-type="float" office:value="6.43"/>
          <table:table-cell/>
          <table:table-cell office:value-type="float" office:value="3.43"/>
          <table:table-cell/>
          <table:table-cell office:value-type="float" office:value="1012"/>
          <table:table-cell office:value-type="float" office:value="17"/>
          <table:table-cell table:number-columns-repeated="2"/>
          <table:table-cell office:value-type="float" office:value="5.39"/>
          <table:table-cell/>
          <table:table-cell office:value-type="float" office:value="542"/>
          <table:table-cell office:value-type="float" office:value="3"/>
          <table:table-cell table:number-columns-repeated="2"/>
          <table:table-cell office:value-type="float" office:value="2.86"/>
          <table:table-cell table:number-columns-repeated="4"/>
          <table:table-cell office:value-type="float" office:value="2252835"/>
          <table:table-cell table:number-columns-repeated="16352"/>
        </table:table-row>
        <table:table-row>
          <table:table-cell table:number-columns-repeated="2"/>
          <table:table-cell office:value-type="float" office:value="2816667"/>
          <table:table-cell table:number-columns-repeated="2"/>
          <table:table-cell office:value-type="float" office:value="1784"/>
          <table:table-cell table:number-columns-repeated="2"/>
          <table:table-cell office:value-type="float" office:value="7.48"/>
          <table:table-cell office:value-type="float" office:value="1663"/>
          <table:table-cell table:number-columns-repeated="2"/>
          <table:table-cell office:value-type="float" office:value="6.97"/>
          <table:table-cell/>
          <table:table-cell office:value-type="float" office:value="0.51"/>
          <table:table-cell/>
          <table:table-cell office:value-type="float" office:value="1158"/>
          <table:table-cell office:value-type="float" office:value="24"/>
          <table:table-cell table:number-columns-repeated="2"/>
          <table:table-cell office:value-type="float" office:value="4.96"/>
          <table:table-cell/>
          <table:table-cell office:value-type="float" office:value="569"/>
          <table:table-cell office:value-type="float" office:value="4"/>
          <table:table-cell table:number-columns-repeated="2"/>
          <table:table-cell office:value-type="float" office:value="2.4"/>
          <table:table-cell table:number-columns-repeated="4"/>
          <table:table-cell office:value-type="float" office:value="2816052"/>
          <table:table-cell table:number-columns-repeated="16352"/>
        </table:table-row>
        <table:table-row>
          <table:table-cell table:number-columns-repeated="2"/>
          <table:table-cell office:value-type="float" office:value="1879115"/>
          <table:table-cell table:number-columns-repeated="2"/>
          <table:table-cell office:value-type="float" office:value="964"/>
          <table:table-cell table:number-columns-repeated="2"/>
          <table:table-cell office:value-type="float" office:value="6.06"/>
          <table:table-cell office:value-type="float" office:value="1365"/>
          <table:table-cell table:number-columns-repeated="2"/>
          <table:table-cell office:value-type="float" office:value="8.58"/>
          <table:table-cell/>
          <table:table-cell office:value-type="float" office:value="-2.52"/>
          <table:table-cell/>
          <table:table-cell office:value-type="float" office:value="733"/>
          <table:table-cell office:value-type="float" office:value="15"/>
          <table:table-cell table:number-columns-repeated="2"/>
          <table:table-cell office:value-type="float" office:value="4.7"/>
          <table:table-cell/>
          <table:table-cell office:value-type="float" office:value="384"/>
          <table:table-cell office:value-type="float" office:value="1"/>
          <table:table-cell table:number-columns-repeated="2"/>
          <table:table-cell office:value-type="float" office:value="2.42"/>
          <table:table-cell table:number-columns-repeated="4"/>
          <table:table-cell office:value-type="float" office:value="1879647"/>
          <table:table-cell table:number-columns-repeated="16352"/>
        </table:table-row>
        <table:table-row>
          <table:table-cell table:number-columns-repeated="2"/>
          <table:table-cell office:value-type="float" office:value="2773984"/>
          <table:table-cell table:number-columns-repeated="2"/>
          <table:table-cell office:value-type="float" office:value="1542"/>
          <table:table-cell table:number-columns-repeated="2"/>
          <table:table-cell office:value-type="float" office:value="6.56"/>
          <table:table-cell office:value-type="float" office:value="2038"/>
          <table:table-cell table:number-columns-repeated="2"/>
          <table:table-cell office:value-type="float" office:value="8.67"/>
          <table:table-cell/>
          <table:table-cell office:value-type="float" office:value="-2.11"/>
          <table:table-cell/>
          <table:table-cell office:value-type="float" office:value="1049"/>
          <table:table-cell office:value-type="float" office:value="29"/>
          <table:table-cell table:number-columns-repeated="2"/>
          <table:table-cell office:value-type="float" office:value="4.59"/>
          <table:table-cell/>
          <table:table-cell office:value-type="float" office:value="558"/>
          <table:table-cell office:value-type="float" office:value="5"/>
          <table:table-cell table:number-columns-repeated="2"/>
          <table:table-cell office:value-type="float" office:value="2.4"/>
          <table:table-cell table:number-columns-repeated="4"/>
          <table:table-cell office:value-type="float" office:value="2774316"/>
          <table:table-cell table:number-columns-repeated="16352"/>
        </table:table-row>
        <table:table-row>
          <table:table-cell table:number-columns-repeated="2"/>
          <table:table-cell office:value-type="float" office:value="7060473"/>
          <table:table-cell table:number-columns-repeated="2"/>
          <table:table-cell office:value-type="float" office:value="4100"/>
          <table:table-cell table:number-columns-repeated="2"/>
          <table:table-cell office:value-type="float" office:value="6.85"/>
          <table:table-cell office:value-type="float" office:value="5854"/>
          <table:table-cell table:number-columns-repeated="2"/>
          <table:table-cell office:value-type="float" office:value="9.7899999999999991"/>
          <table:table-cell/>
          <table:table-cell office:value-type="float" office:value="-2.93"/>
          <table:table-cell/>
          <table:table-cell office:value-type="float" office:value="2712"/>
          <table:table-cell office:value-type="float" office:value="21"/>
          <table:table-cell table:number-columns-repeated="2"/>
          <table:table-cell office:value-type="float" office:value="4.57"/>
          <table:table-cell/>
          <table:table-cell office:value-type="float" office:value="1356"/>
          <table:table-cell office:value-type="float" office:value="9"/>
          <table:table-cell table:number-columns-repeated="2"/>
          <table:table-cell office:value-type="float" office:value="2.2799999999999998"/>
          <table:table-cell table:number-columns-repeated="4"/>
          <table:table-cell office:value-type="float" office:value="7063379"/>
          <table:table-cell table:number-columns-repeated="16352"/>
        </table:table-row>
        <table:table-row>
          <table:table-cell table:number-columns-repeated="2"/>
          <table:table-cell office:value-type="float" office:value="453951"/>
          <table:table-cell table:number-columns-repeated="2"/>
          <table:table-cell office:value-type="float" office:value="226"/>
          <table:table-cell table:number-columns-repeated="2"/>
          <table:table-cell office:value-type="float" office:value="5.88"/>
          <table:table-cell office:value-type="float" office:value="355"/>
          <table:table-cell table:number-columns-repeated="2"/>
          <table:table-cell office:value-type="float" office:value="9.23"/>
          <table:table-cell/>
          <table:table-cell office:value-type="float" office:value="-3.35"/>
          <table:table-cell/>
          <table:table-cell office:value-type="float" office:value="154"/>
          <table:table-cell office:value-type="float" office:value="1"/>
          <table:table-cell table:number-columns-repeated="2"/>
          <table:table-cell office:value-type="float" office:value="4.03"/>
          <table:table-cell/>
          <table:table-cell office:value-type="float" office:value="92"/>
          <table:table-cell office:value-type="float" office:value="0"/>
          <table:table-cell table:number-columns-repeated="2"/>
          <table:table-cell office:value-type="float" office:value="2.39"/>
          <table:table-cell table:number-columns-repeated="4"/>
          <table:table-cell office:value-type="float" office:value="454099"/>
          <table:table-cell table:number-columns-repeated="16352"/>
        </table:table-row>
        <table:table-row>
          <table:table-cell table:number-columns-repeated="2"/>
          <table:table-cell office:value-type="float" office:value="565272"/>
          <table:table-cell table:number-columns-repeated="2"/>
          <table:table-cell office:value-type="float" office:value="346"/>
          <table:table-cell table:number-columns-repeated="2"/>
          <table:table-cell office:value-type="float" office:value="7.23"/>
          <table:table-cell office:value-type="float" office:value="367"/>
          <table:table-cell table:number-columns-repeated="2"/>
          <table:table-cell office:value-type="float" office:value="7.67"/>
          <table:table-cell/>
          <table:table-cell office:value-type="float" office:value="-0.44"/>
          <table:table-cell/>
          <table:table-cell office:value-type="float" office:value="229"/>
          <table:table-cell office:value-type="float" office:value="2"/>
          <table:table-cell table:number-columns-repeated="2"/>
          <table:table-cell office:value-type="float" office:value="4.83"/>
          <table:table-cell/>
          <table:table-cell office:value-type="float" office:value="99"/>
          <table:table-cell office:value-type="float" office:value="1"/>
          <table:table-cell table:number-columns-repeated="2"/>
          <table:table-cell office:value-type="float" office:value="2.09"/>
          <table:table-cell table:number-columns-repeated="4"/>
          <table:table-cell office:value-type="float" office:value="564832"/>
          <table:table-cell table:number-columns-repeated="16352"/>
        </table:table-row>
        <table:table-row>
          <table:table-cell table:number-columns-repeated="2"/>
          <table:table-cell office:value-type="float" office:value="544762"/>
          <table:table-cell table:number-columns-repeated="2"/>
          <table:table-cell office:value-type="float" office:value="247"/>
          <table:table-cell table:number-columns-repeated="2"/>
          <table:table-cell office:value-type="float" office:value="5.35"/>
          <table:table-cell office:value-type="float" office:value="519"/>
          <table:table-cell table:number-columns-repeated="2"/>
          <table:table-cell office:value-type="float" office:value="11.24"/>
          <table:table-cell/>
          <table:table-cell office:value-type="float" office:value="-5.89"/>
          <table:table-cell/>
          <table:table-cell office:value-type="float" office:value="191"/>
          <table:table-cell office:value-type="float" office:value="1"/>
          <table:table-cell table:number-columns-repeated="2"/>
          <table:table-cell office:value-type="float" office:value="4.16"/>
          <table:table-cell/>
          <table:table-cell office:value-type="float" office:value="126"/>
          <table:table-cell office:value-type="float" office:value="1"/>
          <table:table-cell table:number-columns-repeated="2"/>
          <table:table-cell office:value-type="float" office:value="2.75"/>
          <table:table-cell table:number-columns-repeated="4"/>
          <table:table-cell office:value-type="float" office:value="545158"/>
          <table:table-cell table:number-columns-repeated="16352"/>
        </table:table-row>
        <table:table-row>
          <table:table-cell table:number-columns-repeated="2"/>
          <table:table-cell office:value-type="float" office:value="1271015"/>
          <table:table-cell table:number-columns-repeated="2"/>
          <table:table-cell office:value-type="float" office:value="1057"/>
          <table:table-cell table:number-columns-repeated="2"/>
          <table:table-cell office:value-type="float" office:value="9.82"/>
          <table:table-cell office:value-type="float" office:value="976"/>
          <table:table-cell table:number-columns-repeated="2"/>
          <table:table-cell office:value-type="float" office:value="9.06"/>
          <table:table-cell/>
          <table:table-cell office:value-type="float" office:value="0.75"/>
          <table:table-cell/>
          <table:table-cell office:value-type="float" office:value="488"/>
          <table:table-cell office:value-type="float" office:value="1"/>
          <table:table-cell table:number-columns-repeated="2"/>
          <table:table-cell office:value-type="float" office:value="4.54"/>
          <table:table-cell/>
          <table:table-cell office:value-type="float" office:value="207"/>
          <table:table-cell office:value-type="float" office:value="1"/>
          <table:table-cell table:number-columns-repeated="2"/>
          <table:table-cell office:value-type="float" office:value="1.93"/>
          <table:table-cell table:number-columns-repeated="4"/>
          <table:table-cell office:value-type="float" office:value="1271761"/>
          <table:table-cell table:number-columns-repeated="16352"/>
        </table:table-row>
        <table:table-row>
          <table:table-cell table:number-columns-repeated="2"/>
          <table:table-cell office:value-type="float" office:value="493403"/>
          <table:table-cell table:number-columns-repeated="2"/>
          <table:table-cell office:value-type="float" office:value="260"/>
          <table:table-cell table:number-columns-repeated="2"/>
          <table:table-cell office:value-type="float" office:value="6.22"/>
          <table:table-cell office:value-type="float" office:value="446"/>
          <table:table-cell table:number-columns-repeated="2"/>
          <table:table-cell office:value-type="float" office:value="10.67"/>
          <table:table-cell/>
          <table:table-cell office:value-type="float" office:value="-4.45"/>
          <table:table-cell/>
          <table:table-cell office:value-type="float" office:value="199"/>
          <table:table-cell office:value-type="float" office:value="2"/>
          <table:table-cell table:number-columns-repeated="2"/>
          <table:table-cell office:value-type="float" office:value="4.8099999999999996"/>
          <table:table-cell/>
          <table:table-cell office:value-type="float" office:value="89"/>
          <table:table-cell office:value-type="float" office:value="0"/>
          <table:table-cell table:number-columns-repeated="2"/>
          <table:table-cell office:value-type="float" office:value="2.13"/>
          <table:table-cell table:number-columns-repeated="4"/>
          <table:table-cell office:value-type="float" office:value="493743"/>
          <table:table-cell table:number-columns-repeated="16352"/>
        </table:table-row>
        <table:table-row>
          <table:table-cell table:number-columns-repeated="2"/>
          <table:table-cell office:value-type="float" office:value="680050"/>
          <table:table-cell table:number-columns-repeated="2"/>
          <table:table-cell office:value-type="float" office:value="340"/>
          <table:table-cell table:number-columns-repeated="2"/>
          <table:table-cell office:value-type="float" office:value="5.9"/>
          <table:table-cell office:value-type="float" office:value="640"/>
          <table:table-cell table:number-columns-repeated="2"/>
          <table:table-cell office:value-type="float" office:value="11.11"/>
          <table:table-cell/>
          <table:table-cell office:value-type="float" office:value="-5.21"/>
          <table:table-cell/>
          <table:table-cell office:value-type="float" office:value="234"/>
          <table:table-cell office:value-type="float" office:value="0"/>
          <table:table-cell table:number-columns-repeated="2"/>
          <table:table-cell office:value-type="float" office:value="4.0599999999999996"/>
          <table:table-cell/>
          <table:table-cell office:value-type="float" office:value="110"/>
          <table:table-cell office:value-type="float" office:value="0"/>
          <table:table-cell table:number-columns-repeated="2"/>
          <table:table-cell office:value-type="float" office:value="1.91"/>
          <table:table-cell table:number-columns-repeated="4"/>
          <table:table-cell office:value-type="float" office:value="680448"/>
          <table:table-cell table:number-columns-repeated="16352"/>
        </table:table-row>
        <table:table-row>
          <table:table-cell table:number-columns-repeated="2"/>
          <table:table-cell office:value-type="float" office:value="502007"/>
          <table:table-cell table:number-columns-repeated="2"/>
          <table:table-cell office:value-type="float" office:value="249"/>
          <table:table-cell table:number-columns-repeated="2"/>
          <table:table-cell office:value-type="float" office:value="5.85"/>
          <table:table-cell office:value-type="float" office:value="457"/>
          <table:table-cell table:number-columns-repeated="2"/>
          <table:table-cell office:value-type="float" office:value="10.74"/>
          <table:table-cell/>
          <table:table-cell office:value-type="float" office:value="-4.8899999999999997"/>
          <table:table-cell/>
          <table:table-cell office:value-type="float" office:value="193"/>
          <table:table-cell office:value-type="float" office:value="2"/>
          <table:table-cell table:number-columns-repeated="2"/>
          <table:table-cell office:value-type="float" office:value="4.58"/>
          <table:table-cell/>
          <table:table-cell office:value-type="float" office:value="90"/>
          <table:table-cell office:value-type="float" office:value="1"/>
          <table:table-cell table:number-columns-repeated="2"/>
          <table:table-cell office:value-type="float" office:value="2.14"/>
          <table:table-cell table:number-columns-repeated="4"/>
          <table:table-cell office:value-type="float" office:value="502385"/>
          <table:table-cell table:number-columns-repeated="16352"/>
        </table:table-row>
        <table:table-row>
          <table:table-cell table:number-columns-repeated="2"/>
          <table:table-cell office:value-type="float" office:value="817193"/>
          <table:table-cell table:number-columns-repeated="2"/>
          <table:table-cell office:value-type="float" office:value="418"/>
          <table:table-cell table:number-columns-repeated="2"/>
          <table:table-cell office:value-type="float" office:value="6.04"/>
          <table:table-cell office:value-type="float" office:value="774"/>
          <table:table-cell table:number-columns-repeated="2"/>
          <table:table-cell office:value-type="float" office:value="11.18"/>
          <table:table-cell/>
          <table:table-cell office:value-type="float" office:value="-5.14"/>
          <table:table-cell/>
          <table:table-cell office:value-type="float" office:value="364"/>
          <table:table-cell office:value-type="float" office:value="2"/>
          <table:table-cell table:number-columns-repeated="2"/>
          <table:table-cell office:value-type="float" office:value="5.29"/>
          <table:table-cell/>
          <table:table-cell office:value-type="float" office:value="172"/>
          <table:table-cell office:value-type="float" office:value="1"/>
          <table:table-cell table:number-columns-repeated="2"/>
          <table:table-cell office:value-type="float" office:value="2.5"/>
          <table:table-cell table:number-columns-repeated="4"/>
          <table:table-cell office:value-type="float" office:value="817803"/>
          <table:table-cell table:number-columns-repeated="16352"/>
        </table:table-row>
        <table:table-row>
          <table:table-cell table:number-columns-repeated="2"/>
          <table:table-cell office:value-type="float" office:value="216308"/>
          <table:table-cell table:number-columns-repeated="2"/>
          <table:table-cell office:value-type="float" office:value="115"/>
          <table:table-cell table:number-columns-repeated="2"/>
          <table:table-cell office:value-type="float" office:value="6.27"/>
          <table:table-cell office:value-type="float" office:value="220"/>
          <table:table-cell table:number-columns-repeated="2"/>
          <table:table-cell office:value-type="float" office:value="12"/>
          <table:table-cell/>
          <table:table-cell office:value-type="float" office:value="-5.73"/>
          <table:table-cell/>
          <table:table-cell office:value-type="float" office:value="87"/>
          <table:table-cell office:value-type="float" office:value="0"/>
          <table:table-cell table:number-columns-repeated="2"/>
          <table:table-cell office:value-type="float" office:value="4.75"/>
          <table:table-cell/>
          <table:table-cell office:value-type="float" office:value="39"/>
          <table:table-cell office:value-type="float" office:value="1"/>
          <table:table-cell table:number-columns-repeated="2"/>
          <table:table-cell office:value-type="float" office:value="2.1800000000000002"/>
          <table:table-cell table:number-columns-repeated="4"/>
          <table:table-cell office:value-type="float" office:value="216453"/>
          <table:table-cell table:number-columns-repeated="16352"/>
        </table:table-row>
        <table:table-row>
          <table:table-cell table:number-columns-repeated="2"/>
          <table:table-cell office:value-type="float" office:value="325706"/>
          <table:table-cell table:number-columns-repeated="2"/>
          <table:table-cell office:value-type="float" office:value="200"/>
          <table:table-cell table:number-columns-repeated="2"/>
          <table:table-cell office:value-type="float" office:value="7.25"/>
          <table:table-cell office:value-type="float" office:value="288"/>
          <table:table-cell table:number-columns-repeated="2"/>
          <table:table-cell office:value-type="float" office:value="10.44"/>
          <table:table-cell/>
          <table:table-cell office:value-type="float" office:value="-3.19"/>
          <table:table-cell/>
          <table:table-cell office:value-type="float" office:value="142"/>
          <table:table-cell office:value-type="float" office:value="3"/>
          <table:table-cell table:number-columns-repeated="2"/>
          <table:table-cell office:value-type="float" office:value="5.25"/>
          <table:table-cell/>
          <table:table-cell office:value-type="float" office:value="82"/>
          <table:table-cell office:value-type="float" office:value="0"/>
          <table:table-cell table:number-columns-repeated="2"/>
          <table:table-cell office:value-type="float" office:value="2.97"/>
          <table:table-cell table:number-columns-repeated="4"/>
          <table:table-cell office:value-type="float" office:value="325857"/>
          <table:table-cell table:number-columns-repeated="16352"/>
        </table:table-row>
        <table:table-row>
          <table:table-cell table:number-columns-repeated="2"/>
          <table:table-cell office:value-type="float" office:value="105117"/>
          <table:table-cell table:number-columns-repeated="2"/>
          <table:table-cell office:value-type="float" office:value="82"/>
          <table:table-cell table:number-columns-repeated="2"/>
          <table:table-cell office:value-type="float" office:value="9.2100000000000009"/>
          <table:table-cell office:value-type="float" office:value="74"/>
          <table:table-cell table:number-columns-repeated="2"/>
          <table:table-cell office:value-type="float" office:value="8.31"/>
          <table:table-cell/>
          <table:table-cell office:value-type="float" office:value="0.9"/>
          <table:table-cell/>
          <table:table-cell office:value-type="float" office:value="46"/>
          <table:table-cell office:value-type="float" office:value="1"/>
          <table:table-cell table:number-columns-repeated="2"/>
          <table:table-cell office:value-type="float" office:value="5.28"/>
          <table:table-cell/>
          <table:table-cell office:value-type="float" office:value="23"/>
          <table:table-cell office:value-type="float" office:value="0"/>
          <table:table-cell table:number-columns-repeated="2"/>
          <table:table-cell office:value-type="float" office:value="2.58"/>
          <table:table-cell table:number-columns-repeated="4"/>
          <table:table-cell office:value-type="float" office:value="105121"/>
          <table:table-cell table:number-columns-repeated="16352"/>
        </table:table-row>
        <table:table-row>
          <table:table-cell table:number-columns-repeated="2"/>
          <table:table-cell office:value-type="float" office:value="368792"/>
          <table:table-cell table:number-columns-repeated="2"/>
          <table:table-cell office:value-type="float" office:value="163"/>
          <table:table-cell table:number-columns-repeated="2"/>
          <table:table-cell office:value-type="float" office:value="5.22"/>
          <table:table-cell office:value-type="float" office:value="301"/>
          <table:table-cell table:number-columns-repeated="2"/>
          <table:table-cell office:value-type="float" office:value="9.64"/>
          <table:table-cell/>
          <table:table-cell office:value-type="float" office:value="-4.42"/>
          <table:table-cell/>
          <table:table-cell office:value-type="float" office:value="124"/>
          <table:table-cell office:value-type="float" office:value="0"/>
          <table:table-cell table:number-columns-repeated="2"/>
          <table:table-cell office:value-type="float" office:value="3.97"/>
          <table:table-cell/>
          <table:table-cell office:value-type="float" office:value="76"/>
          <table:table-cell office:value-type="float" office:value="0"/>
          <table:table-cell table:number-columns-repeated="2"/>
          <table:table-cell office:value-type="float" office:value="2.4300000000000002"/>
          <table:table-cell table:number-columns-repeated="4"/>
          <table:table-cell office:value-type="float" office:value="368870"/>
          <table:table-cell table:number-columns-repeated="16352"/>
        </table:table-row>
        <table:table-row>
          <table:table-cell table:number-columns-repeated="2"/>
          <table:table-cell office:value-type="float" office:value="449425"/>
          <table:table-cell table:number-columns-repeated="2"/>
          <table:table-cell office:value-type="float" office:value="293"/>
          <table:table-cell table:number-columns-repeated="2"/>
          <table:table-cell office:value-type="float" office:value="7.7"/>
          <table:table-cell office:value-type="float" office:value="243"/>
          <table:table-cell table:number-columns-repeated="2"/>
          <table:table-cell office:value-type="float" office:value="6.38"/>
          <table:table-cell/>
          <table:table-cell office:value-type="float" office:value="1.31"/>
          <table:table-cell/>
          <table:table-cell office:value-type="float" office:value="170"/>
          <table:table-cell office:value-type="float" office:value="3"/>
          <table:table-cell table:number-columns-repeated="2"/>
          <table:table-cell office:value-type="float" office:value="4.55"/>
          <table:table-cell/>
          <table:table-cell office:value-type="float" office:value="89"/>
          <table:table-cell office:value-type="float" office:value="2"/>
          <table:table-cell table:number-columns-repeated="2"/>
          <table:table-cell office:value-type="float" office:value="2.39"/>
          <table:table-cell table:number-columns-repeated="4"/>
          <table:table-cell office:value-type="float" office:value="449251"/>
          <table:table-cell table:number-columns-repeated="16352"/>
        </table:table-row>
        <table:table-row>
          <table:table-cell table:number-columns-repeated="2"/>
          <table:table-cell office:value-type="float" office:value="267472"/>
          <table:table-cell table:number-columns-repeated="2"/>
          <table:table-cell office:value-type="float" office:value="104"/>
          <table:table-cell table:number-columns-repeated="2"/>
          <table:table-cell office:value-type="float" office:value="4.59"/>
          <table:table-cell office:value-type="float" office:value="194"/>
          <table:table-cell table:number-columns-repeated="2"/>
          <table:table-cell office:value-type="float" office:value="8.56"/>
          <table:table-cell/>
          <table:table-cell office:value-type="float" office:value="-3.97"/>
          <table:table-cell/>
          <table:table-cell office:value-type="float" office:value="91"/>
          <table:table-cell office:value-type="float" office:value="3"/>
          <table:table-cell table:number-columns-repeated="2"/>
          <table:table-cell office:value-type="float" office:value="4.1500000000000004"/>
          <table:table-cell/>
          <table:table-cell office:value-type="float" office:value="62"/>
          <table:table-cell office:value-type="float" office:value="1"/>
          <table:table-cell table:number-columns-repeated="2"/>
          <table:table-cell office:value-type="float" office:value="2.78"/>
          <table:table-cell table:number-columns-repeated="4"/>
          <table:table-cell office:value-type="float" office:value="267598"/>
          <table:table-cell table:number-columns-repeated="16352"/>
        </table:table-row>
        <table:table-row>
          <table:table-cell table:number-columns-repeated="2"/>
          <table:table-cell office:value-type="float" office:value="152985"/>
          <table:table-cell table:number-columns-repeated="2"/>
          <table:table-cell office:value-type="float" office:value="102"/>
          <table:table-cell table:number-columns-repeated="2"/>
          <table:table-cell office:value-type="float" office:value="7.87"/>
          <table:table-cell office:value-type="float" office:value="79"/>
          <table:table-cell table:number-columns-repeated="2"/>
          <table:table-cell office:value-type="float" office:value="6.09"/>
          <table:table-cell/>
          <table:table-cell office:value-type="float" office:value="1.77"/>
          <table:table-cell/>
          <table:table-cell office:value-type="float" office:value="40"/>
          <table:table-cell office:value-type="float" office:value="2"/>
          <table:table-cell table:number-columns-repeated="2"/>
          <table:table-cell office:value-type="float" office:value="3.24"/>
          <table:table-cell/>
          <table:table-cell office:value-type="float" office:value="22"/>
          <table:table-cell office:value-type="float" office:value="1"/>
          <table:table-cell table:number-columns-repeated="2"/>
          <table:table-cell office:value-type="float" office:value="1.77"/>
          <table:table-cell table:number-columns-repeated="4"/>
          <table:table-cell office:value-type="float" office:value="153140"/>
          <table:table-cell table:number-columns-repeated="16352"/>
        </table:table-row>
        <table:table-row>
          <table:table-cell table:number-columns-repeated="2"/>
          <table:table-cell office:value-type="float" office:value="139951"/>
          <table:table-cell table:number-columns-repeated="2"/>
          <table:table-cell office:value-type="float" office:value="88"/>
          <table:table-cell table:number-columns-repeated="2"/>
          <table:table-cell office:value-type="float" office:value="7.42"/>
          <table:table-cell office:value-type="float" office:value="68"/>
          <table:table-cell table:number-columns-repeated="2"/>
          <table:table-cell office:value-type="float" office:value="5.73"/>
          <table:table-cell/>
          <table:table-cell office:value-type="float" office:value="1.69"/>
          <table:table-cell/>
          <table:table-cell office:value-type="float" office:value="35"/>
          <table:table-cell office:value-type="float" office:value="1"/>
          <table:table-cell table:number-columns-repeated="2"/>
          <table:table-cell office:value-type="float" office:value="3.04"/>
          <table:table-cell/>
          <table:table-cell office:value-type="float" office:value="19"/>
          <table:table-cell office:value-type="float" office:value="1"/>
          <table:table-cell table:number-columns-repeated="2"/>
          <table:table-cell office:value-type="float" office:value="1.69"/>
          <table:table-cell table:number-columns-repeated="4"/>
          <table:table-cell office:value-type="float" office:value="140081"/>
          <table:table-cell table:number-columns-repeated="16352"/>
        </table:table-row>
        <table:table-row>
          <table:table-cell table:number-columns-repeated="2"/>
          <table:table-cell office:value-type="float" office:value="13034"/>
          <table:table-cell table:number-columns-repeated="2"/>
          <table:table-cell office:value-type="float" office:value="14"/>
          <table:table-cell table:number-columns-repeated="2"/>
          <table:table-cell office:value-type="float" office:value="12.67"/>
          <table:table-cell office:value-type="float" office:value="11"/>
          <table:table-cell table:number-columns-repeated="2"/>
          <table:table-cell office:value-type="float" office:value="9.9499999999999993"/>
          <table:table-cell/>
          <table:table-cell office:value-type="float" office:value="2.71"/>
          <table:table-cell/>
          <table:table-cell office:value-type="float" office:value="5"/>
          <table:table-cell office:value-type="float" office:value="1"/>
          <table:table-cell table:number-columns-repeated="2"/>
          <table:table-cell office:value-type="float" office:value="5.43"/>
          <table:table-cell/>
          <table:table-cell office:value-type="float" office:value="3"/>
          <table:table-cell office:value-type="float" office:value="0"/>
          <table:table-cell table:number-columns-repeated="2"/>
          <table:table-cell office:value-type="float" office:value="2.71"/>
          <table:table-cell table:number-columns-repeated="4"/>
          <table:table-cell office:value-type="float" office:value="13059"/>
          <table:table-cell table:number-columns-repeated="16352"/>
        </table:table-row>
        <table:table-row table:number-rows-repeated="1048544">
          <table:table-cell table:number-columns-repeated="16352"/>
        </table:table-row>
      </table:table>
      <table:table table:name="'file:///D:/outlook%20moi2002/月報速報/02各月/10903/速報公式(3月).xls'#01-年齡結構" table:style-name="ta2">
        <table:table-source xlink:href="file:///D:/outlook%20moi2002/月報速報/02各月/10903/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01資料分析_" table:style-name="ta2">
        <table:table-source xlink:href="file:///D:/outlook%20moi2002/月報速報/02各月/10903/速報公式(3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02-年月別" table:style-name="ta2">
        <table:table-source xlink:href="file:///D:/outlook%20moi2002/月報速報/02各月/10903/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02-縣市別" table:style-name="ta2">
        <table:table-source xlink:href="file:///D:/outlook%20moi2002/月報速報/02各月/10903/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04-單一年齡" table:style-name="ta2">
        <table:table-source xlink:href="file:///D:/outlook%20moi2002/月報速報/02各月/10903/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05-年齡結構" table:style-name="ta2">
        <table:table-source xlink:href="file:///D:/outlook%20moi2002/月報速報/02各月/10903/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06-人口增加&amp;生死結離" table:style-name="ta2">
        <table:table-source xlink:href="file:///D:/outlook%20moi2002/月報速報/02各月/10903/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07-年月別" table:style-name="ta2">
        <table:table-source xlink:href="file:///D:/outlook%20moi2002/月報速報/02各月/10903/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07-縣市別" table:style-name="ta2">
        <table:table-source xlink:href="file:///D:/outlook%20moi2002/月報速報/02各月/10903/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10-年月別-新" table:style-name="ta2">
        <table:table-source xlink:href="file:///D:/outlook%20moi2002/月報速報/02各月/10903/速報公式(3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10-縣市別-新" table:style-name="ta2">
        <table:table-source xlink:href="file:///D:/outlook%20moi2002/月報速報/02各月/10903/速報公式(3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2各月/10903/速報公式(3月).xls'#11-遷徙" table:style-name="ta2">
        <table:table-source xlink:href="file:///D:/outlook%20moi2002/月報速報/02各月/10903/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新02性比例等-年月別" table:style-name="ta2">
        <table:table-source xlink:href="file:///D:/outlook%20moi2002/月報速報/06速(月)報套印/【套印】各月(03以外)-10904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2-縣市別" table:style-name="ta2">
        <table:table-source xlink:href="file:///D:/outlook%20moi2002/月報速報/06速(月)報套印/【套印】各月(03以外)-10904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4-單一年齡" table:style-name="ta2">
        <table:table-source xlink:href="file:///D:/outlook%20moi2002/月報速報/06速(月)報套印/【套印】各月(03以外)-10904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5-年齡結構" table:style-name="ta2">
        <table:table-source xlink:href="file:///D:/outlook%20moi2002/月報速報/06速(月)報套印/【套印】各月(03以外)-10904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6_人口增加&amp;生死結離" table:style-name="ta2">
        <table:table-source xlink:href="file:///D:/outlook%20moi2002/月報速報/06速(月)報套印/【套印】各月(03以外)-10904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出生-年月別" table:style-name="ta2">
        <table:table-source xlink:href="file:///D:/outlook%20moi2002/月報速報/06速(月)報套印/【套印】各月(03以外)-10904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-縣市別" table:style-name="ta2">
        <table:table-source xlink:href="file:///D:/outlook%20moi2002/月報速報/06速(月)報套印/【套印】各月(03以外)-10904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年月別" table:style-name="ta2">
        <table:table-source xlink:href="file:///D:/outlook%20moi2002/月報速報/06速(月)報套印/【套印】各月(03以外)-10904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縣市別" table:style-name="ta2">
        <table:table-source xlink:href="file:///D:/outlook%20moi2002/月報速報/06速(月)報套印/【套印】各月(03以外)-10904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設籍情形" table:style-name="ta2">
        <table:table-source xlink:href="file:///D:/outlook%20moi2002/月報速報/06速(月)報套印/【套印】各月(03以外)-10904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年月別_" table:style-name="ta2">
        <table:table-source xlink:href="file:///D:/outlook%20moi2002/月報速報/06速(月)報套印/【套印】各月(03以外)-10904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縣市別_" table:style-name="ta2">
        <table:table-source xlink:href="file:///D:/outlook%20moi2002/月報速報/06速(月)報套印/【套印】各月(03以外)-10904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設籍情形_" table:style-name="ta2">
        <table:table-source xlink:href="file:///D:/outlook%20moi2002/月報速報/06速(月)報套印/【套印】各月(03以外)-10904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年月別-新" table:style-name="ta2">
        <table:table-source xlink:href="file:///D:/outlook%20moi2002/月報速報/06速(月)報套印/【套印】各月(03以外)-10904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縣市別-新" table:style-name="ta2">
        <table:table-source xlink:href="file:///D:/outlook%20moi2002/月報速報/06速(月)報套印/【套印】各月(03以外)-10904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1-遷徙" table:style-name="ta2">
        <table:table-source xlink:href="file:///D:/outlook%20moi2002/月報速報/06速(月)報套印/【套印】各月(03以外)-10904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_人口增加&amp;生死結離.$A$1"/>
        <table:named-expression table:name="\b" table:expression="of:=[.#REF!]" table:base-cell-address="06_人口增加&amp;生死結離.$A$1"/>
        <table:named-expression table:name="NAME" table:expression="of:=[.#REF!]" table:base-cell-address="06_人口增加&amp;生死結離.$A$1"/>
        <table:named-expression table:name="P_1" table:expression="of:=[.#REF!]" table:base-cell-address="06_人口增加&amp;生死結離.$A$1"/>
        <table:named-expression table:name="P_11" table:expression="of:=[.#REF!]" table:base-cell-address="06_人口增加&amp;生死結離.$A$1"/>
        <table:named-expression table:name="P_2" table:expression="of:=[.#REF!]" table:base-cell-address="06_人口增加&amp;生死結離.$A$1"/>
        <table:named-expression table:name="Print_Area" table:expression="of:=[.#REF!]" table:base-cell-address="06_人口增加&amp;生死結離.$A$1"/>
        <table:named-expression table:name="PRINT_AREA_MI" table:expression="of:=[.#REF!]" table:base-cell-address="06_人口增加&amp;生死結離.$A$1"/>
        <table:named-expression table:name="rd_rf_f_97y_9802_data" table:expression="of:=[.#REF!]" table:base-cell-address="06_人口增加&amp;生死結離.$A$1"/>
        <table:named-expression table:name="rd_rg_f_84y_97y_data" table:expression="of:=[.#REF!]" table:base-cell-address="06_人口增加&amp;生死結離.$A$1"/>
        <table:named-expression table:name="rd_rg_f_9805_data" table:expression="of:=[.#REF!]" table:base-cell-address="06_人口增加&amp;生死結離.$A$1"/>
        <table:named-expression table:name="rd_rg_f_9806_data" table:expression="of:=[.#REF!]" table:base-cell-address="06_人口增加&amp;生死結離.$A$1"/>
        <table:named-expression table:name="rd_rg_f_9807_data" table:expression="of:=[.#REF!]" table:base-cell-address="06_人口增加&amp;生死結離.$A$1"/>
        <table:named-expression table:name="rd_rg_f_9808_data" table:expression="of:=[.#REF!]" table:base-cell-address="06_人口增加&amp;生死結離.$A$1"/>
        <table:named-expression table:name="rd_rg_f_98y_9803_data" table:expression="of:=[.#REF!]" table:base-cell-address="06_人口增加&amp;生死結離.$A$1"/>
        <table:named-expression table:name="rd_rg_f_98y_9804_data" table:expression="of:=[.#REF!]" table:base-cell-address="06_人口增加&amp;生死結離.$A$1"/>
        <table:named-expression table:name="rd_rg_q_84y_97y_data" table:expression="of:=[.#REF!]" table:base-cell-address="06_人口增加&amp;生死結離.$A$1"/>
        <table:named-expression table:name="rd_rg_q_97y_9802_data" table:expression="of:=[.#REF!]" table:base-cell-address="06_人口增加&amp;生死結離.$A$1"/>
        <table:named-expression table:name="rd_rg_q_9805_data" table:expression="of:=[.#REF!]" table:base-cell-address="06_人口增加&amp;生死結離.$A$1"/>
        <table:named-expression table:name="rd_rg_q_9806_data" table:expression="of:=[.#REF!]" table:base-cell-address="06_人口增加&amp;生死結離.$A$1"/>
        <table:named-expression table:name="rd_rg_q_9807_data" table:expression="of:=[.#REF!]" table:base-cell-address="06_人口增加&amp;生死結離.$A$1"/>
        <table:named-expression table:name="rd_rg_q_9808_data" table:expression="of:=[.#REF!]" table:base-cell-address="06_人口增加&amp;生死結離.$A$1"/>
        <table:named-expression table:name="rd_rg_q_98y_9803_data" table:expression="of:=[.#REF!]" table:base-cell-address="06_人口增加&amp;生死結離.$A$1"/>
        <table:named-expression table:name="rd_rg_q_98y_9804_data" table:expression="of:=[.#REF!]" table:base-cell-address="06_人口增加&amp;生死結離.$A$1"/>
        <table:named-expression table:name="rd_rg_q9607" table:expression="of:=[.#REF!]" table:base-cell-address="06_人口增加&amp;生死結離.$A$1"/>
        <table:named-expression table:name="rd_t_84y_97y_data" table:expression="of:=[.#REF!]" table:base-cell-address="06_人口增加&amp;生死結離.$A$1"/>
        <table:named-expression table:name="rd_t_97y_9802_data" table:expression="of:=[.#REF!]" table:base-cell-address="06_人口增加&amp;生死結離.$A$1"/>
        <table:named-expression table:name="rd_t_9805_data" table:expression="of:=[.#REF!]" table:base-cell-address="06_人口增加&amp;生死結離.$A$1"/>
        <table:named-expression table:name="rd_t_9806_data" table:expression="of:=[.#REF!]" table:base-cell-address="06_人口增加&amp;生死結離.$A$1"/>
        <table:named-expression table:name="rd_t_9807_data" table:expression="of:=[.#REF!]" table:base-cell-address="06_人口增加&amp;生死結離.$A$1"/>
        <table:named-expression table:name="rd_t_9808_data" table:expression="of:=[.#REF!]" table:base-cell-address="06_人口增加&amp;生死結離.$A$1"/>
        <table:named-expression table:name="rd_t_98y_9803_data" table:expression="of:=[.#REF!]" table:base-cell-address="06_人口增加&amp;生死結離.$A$1"/>
        <table:named-expression table:name="rd_t_98y_9804_data" table:expression="of:=[.#REF!]" table:base-cell-address="06_人口增加&amp;生死結離.$A$1"/>
        <table:named-expression table:name="rd_t9607" table:expression="of:=[.#REF!]" table:base-cell-address="06_人口增加&amp;生死結離.$A$1"/>
        <table:named-expression table:name="月底人口數" table:expression="of:=[.#REF!]" table:base-cell-address="06_人口增加&amp;生死結離.$A$1"/>
        <table:named-expression table:name="出生" table:expression="of:=[.#REF!]" table:base-cell-address="06_人口增加&amp;生死結離.$A$1"/>
        <table:named-expression table:name="死亡" table:expression="of:=[.#REF!]" table:base-cell-address="06_人口增加&amp;生死結離.$A$1"/>
        <table:named-expression table:name="結婚" table:expression="of:=[.#REF!]" table:base-cell-address="06_人口增加&amp;生死結離.$A$1"/>
        <table:named-expression table:name="鄰數戶數" table:expression="of:=[.#REF!]" table:base-cell-address="06_人口增加&amp;生死結離.$A$1"/>
        <table:named-expression table:name="離婚" table:expression="of:=[.#REF!]" table:base-cell-address="06_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2" number:min-integer-digits="1" number:grouping="true"/>
      <number:text> </number:text>
    </number:number-style>
    <number:number-style style:name="N50P1">
      <number:text> －</number:text>
      <number:number number:decimal-places="2" number:min-integer-digits="1" number:grouping="true"/>
      <number:text> </number:text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4-09T01:39:50Z</meta:creation-date>
    <dc:date>2020-04-09T01:40:27Z</dc:date>
  </office:meta>
</office:document-meta>
</file>